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21cm"/>
    </style:style>
    <style:style style:name="co6" style:family="table-column">
      <style:table-column-properties fo:break-before="auto" style:column-width="4.704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2.238cm"/>
    </style:style>
    <style:style style:name="co13" style:family="table-column">
      <style:table-column-properties fo:break-before="auto" style:column-width="1.755cm"/>
    </style:style>
    <style:style style:name="co14" style:family="table-column">
      <style:table-column-properties fo:break-before="auto" style:column-width="5.618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7.47cm"/>
    </style:style>
    <style:style style:name="co19" style:family="table-column">
      <style:table-column-properties fo:break-before="auto" style:column-width="23.449cm"/>
    </style:style>
    <style:style style:name="co20" style:family="table-column">
      <style:table-column-properties fo:break-before="auto" style:column-width="1.969cm"/>
    </style:style>
    <style:style style:name="co21" style:family="table-column">
      <style:table-column-properties fo:break-before="auto" style:column-width="3.68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071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table table:name="197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ic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2300606">
            <text:p>2300606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17408">
            <text:p>117408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09120">
            <text:p>509120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637379">
            <text:p>3637379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6386">
            <text:p>236386</text:p>
          </table:table-cell>
        </table:table-row>
        <table:table-row table:style-name="ro2">
          <table:table-cell office:value-type="float" office:value="4113008">
            <text:p>4113008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72661">
            <text:p>172661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08949">
            <text:p>208949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86312">
            <text:p>286312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75915">
            <text:p>375915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523351">
            <text:p>523351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844595">
            <text:p>844595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285577">
            <text:p>1285577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06522">
            <text:p>1406522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10517">
            <text:p>110517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62170">
            <text:p>162170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4510">
            <text:p>234510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90765">
            <text:p>290765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11643">
            <text:p>811643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016380">
            <text:p>1016380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231540">
            <text:p>1231540</text:p>
          </table:table-cell>
        </table:table-row>
        <table:table-row table:style-name="ro2">
          <table:table-cell office:value-type="float" office:value="5958410">
            <text:p>5958410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7912">
            <text:p>127912</text:p>
          </table:table-cell>
        </table:table-row>
        <table:table-row table:style-name="ro2">
          <table:table-cell office:value-type="float" office:value="5019708">
            <text:p>50197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91036">
            <text:p>191036</text:p>
          </table:table-cell>
        </table:table-row>
        <table:table-row table:style-name="ro2">
          <table:table-cell office:value-type="float" office:value="5119113">
            <text:p>51191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38559">
            <text:p>138559</text:p>
          </table:table-cell>
        </table:table-row>
        <table:table-row table:style-name="ro2">
          <table:table-cell office:value-type="float" office:value="4722906">
            <text:p>47229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24646">
            <text:p>124646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68177">
            <text:p>468177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69453">
            <text:p>2669453</text:p>
          </table:table-cell>
        </table:table-row>
        <table:table-row table:style-name="ro2">
          <table:table-cell office:value-type="float" office:value="5315908">
            <text:p>531590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22111">
            <text:p>122111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32519">
            <text:p>132519</text:p>
          </table:table-cell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48895">
            <text:p>248895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8202">
            <text:p>538202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11157">
            <text:p>1311157</text:p>
          </table:table-cell>
        </table:table-row>
        <table:table-row table:style-name="ro2">
          <table:table-cell office:value-type="float" office:value="5712659">
            <text:p>57126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16145">
            <text:p>116145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85297">
            <text:p>185297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6796">
            <text:p>316796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126285">
            <text:p>1126285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29962">
            <text:p>1229962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799325">
            <text:p>1799325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589703">
            <text:p>2589703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0597179">
            <text:p>10597179</text:p>
          </table:table-cell>
        </table:table-row>
        <table:table-row table:style-name="ro2">
          <table:table-cell office:value-type="float" office:value="5661608">
            <text:p>56616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12404">
            <text:p>112404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162737">
            <text:p>1162737</text:p>
          </table:table-cell>
        </table:table-row>
        <table:table-row table:style-name="ro2">
          <table:table-cell office:value-type="float" office:value="7411459">
            <text:p>741145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1872">
            <text:p>131872</text:p>
          </table:table-cell>
        </table:table-row>
        <table:table-row table:style-name="ro2">
          <table:table-cell office:value-type="float" office:value="8421804">
            <text:p>842180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47577">
            <text:p>147577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98962">
            <text:p>498962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40204">
            <text:p>140204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2924">
            <text:p>222924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517918">
            <text:p>5517918</text:p>
          </table:table-cell>
        </table:table-row>
        <table:table-row table:style-name="ro2">
          <table:table-cell office:value-type="float" office:value="8653711">
            <text:p>8653711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3021">
            <text:p>433021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9584">
            <text:p>259584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25384">
            <text:p>125384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41579">
            <text:p>141579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53196">
            <text:p>453196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652394">
            <text:p>1652394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60880">
            <text:p>2160880</text:p>
          </table:table-cell>
        </table:table-row>
        <table:table-row table:style-name="ro2" table:number-rows-repeated="104852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7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931335">
            <text:p>11931335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81023">
            <text:p>1181023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51802">
            <text:p>1551802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950770">
            <text:p>2950770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006059">
            <text:p>1006059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90755">
            <text:p>2790755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05340">
            <text:p>2305340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17564">
            <text:p>1417564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74711">
            <text:p>2474711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32802">
            <text:p>2332802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95469">
            <text:p>3395469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767468">
            <text:p>3767468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042317">
            <text:p>4042317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713944">
            <text:p>11713944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38211">
            <text:p>1238211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637363">
            <text:p>5637363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32346">
            <text:p>2032346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738723">
            <text:p>4738723</text:p>
          </table:table-cell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8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966586">
            <text:p>21966586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447009">
            <text:p>1447009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657854">
            <text:p>1657854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019702">
            <text:p>2019702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28520">
            <text:p>2328520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29021">
            <text:p>3329021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04479">
            <text:p>1304479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980333">
            <text:p>1980333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24986">
            <text:p>2724986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623775">
            <text:p>1623775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797125">
            <text:p>1797125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655806">
            <text:p>3655806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074446">
            <text:p>3074446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67913">
            <text:p>1767913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051521">
            <text:p>3051521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575993">
            <text:p>2575993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179029">
            <text:p>3179029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887544">
            <text:p>3887544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525364">
            <text:p>14525364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00198">
            <text:p>1700198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740296">
            <text:p>5740296</text:p>
          </table:table-cell>
        </table:table-row>
        <table:table-row table:style-name="ro2">
          <table:table-cell office:value-type="float" office:value="6406006">
            <text:p>6406006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57973">
            <text:p>1257973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663340">
            <text:p>1663340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758718">
            <text:p>3758718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7475472">
            <text:p>7475472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85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Default"/>
        <table:table-column table:style-name="co2" table:default-cell-style-name="ce1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6400313">
            <text:p>64003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6752">
            <text:p>106752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8786">
            <text:p>538786</text:p>
          </table:table-cell>
        </table:table-row>
        <table:table-row table:style-name="ro2">
          <table:table-cell office:value-type="float" office:value="6102909">
            <text:p>6102909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93106">
            <text:p>593106</text:p>
          </table:table-cell>
        </table:table-row>
        <table:table-row table:style-name="ro2">
          <table:table-cell office:value-type="float" office:value="6203608">
            <text:p>62036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98067">
            <text:p>598067</text:p>
          </table:table-cell>
        </table:table-row>
        <table:table-row table:style-name="ro2">
          <table:table-cell office:value-type="float" office:value="2400604">
            <text:p>2400604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508947">
            <text:p>508947</text:p>
          </table:table-cell>
        </table:table-row>
        <table:table-row table:style-name="ro2">
          <table:table-cell office:value-type="float" office:value="6303804">
            <text:p>63038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879605">
            <text:p>879605</text:p>
          </table:table-cell>
        </table:table-row>
        <table:table-row table:style-name="ro2">
          <table:table-cell office:value-type="float" office:value="2503004">
            <text:p>25030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949342">
            <text:p>949342</text:p>
          </table:table-cell>
        </table:table-row>
        <table:table-row table:style-name="ro2">
          <table:table-cell office:value-type="float" office:value="2300606">
            <text:p>2300606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315360">
            <text:p>2315360</text:p>
          </table:table-cell>
        </table:table-row>
        <table:table-row table:style-name="ro2">
          <table:table-cell office:value-type="float" office:value="4230011">
            <text:p>42300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02868">
            <text:p>102868</text:p>
          </table:table-cell>
        </table:table-row>
        <table:table-row table:style-name="ro2">
          <table:table-cell office:value-type="float" office:value="2502806">
            <text:p>2502806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73493">
            <text:p>173493</text:p>
          </table:table-cell>
        </table:table-row>
        <table:table-row table:style-name="ro2">
          <table:table-cell office:value-type="float" office:value="4852507">
            <text:p>4852507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191184">
            <text:p>191184</text:p>
          </table:table-cell>
        </table:table-row>
        <table:table-row table:style-name="ro2">
          <table:table-cell office:value-type="float" office:value="6406006">
            <text:p>6406006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622145">
            <text:p>622145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666754">
            <text:p>1666754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153771">
            <text:p>9153771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200882">
            <text:p>2200882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14801">
            <text:p>114801</text:p>
          </table:table-cell>
        </table:table-row>
        <table:table-row table:style-name="ro2">
          <table:table-cell office:value-type="float" office:value="4619278">
            <text:p>4619278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117126">
            <text:p>117126</text:p>
          </table:table-cell>
        </table:table-row>
        <table:table-row table:style-name="ro2">
          <table:table-cell office:value-type="float" office:value="2701803">
            <text:p>2701803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5719">
            <text:p>125719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92371">
            <text:p>192371</text:p>
          </table:table-cell>
        </table:table-row>
        <table:table-row table:style-name="ro2">
          <table:table-cell office:value-type="float" office:value="5010904">
            <text:p>5010904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126348">
            <text:p>1126348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207148">
            <text:p>1207148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20188">
            <text:p>1220188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786456">
            <text:p>1786456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42413">
            <text:p>2342413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915246">
            <text:p>5915246</text:p>
          </table:table-cell>
        </table:table-row>
        <table:table-row table:style-name="ro2">
          <table:table-cell office:value-type="float" office:value="3006938">
            <text:p>3006938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7496">
            <text:p>157496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24913">
            <text:p>324913</text:p>
          </table:table-cell>
        </table:table-row>
        <table:table-row table:style-name="ro2">
          <table:table-cell office:value-type="float" office:value="3009502">
            <text:p>3009502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26550">
            <text:p>126550</text:p>
          </table:table-cell>
        </table:table-row>
        <table:table-row table:style-name="ro2">
          <table:table-cell office:value-type="float" office:value="6808208">
            <text:p>6808208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7386">
            <text:p>127386</text:p>
          </table:table-cell>
        </table:table-row>
        <table:table-row table:style-name="ro2">
          <table:table-cell office:value-type="float" office:value="4216602">
            <text:p>4216602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23016">
            <text:p>123016</text:p>
          </table:table-cell>
        </table:table-row>
        <table:table-row table:style-name="ro2">
          <table:table-cell office:value-type="float" office:value="4722906">
            <text:p>4722906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83766">
            <text:p>183766</text:p>
          </table:table-cell>
        </table:table-row>
        <table:table-row table:style-name="ro2">
          <table:table-cell office:value-type="float" office:value="3413903">
            <text:p>3413903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08940">
            <text:p>208940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5860">
            <text:p>335860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19974">
            <text:p>419974</text:p>
          </table:table-cell>
        </table:table-row>
        <table:table-row table:style-name="ro2">
          <table:table-cell office:value-type="float" office:value="5661608">
            <text:p>56616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6438">
            <text:p>516438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641057">
            <text:p>641057</text:p>
          </table:table-cell>
        </table:table-row>
        <table:table-row table:style-name="ro2">
          <table:table-cell office:value-type="float" office:value="3712403">
            <text:p>3712403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18117">
            <text:p>118117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84764">
            <text:p>284764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64404">
            <text:p>564404</text:p>
          </table:table-cell>
        </table:table-row>
        <table:table-row table:style-name="ro2">
          <table:table-cell office:value-type="float" office:value="5813902">
            <text:p>58139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59777">
            <text:p>259777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28686">
            <text:p>528686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35803">
            <text:p>635803</text:p>
          </table:table-cell>
        </table:table-row>
        <table:table-row table:style-name="ro2">
          <table:table-cell office:value-type="float" office:value="4712502">
            <text:p>47125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685861">
            <text:p>685861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719388">
            <text:p>719388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75805">
            <text:p>2975805</text:p>
          </table:table-cell>
        </table:table-row>
        <table:table-row table:style-name="ro2">
          <table:table-cell office:value-type="float" office:value="5335510">
            <text:p>5335510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22542">
            <text:p>122542</text:p>
          </table:table-cell>
        </table:table-row>
        <table:table-row table:style-name="ro2">
          <table:table-cell office:value-type="float" office:value="5019708">
            <text:p>50197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108">
            <text:p>355108</text:p>
          </table:table-cell>
        </table:table-row>
        <table:table-row table:style-name="ro2">
          <table:table-cell office:value-type="float" office:value="5812064">
            <text:p>5812064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02091">
            <text:p>102091</text:p>
          </table:table-cell>
        </table:table-row>
        <table:table-row table:style-name="ro2">
          <table:table-cell office:value-type="float" office:value="6057815">
            <text:p>60578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2473">
            <text:p>172473</text:p>
          </table:table-cell>
        </table:table-row>
        <table:table-row table:style-name="ro2">
          <table:table-cell office:value-type="float" office:value="5119113">
            <text:p>51191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70696">
            <text:p>470696</text:p>
          </table:table-cell>
        </table:table-row>
        <table:table-row table:style-name="ro2">
          <table:table-cell office:value-type="float" office:value="5217065">
            <text:p>5217065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149949">
            <text:p>149949</text:p>
          </table:table-cell>
        </table:table-row>
        <table:table-row table:style-name="ro2">
          <table:table-cell office:value-type="float" office:value="4113008">
            <text:p>4113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8868">
            <text:p>238868</text:p>
          </table:table-cell>
        </table:table-row>
        <table:table-row table:style-name="ro2">
          <table:table-cell office:value-type="float" office:value="5315908">
            <text:p>53159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44847">
            <text:p>344847</text:p>
          </table:table-cell>
        </table:table-row>
        <table:table-row table:style-name="ro2">
          <table:table-cell office:value-type="float" office:value="3914209">
            <text:p>3914209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082353">
            <text:p>1082353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554378">
            <text:p>1554378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225825">
            <text:p>3225825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830134">
            <text:p>4830134</text:p>
          </table:table-cell>
        </table:table-row>
        <table:table-row table:style-name="ro2">
          <table:table-cell office:value-type="float" office:value="5631710">
            <text:p>56317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41741">
            <text:p>241741</text:p>
          </table:table-cell>
        </table:table-row>
        <table:table-row table:style-name="ro2">
          <table:table-cell office:value-type="float" office:value="6008859">
            <text:p>6008859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28359">
            <text:p>428359</text:p>
          </table:table-cell>
        </table:table-row>
        <table:table-row table:style-name="ro2">
          <table:table-cell office:value-type="float" office:value="6254610">
            <text:p>62546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45761">
            <text:p>445761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7312">
            <text:p>297312</text:p>
          </table:table-cell>
        </table:table-row>
        <table:table-row table:style-name="ro2">
          <table:table-cell office:value-type="float" office:value="6350616">
            <text:p>63506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00133">
            <text:p>400133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05076">
            <text:p>405076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0765">
            <text:p>200765</text:p>
          </table:table-cell>
        </table:table-row>
        <table:table-row table:style-name="ro2">
          <table:table-cell office:value-type="float" office:value="6436910">
            <text:p>64369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32722">
            <text:p>232722</text:p>
          </table:table-cell>
        </table:table-row>
        <table:table-row table:style-name="ro2">
          <table:table-cell office:value-type="float" office:value="7242310">
            <text:p>72423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68112">
            <text:p>268112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05319">
            <text:p>505319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720933">
            <text:p>4720933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031635">
            <text:p>6031635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46278">
            <text:p>246278</text:p>
          </table:table-cell>
        </table:table-row>
        <table:table-row table:style-name="ro2">
          <table:table-cell office:value-type="float" office:value="6627378">
            <text:p>6627378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813319">
            <text:p>813319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48675">
            <text:p>1048675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087357">
            <text:p>1087357</text:p>
          </table:table-cell>
        </table:table-row>
        <table:table-row table:style-name="ro2">
          <table:table-cell office:value-type="float" office:value="5515558">
            <text:p>551555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25019">
            <text:p>125019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148736">
            <text:p>148736</text:p>
          </table:table-cell>
        </table:table-row>
        <table:table-row table:style-name="ro2">
          <table:table-cell office:value-type="float" office:value="8513264">
            <text:p>8513264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95319">
            <text:p>195319</text:p>
          </table:table-cell>
        </table:table-row>
        <table:table-row table:style-name="ro2">
          <table:table-cell office:value-type="float" office:value="8307261">
            <text:p>83072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231289">
            <text:p>231289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3533">
            <text:p>263533</text:p>
          </table:table-cell>
        </table:table-row>
        <table:table-row table:style-name="ro2">
          <table:table-cell office:value-type="float" office:value="5712659">
            <text:p>57126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716767">
            <text:p>716767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914430">
            <text:p>914430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3616550">
            <text:p>3616550</text:p>
          </table:table-cell>
        </table:table-row>
        <table:table-row table:style-name="ro2">
          <table:table-cell office:value-type="float" office:value="7059810">
            <text:p>70598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8450">
            <text:p>118450</text:p>
          </table:table-cell>
        </table:table-row>
        <table:table-row table:style-name="ro2">
          <table:table-cell office:value-type="float" office:value="6121108">
            <text:p>6121108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60396">
            <text:p>560396</text:p>
          </table:table-cell>
        </table:table-row>
        <table:table-row table:style-name="ro2">
          <table:table-cell office:value-type="float" office:value="8809610">
            <text:p>88096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73067">
            <text:p>573067</text:p>
          </table:table-cell>
        </table:table-row>
        <table:table-row table:style-name="ro2">
          <table:table-cell office:value-type="float" office:value="8512206">
            <text:p>8512206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721036">
            <text:p>721036</text:p>
          </table:table-cell>
        </table:table-row>
        <table:table-row table:style-name="ro2">
          <table:table-cell office:value-type="float" office:value="7616404">
            <text:p>7616404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005922">
            <text:p>1005922</text:p>
          </table:table-cell>
        </table:table-row>
        <table:table-row table:style-name="ro2">
          <table:table-cell office:value-type="float" office:value="4812105">
            <text:p>4812105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550397">
            <text:p>5550397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451901">
            <text:p>15451901</text:p>
          </table:table-cell>
        </table:table-row>
        <table:table-row table:style-name="ro2">
          <table:table-cell office:value-type="float" office:value="7050908">
            <text:p>7050908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69149">
            <text:p>269149</text:p>
          </table:table-cell>
        </table:table-row>
        <table:table-row table:style-name="ro2">
          <table:table-cell office:value-type="float" office:value="7091714">
            <text:p>7091714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78607">
            <text:p>578607</text:p>
          </table:table-cell>
        </table:table-row>
        <table:table-row table:style-name="ro2">
          <table:table-cell office:value-type="float" office:value="8553515">
            <text:p>85535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113109">
            <text:p>113109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171906">
            <text:p>171906</text:p>
          </table:table-cell>
        </table:table-row>
        <table:table-row table:style-name="ro2">
          <table:table-cell office:value-type="float" office:value="4750709">
            <text:p>47507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96485">
            <text:p>196485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201024">
            <text:p>201024</text:p>
          </table:table-cell>
        </table:table-row>
        <table:table-row table:style-name="ro2">
          <table:table-cell office:value-type="float" office:value="5761309">
            <text:p>57613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40057">
            <text:p>340057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403065">
            <text:p>403065</text:p>
          </table:table-cell>
        </table:table-row>
        <table:table-row table:style-name="ro2">
          <table:table-cell office:value-type="float" office:value="5958410">
            <text:p>59584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460088">
            <text:p>460088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556162">
            <text:p>556162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682553">
            <text:p>682553</text:p>
          </table:table-cell>
        </table:table-row>
        <table:table-row table:style-name="ro2">
          <table:table-cell office:value-type="float" office:value="8653711">
            <text:p>86537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787349">
            <text:p>1787349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2484657">
            <text:p>2484657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862450">
            <text:p>3862450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947487">
            <text:p>3947487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750205">
            <text:p>4750205</text:p>
          </table:table-cell>
        </table:table-row>
        <table:table-row table:style-name="ro2">
          <table:table-cell office:value-type="float" office:value="6668184">
            <text:p>666818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17876">
            <text:p>3117876</text:p>
          </table:table-cell>
          <table:table-cell office:value-type="string">
            <text:p>CONFINS</text:p>
          </table:table-cell>
          <table:table-cell office:value-type="float" office:value="4930671">
            <text:p>4930671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7224902">
            <text:p>7224902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865080">
            <text:p>10865080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3740934">
            <text:p>33740934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9838542">
            <text:p>49838542</text:p>
          </table:table-cell>
        </table:table-row>
        <table:table-row table:style-name="ro2">
          <table:table-cell office:value-type="float" office:value="7411459">
            <text:p>741145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023051">
            <text:p>2023051</text:p>
          </table:table-cell>
        </table:table-row>
        <table:table-row table:style-name="ro2">
          <table:table-cell office:value-type="float" office:value="8215206">
            <text:p>8215206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04161">
            <text:p>104161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64208">
            <text:p>364208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32604">
            <text:p>632604</text:p>
          </table:table-cell>
        </table:table-row>
        <table:table-row table:style-name="ro2">
          <table:table-cell office:value-type="float" office:value="9505515">
            <text:p>95055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5001">
            <text:p>105001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85263">
            <text:p>285263</text:p>
          </table:table-cell>
        </table:table-row>
        <table:table-row table:style-name="ro2">
          <table:table-cell office:value-type="float" office:value="8312309">
            <text:p>8312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24138">
            <text:p>424138</text:p>
          </table:table-cell>
        </table:table-row>
        <table:table-row table:style-name="ro2">
          <table:table-cell office:value-type="float" office:value="7714909">
            <text:p>77149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664067">
            <text:p>664067</text:p>
          </table:table-cell>
        </table:table-row>
        <table:table-row table:style-name="ro2">
          <table:table-cell office:value-type="float" office:value="6619302">
            <text:p>6619302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12707">
            <text:p>212707</text:p>
          </table:table-cell>
        </table:table-row>
        <table:table-row table:style-name="ro2">
          <table:table-cell office:value-type="float" office:value="6926508">
            <text:p>69265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77454">
            <text:p>377454</text:p>
          </table:table-cell>
        </table:table-row>
        <table:table-row table:style-name="ro2">
          <table:table-cell office:value-type="float" office:value="8421804">
            <text:p>8421804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82682">
            <text:p>382682</text:p>
          </table:table-cell>
        </table:table-row>
        <table:table-row table:style-name="ro2">
          <table:table-cell office:value-type="float" office:value="7824404">
            <text:p>7824404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970940">
            <text:p>970940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417232">
            <text:p>8417232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303291">
            <text:p>11303291</text:p>
          </table:table-cell>
        </table:table-row>
        <table:table-row table:style-name="ro2">
          <table:table-cell office:value-type="float" office:value="10005911">
            <text:p>10005911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104745">
            <text:p>104745</text:p>
          </table:table-cell>
        </table:table-row>
        <table:table-row table:style-name="ro2">
          <table:table-cell office:value-type="float" office:value="6203105">
            <text:p>6203105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474475">
            <text:p>474475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55010">
            <text:p>3555010</text:p>
          </table:table-cell>
        </table:table-row>
        <table:table-row table:style-name="ro2">
          <table:table-cell office:value-type="float" office:value="8407960">
            <text:p>8407960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52745">
            <text:p>452745</text:p>
          </table:table-cell>
        </table:table-row>
        <table:table-row table:style-name="ro2">
          <table:table-cell office:value-type="float" office:value="10403511">
            <text:p>10403511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64530">
            <text:p>464530</text:p>
          </table:table-cell>
        </table:table-row>
        <table:table-row table:style-name="ro2">
          <table:table-cell office:value-type="float" office:value="10106107">
            <text:p>10106107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498354">
            <text:p>498354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700214">
            <text:p>700214</text:p>
          </table:table-cell>
        </table:table-row>
        <table:table-row table:style-name="ro2">
          <table:table-cell office:value-type="float" office:value="8004410">
            <text:p>80044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16263">
            <text:p>116263</text:p>
          </table:table-cell>
        </table:table-row>
        <table:table-row table:style-name="ro2">
          <table:table-cell office:value-type="float" office:value="6805644">
            <text:p>680564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204934">
            <text:p>204934</text:p>
          </table:table-cell>
        </table:table-row>
        <table:table-row table:style-name="ro2">
          <table:table-cell office:value-type="float" office:value="7405410">
            <text:p>74054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215377">
            <text:p>215377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96349">
            <text:p>296349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44864">
            <text:p>344864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28665">
            <text:p>428665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570110">
            <text:p>6570110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902736">
            <text:p>8902736</text:p>
          </table:table-cell>
        </table:table-row>
        <table:table-row table:style-name="ro2" table:number-rows-repeated="104843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90" table:style-name="ta1">
        <table:table-column table:style-name="co1" table:default-cell-style-name="ce1"/>
        <table:table-column table:style-name="co2" table:default-cell-style-name="ce1"/>
        <table:table-column table:style-name="co7" table:default-cell-style-name="Default"/>
        <table:table-column table:style-name="co2" table:default-cell-style-name="ce1"/>
        <table:table-column table:style-name="co8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4404762">
            <text:p>4404762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9842">
            <text:p>139842</text:p>
          </table:table-cell>
        </table:table-row>
        <table:table-row table:style-name="ro2">
          <table:table-cell office:value-type="float" office:value="6208607">
            <text:p>6208607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425349">
            <text:p>425349</text:p>
          </table:table-cell>
        </table:table-row>
        <table:table-row table:style-name="ro2">
          <table:table-cell office:value-type="float" office:value="2300705">
            <text:p>2300705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656852">
            <text:p>656852</text:p>
          </table:table-cell>
        </table:table-row>
        <table:table-row table:style-name="ro2">
          <table:table-cell office:value-type="float" office:value="5206909">
            <text:p>5206909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499182">
            <text:p>1499182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145594">
            <text:p>6145594</text:p>
          </table:table-cell>
        </table:table-row>
        <table:table-row table:style-name="ro2">
          <table:table-cell office:value-type="float" office:value="5307204">
            <text:p>53072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308370">
            <text:p>308370</text:p>
          </table:table-cell>
        </table:table-row>
        <table:table-row table:style-name="ro2">
          <table:table-cell office:value-type="float" office:value="2807907">
            <text:p>2807907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137407">
            <text:p>137407</text:p>
          </table:table-cell>
        </table:table-row>
        <table:table-row table:style-name="ro2">
          <table:table-cell office:value-type="float" office:value="3413903">
            <text:p>34139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66270">
            <text:p>266270</text:p>
          </table:table-cell>
        </table:table-row>
        <table:table-row table:style-name="ro2">
          <table:table-cell office:value-type="float" office:value="2503103">
            <text:p>25031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318092">
            <text:p>318092</text:p>
          </table:table-cell>
        </table:table-row>
        <table:table-row table:style-name="ro2">
          <table:table-cell office:value-type="float" office:value="2603812">
            <text:p>2603812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30140">
            <text:p>1330140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654812">
            <text:p>1654812</text:p>
          </table:table-cell>
        </table:table-row>
        <table:table-row table:style-name="ro2">
          <table:table-cell office:value-type="float" office:value="4950408">
            <text:p>4950408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77548">
            <text:p>677548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482669">
            <text:p>2482669</text:p>
          </table:table-cell>
        </table:table-row>
        <table:table-row table:style-name="ro2">
          <table:table-cell office:value-type="float" office:value="2601607">
            <text:p>2601607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03967">
            <text:p>103967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53428">
            <text:p>153428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136745">
            <text:p>1136745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50873">
            <text:p>1450873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983443">
            <text:p>1983443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11056">
            <text:p>3111056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691821">
            <text:p>4691821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6582302">
            <text:p>6582302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74424">
            <text:p>174424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51254">
            <text:p>551254</text:p>
          </table:table-cell>
        </table:table-row>
        <table:table-row table:style-name="ro2">
          <table:table-cell office:value-type="float" office:value="4216602">
            <text:p>4216602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75212">
            <text:p>175212</text:p>
          </table:table-cell>
        </table:table-row>
        <table:table-row table:style-name="ro2">
          <table:table-cell office:value-type="float" office:value="5661608">
            <text:p>56616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88161">
            <text:p>188161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27769">
            <text:p>327769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603411">
            <text:p>603411</text:p>
          </table:table-cell>
        </table:table-row>
        <table:table-row table:style-name="ro2">
          <table:table-cell office:value-type="float" office:value="5515558">
            <text:p>5515558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26043">
            <text:p>126043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90494">
            <text:p>490494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55184">
            <text:p>555184</text:p>
          </table:table-cell>
        </table:table-row>
        <table:table-row table:style-name="ro2">
          <table:table-cell office:value-type="float" office:value="6619302">
            <text:p>66193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10587">
            <text:p>110587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42479">
            <text:p>542479</text:p>
          </table:table-cell>
        </table:table-row>
        <table:table-row table:style-name="ro2">
          <table:table-cell office:value-type="float" office:value="4915933">
            <text:p>491593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473620">
            <text:p>1473620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250556">
            <text:p>2250556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334961">
            <text:p>6334961</text:p>
          </table:table-cell>
        </table:table-row>
        <table:table-row table:style-name="ro2">
          <table:table-cell office:value-type="float" office:value="5707808">
            <text:p>57078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44292">
            <text:p>644292</text:p>
          </table:table-cell>
        </table:table-row>
        <table:table-row table:style-name="ro2">
          <table:table-cell office:value-type="float" office:value="4707651">
            <text:p>47076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704284">
            <text:p>704284</text:p>
          </table:table-cell>
        </table:table-row>
        <table:table-row table:style-name="ro2">
          <table:table-cell office:value-type="float" office:value="5953559">
            <text:p>59535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90802">
            <text:p>890802</text:p>
          </table:table-cell>
        </table:table-row>
        <table:table-row table:style-name="ro2">
          <table:table-cell office:value-type="float" office:value="5115542">
            <text:p>5115542</text:p>
          </table:table-cell>
          <table:table-cell office:value-type="float" office:value="2504009">
            <text:p>2504009</text:p>
          </table:table-cell>
          <table:table-cell office:value-type="string">
            <text:p>CAMPINA GRAND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23370">
            <text:p>123370</text:p>
          </table:table-cell>
        </table:table-row>
        <table:table-row table:style-name="ro2">
          <table:table-cell office:value-type="float" office:value="5806364">
            <text:p>5806364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53241">
            <text:p>253241</text:p>
          </table:table-cell>
        </table:table-row>
        <table:table-row table:style-name="ro2">
          <table:table-cell office:value-type="float" office:value="4822534">
            <text:p>482253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03440">
            <text:p>103440</text:p>
          </table:table-cell>
        </table:table-row>
        <table:table-row table:style-name="ro2">
          <table:table-cell office:value-type="float" office:value="6926435">
            <text:p>6926435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84792">
            <text:p>184792</text:p>
          </table:table-cell>
        </table:table-row>
        <table:table-row table:style-name="ro2">
          <table:table-cell office:value-type="float" office:value="5222634">
            <text:p>522263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202742">
            <text:p>202742</text:p>
          </table:table-cell>
        </table:table-row>
        <table:table-row table:style-name="ro2">
          <table:table-cell office:value-type="float" office:value="4722833">
            <text:p>472283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56779">
            <text:p>256779</text:p>
          </table:table-cell>
        </table:table-row>
        <table:table-row table:style-name="ro2">
          <table:table-cell office:value-type="float" office:value="7911641">
            <text:p>791164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48626">
            <text:p>448626</text:p>
          </table:table-cell>
        </table:table-row>
        <table:table-row table:style-name="ro2">
          <table:table-cell office:value-type="float" office:value="4112935">
            <text:p>4112935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49043">
            <text:p>449043</text:p>
          </table:table-cell>
        </table:table-row>
        <table:table-row table:style-name="ro2">
          <table:table-cell office:value-type="float" office:value="5113340">
            <text:p>5113340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689921">
            <text:p>689921</text:p>
          </table:table-cell>
        </table:table-row>
        <table:table-row table:style-name="ro2">
          <table:table-cell office:value-type="float" office:value="5014784">
            <text:p>501478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700950">
            <text:p>700950</text:p>
          </table:table-cell>
        </table:table-row>
        <table:table-row table:style-name="ro2">
          <table:table-cell office:value-type="float" office:value="3914136">
            <text:p>391413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65649">
            <text:p>1165649</text:p>
          </table:table-cell>
        </table:table-row>
        <table:table-row table:style-name="ro2">
          <table:table-cell office:value-type="float" office:value="5538941">
            <text:p>553894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398385">
            <text:p>5398385</text:p>
          </table:table-cell>
        </table:table-row>
        <table:table-row table:style-name="ro2">
          <table:table-cell office:value-type="float" office:value="6161841">
            <text:p>616184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924064">
            <text:p>7924064</text:p>
          </table:table-cell>
        </table:table-row>
        <table:table-row table:style-name="ro2">
          <table:table-cell office:value-type="float" office:value="6012258">
            <text:p>601225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3345">
            <text:p>413345</text:p>
          </table:table-cell>
        </table:table-row>
        <table:table-row table:style-name="ro2">
          <table:table-cell office:value-type="float" office:value="5635109">
            <text:p>5635109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16455">
            <text:p>416455</text:p>
          </table:table-cell>
        </table:table-row>
        <table:table-row table:style-name="ro2">
          <table:table-cell office:value-type="float" office:value="5319234">
            <text:p>5319234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76498">
            <text:p>476498</text:p>
          </table:table-cell>
        </table:table-row>
        <table:table-row table:style-name="ro2">
          <table:table-cell office:value-type="float" office:value="5411841">
            <text:p>5411841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53247">
            <text:p>253247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82127">
            <text:p>182127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04401">
            <text:p>304401</text:p>
          </table:table-cell>
        </table:table-row>
        <table:table-row table:style-name="ro2">
          <table:table-cell office:value-type="float" office:value="4428810">
            <text:p>44288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23969">
            <text:p>123969</text:p>
          </table:table-cell>
        </table:table-row>
        <table:table-row table:style-name="ro2">
          <table:table-cell office:value-type="float" office:value="5330659">
            <text:p>533065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46460">
            <text:p>146460</text:p>
          </table:table-cell>
        </table:table-row>
        <table:table-row table:style-name="ro2">
          <table:table-cell office:value-type="float" office:value="4230011">
            <text:p>4230011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61612">
            <text:p>161612</text:p>
          </table:table-cell>
        </table:table-row>
        <table:table-row table:style-name="ro2">
          <table:table-cell office:value-type="float" office:value="6132717">
            <text:p>6132717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85263">
            <text:p>185263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428396">
            <text:p>428396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01196">
            <text:p>501196</text:p>
          </table:table-cell>
        </table:table-row>
        <table:table-row table:style-name="ro2">
          <table:table-cell office:value-type="float" office:value="5038708">
            <text:p>50387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18532">
            <text:p>518532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9742">
            <text:p>539742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142546">
            <text:p>1142546</text:p>
          </table:table-cell>
        </table:table-row>
        <table:table-row table:style-name="ro2">
          <table:table-cell office:value-type="float" office:value="4420479">
            <text:p>442047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684982">
            <text:p>2684982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1501">
            <text:p>111501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40073">
            <text:p>140073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23761">
            <text:p>823761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12880">
            <text:p>1312880</text:p>
          </table:table-cell>
        </table:table-row>
        <table:table-row table:style-name="ro2">
          <table:table-cell office:value-type="float" office:value="6218163">
            <text:p>6218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117288">
            <text:p>117288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42985">
            <text:p>342985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80268">
            <text:p>380268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732849">
            <text:p>732849</text:p>
          </table:table-cell>
        </table:table-row>
        <table:table-row table:style-name="ro2">
          <table:table-cell office:value-type="float" office:value="8412959">
            <text:p>84129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780060">
            <text:p>780060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1062812">
            <text:p>1062812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011460">
            <text:p>2011460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157938">
            <text:p>2157938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343434">
            <text:p>2343434</text:p>
          </table:table-cell>
        </table:table-row>
        <table:table-row table:style-name="ro2">
          <table:table-cell office:value-type="float" office:value="5916090">
            <text:p>591609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711513">
            <text:p>5711513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837939">
            <text:p>6837939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8971200">
            <text:p>8971200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0660448">
            <text:p>10660448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79087">
            <text:p>479087</text:p>
          </table:table-cell>
        </table:table-row>
        <table:table-row table:style-name="ro2">
          <table:table-cell office:value-type="float" office:value="4750808">
            <text:p>47508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54189">
            <text:p>154189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21374">
            <text:p>221374</text:p>
          </table:table-cell>
        </table:table-row>
        <table:table-row table:style-name="ro2">
          <table:table-cell office:value-type="float" office:value="6161409">
            <text:p>61614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243290">
            <text:p>243290</text:p>
          </table:table-cell>
        </table:table-row>
        <table:table-row table:style-name="ro2">
          <table:table-cell office:value-type="float" office:value="5761309">
            <text:p>57613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476378">
            <text:p>476378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556065">
            <text:p>556065</text:p>
          </table:table-cell>
        </table:table-row>
        <table:table-row table:style-name="ro2">
          <table:table-cell office:value-type="float" office:value="6350616">
            <text:p>63506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626504">
            <text:p>626504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779892">
            <text:p>779892</text:p>
          </table:table-cell>
        </table:table-row>
        <table:table-row table:style-name="ro2">
          <table:table-cell office:value-type="float" office:value="6258009">
            <text:p>62580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841976">
            <text:p>841976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215529">
            <text:p>4215529</text:p>
          </table:table-cell>
        </table:table-row>
        <table:table-row table:style-name="ro2">
          <table:table-cell office:value-type="float" office:value="6668184">
            <text:p>666818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248821">
            <text:p>5248821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2255265">
            <text:p>12255265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508321">
            <text:p>12508321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461007">
            <text:p>43461007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70297091">
            <text:p>70297091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53336">
            <text:p>4353336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9395">
            <text:p>329395</text:p>
          </table:table-cell>
        </table:table-row>
        <table:table-row table:style-name="ro2">
          <table:table-cell office:value-type="float" office:value="8330913">
            <text:p>8330913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39200">
            <text:p>439200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61636">
            <text:p>461636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69454">
            <text:p>669454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223632">
            <text:p>223632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72210">
            <text:p>272210</text:p>
          </table:table-cell>
        </table:table-row>
        <table:table-row table:style-name="ro2">
          <table:table-cell office:value-type="float" office:value="5617505">
            <text:p>5617505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82405">
            <text:p>282405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04125">
            <text:p>504125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564581">
            <text:p>15564581</text:p>
          </table:table-cell>
        </table:table-row>
        <table:table-row table:style-name="ro2">
          <table:table-cell office:value-type="float" office:value="8307261">
            <text:p>8307261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08188">
            <text:p>208188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57668">
            <text:p>1157668</text:p>
          </table:table-cell>
        </table:table-row>
        <table:table-row table:style-name="ro2">
          <table:table-cell office:value-type="float" office:value="8553515">
            <text:p>8553515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03391">
            <text:p>103391</text:p>
          </table:table-cell>
        </table:table-row>
        <table:table-row table:style-name="ro2">
          <table:table-cell office:value-type="float" office:value="10317109">
            <text:p>10317109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49398">
            <text:p>249398</text:p>
          </table:table-cell>
        </table:table-row>
        <table:table-row table:style-name="ro2">
          <table:table-cell office:value-type="float" office:value="10111106">
            <text:p>10111106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6631">
            <text:p>356631</text:p>
          </table:table-cell>
        </table:table-row>
        <table:table-row table:style-name="ro2">
          <table:table-cell office:value-type="float" office:value="8658710">
            <text:p>8658710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59471">
            <text:p>2259471</text:p>
          </table:table-cell>
        </table:table-row>
        <table:table-row table:style-name="ro2">
          <table:table-cell office:value-type="float" office:value="6411005">
            <text:p>6411005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627908">
            <text:p>5627908</text:p>
          </table:table-cell>
        </table:table-row>
        <table:table-row table:style-name="ro2">
          <table:table-cell office:value-type="float" office:value="8513264">
            <text:p>8513264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75318">
            <text:p>975318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42825">
            <text:p>2442825</text:p>
          </table:table-cell>
        </table:table-row>
        <table:table-row table:style-name="ro2">
          <table:table-cell office:value-type="float" office:value="7911209">
            <text:p>79112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157628">
            <text:p>157628</text:p>
          </table:table-cell>
        </table:table-row>
        <table:table-row table:style-name="ro2">
          <table:table-cell office:value-type="float" office:value="6700208">
            <text:p>67002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70565">
            <text:p>170565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88537">
            <text:p>188537</text:p>
          </table:table-cell>
        </table:table-row>
        <table:table-row table:style-name="ro2">
          <table:table-cell office:value-type="float" office:value="10408510">
            <text:p>10408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99955">
            <text:p>399955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01179">
            <text:p>601179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714118">
            <text:p>714118</text:p>
          </table:table-cell>
        </table:table-row>
        <table:table-row table:style-name="ro2">
          <table:table-cell office:value-type="float" office:value="6805412">
            <text:p>6805412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750771">
            <text:p>750771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160034">
            <text:p>1160034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839723">
            <text:p>8839723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0541493">
            <text:p>10541493</text:p>
          </table:table-cell>
        </table:table-row>
        <table:table-row table:style-name="ro2" table:number-rows-repeated="10484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1995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0" table:default-cell-style-name="Default"/>
        <table:table-column table:style-name="co1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833754">
            <text:p>833754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985124">
            <text:p>985124</text:p>
          </table:table-cell>
        </table:table-row>
        <table:table-row table:style-name="ro2">
          <table:table-cell office:value-type="float" office:value="5206909">
            <text:p>5206909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970687">
            <text:p>970687</text:p>
          </table:table-cell>
        </table:table-row>
        <table:table-row table:style-name="ro2">
          <table:table-cell office:value-type="float" office:value="5307204">
            <text:p>5307204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489359">
            <text:p>1489359</text:p>
          </table:table-cell>
        </table:table-row>
        <table:table-row table:style-name="ro2">
          <table:table-cell office:value-type="float" office:value="2401109">
            <text:p>2401109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609">
            <text:p>1200609</text:p>
          </table:table-cell>
          <table:table-cell office:value-type="string">
            <text:p>TARAUACÁ</text:p>
          </table:table-cell>
          <table:table-cell office:value-type="float" office:value="123196">
            <text:p>123196</text:p>
          </table:table-cell>
        </table:table-row>
        <table:table-row table:style-name="ro2">
          <table:table-cell office:value-type="float" office:value="2300705">
            <text:p>2300705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99205">
            <text:p>199205</text:p>
          </table:table-cell>
        </table:table-row>
        <table:table-row table:style-name="ro2">
          <table:table-cell office:value-type="float" office:value="2503103">
            <text:p>2503103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2890">
            <text:p>232890</text:p>
          </table:table-cell>
        </table:table-row>
        <table:table-row table:style-name="ro2">
          <table:table-cell office:value-type="float" office:value="2400703">
            <text:p>2400703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433300">
            <text:p>433300</text:p>
          </table:table-cell>
        </table:table-row>
        <table:table-row table:style-name="ro2">
          <table:table-cell office:value-type="float" office:value="2603812">
            <text:p>2603812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06923">
            <text:p>106923</text:p>
          </table:table-cell>
        </table:table-row>
        <table:table-row table:style-name="ro2">
          <table:table-cell office:value-type="float" office:value="2602616">
            <text:p>2602616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748499">
            <text:p>748499</text:p>
          </table:table-cell>
        </table:table-row>
        <table:table-row table:style-name="ro2">
          <table:table-cell office:value-type="float" office:value="5410907">
            <text:p>5410907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120325">
            <text:p>120325</text:p>
          </table:table-cell>
        </table:table-row>
        <table:table-row table:style-name="ro2">
          <table:table-cell office:value-type="float" office:value="3514010">
            <text:p>351401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22223">
            <text:p>122223</text:p>
          </table:table-cell>
        </table:table-row>
        <table:table-row table:style-name="ro2">
          <table:table-cell office:value-type="float" office:value="2606665">
            <text:p>260666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166092">
            <text:p>166092</text:p>
          </table:table-cell>
        </table:table-row>
        <table:table-row table:style-name="ro2">
          <table:table-cell office:value-type="float" office:value="3413903">
            <text:p>34139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6999">
            <text:p>236999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972394">
            <text:p>972394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196555">
            <text:p>1196555</text:p>
          </table:table-cell>
        </table:table-row>
        <table:table-row table:style-name="ro2">
          <table:table-cell office:value-type="float" office:value="4821403">
            <text:p>48214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7966626">
            <text:p>87966626</text:p>
          </table:table-cell>
        </table:table-row>
        <table:table-row table:style-name="ro2">
          <table:table-cell office:value-type="float" office:value="6700208">
            <text:p>6700208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60726">
            <text:p>160726</text:p>
          </table:table-cell>
        </table:table-row>
        <table:table-row table:style-name="ro2">
          <table:table-cell office:value-type="float" office:value="3001905">
            <text:p>3001905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8862">
            <text:p>158862</text:p>
          </table:table-cell>
        </table:table-row>
        <table:table-row table:style-name="ro2">
          <table:table-cell office:value-type="float" office:value="6710109">
            <text:p>67101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13491">
            <text:p>113491</text:p>
          </table:table-cell>
        </table:table-row>
        <table:table-row table:style-name="ro2">
          <table:table-cell office:value-type="float" office:value="3006938">
            <text:p>3006938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33733">
            <text:p>133733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275579">
            <text:p>275579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897367">
            <text:p>897367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137788">
            <text:p>1137788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103663">
            <text:p>2103663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61119">
            <text:p>5261119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8211">
            <text:p>168211</text:p>
          </table:table-cell>
        </table:table-row>
        <table:table-row table:style-name="ro2">
          <table:table-cell office:value-type="float" office:value="3007409">
            <text:p>3007409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243255">
            <text:p>243255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73565">
            <text:p>473565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065288">
            <text:p>2065288</text:p>
          </table:table-cell>
        </table:table-row>
        <table:table-row table:style-name="ro2">
          <table:table-cell office:value-type="float" office:value="7405410">
            <text:p>7405410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66180">
            <text:p>166180</text:p>
          </table:table-cell>
        </table:table-row>
        <table:table-row table:style-name="ro2">
          <table:table-cell office:value-type="float" office:value="5729801">
            <text:p>57298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4532">
            <text:p>144532</text:p>
          </table:table-cell>
        </table:table-row>
        <table:table-row table:style-name="ro2">
          <table:table-cell office:value-type="float" office:value="4322301">
            <text:p>43223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78072">
            <text:p>378072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28596">
            <text:p>1328596</text:p>
          </table:table-cell>
        </table:table-row>
        <table:table-row table:style-name="ro2">
          <table:table-cell office:value-type="float" office:value="5847802">
            <text:p>5847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172110">
            <text:p>172110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13126">
            <text:p>413126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458543">
            <text:p>458543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731776">
            <text:p>731776</text:p>
          </table:table-cell>
        </table:table-row>
        <table:table-row table:style-name="ro2">
          <table:table-cell office:value-type="float" office:value="4707651">
            <text:p>4707651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769758">
            <text:p>769758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65846">
            <text:p>1065846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06216">
            <text:p>2106216</text:p>
          </table:table-cell>
        </table:table-row>
        <table:table-row table:style-name="ro2">
          <table:table-cell office:value-type="float" office:value="5823200">
            <text:p>58232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578319">
            <text:p>6578319</text:p>
          </table:table-cell>
        </table:table-row>
        <table:table-row table:style-name="ro2">
          <table:table-cell office:value-type="float" office:value="7703359">
            <text:p>77033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6609">
            <text:p>106609</text:p>
          </table:table-cell>
        </table:table-row>
        <table:table-row table:style-name="ro2">
          <table:table-cell office:value-type="float" office:value="5330659">
            <text:p>53306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82958">
            <text:p>282958</text:p>
          </table:table-cell>
        </table:table-row>
        <table:table-row table:style-name="ro2">
          <table:table-cell office:value-type="float" office:value="5014857">
            <text:p>5014857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628809">
            <text:p>628809</text:p>
          </table:table-cell>
        </table:table-row>
        <table:table-row table:style-name="ro2">
          <table:table-cell office:value-type="float" office:value="5707808">
            <text:p>570780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28915">
            <text:p>628915</text:p>
          </table:table-cell>
        </table:table-row>
        <table:table-row table:style-name="ro2">
          <table:table-cell office:value-type="float" office:value="5922051">
            <text:p>59220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92620">
            <text:p>1592620</text:p>
          </table:table-cell>
        </table:table-row>
        <table:table-row table:style-name="ro2">
          <table:table-cell office:value-type="float" office:value="5113413">
            <text:p>51134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8473">
            <text:p>158473</text:p>
          </table:table-cell>
        </table:table-row>
        <table:table-row table:style-name="ro2">
          <table:table-cell office:value-type="float" office:value="5806364">
            <text:p>5806364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00017">
            <text:p>300017</text:p>
          </table:table-cell>
        </table:table-row>
        <table:table-row table:style-name="ro2">
          <table:table-cell office:value-type="float" office:value="6020607">
            <text:p>6020607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46615">
            <text:p>346615</text:p>
          </table:table-cell>
        </table:table-row>
        <table:table-row table:style-name="ro2">
          <table:table-cell office:value-type="float" office:value="7911209">
            <text:p>7911209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1390">
            <text:p>231390</text:p>
          </table:table-cell>
        </table:table-row>
        <table:table-row table:style-name="ro2">
          <table:table-cell office:value-type="float" office:value="5222634">
            <text:p>5222634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1080">
            <text:p>291080</text:p>
          </table:table-cell>
        </table:table-row>
        <table:table-row table:style-name="ro2">
          <table:table-cell office:value-type="float" office:value="6161409">
            <text:p>6161409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80514">
            <text:p>680514</text:p>
          </table:table-cell>
        </table:table-row>
        <table:table-row table:style-name="ro2">
          <table:table-cell office:value-type="float" office:value="4722902">
            <text:p>4722902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17098">
            <text:p>117098</text:p>
          </table:table-cell>
        </table:table-row>
        <table:table-row table:style-name="ro2">
          <table:table-cell office:value-type="float" office:value="4113004">
            <text:p>4113004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33686">
            <text:p>133686</text:p>
          </table:table-cell>
        </table:table-row>
        <table:table-row table:style-name="ro2">
          <table:table-cell office:value-type="float" office:value="7911710">
            <text:p>7911710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7326">
            <text:p>147326</text:p>
          </table:table-cell>
        </table:table-row>
        <table:table-row table:style-name="ro2">
          <table:table-cell office:value-type="float" office:value="5411910">
            <text:p>5411910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192636">
            <text:p>192636</text:p>
          </table:table-cell>
        </table:table-row>
        <table:table-row table:style-name="ro2">
          <table:table-cell office:value-type="float" office:value="6926504">
            <text:p>6926504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42670">
            <text:p>242670</text:p>
          </table:table-cell>
        </table:table-row>
        <table:table-row table:style-name="ro2">
          <table:table-cell office:value-type="float" office:value="5319303">
            <text:p>5319303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484515">
            <text:p>484515</text:p>
          </table:table-cell>
        </table:table-row>
        <table:table-row table:style-name="ro2">
          <table:table-cell office:value-type="float" office:value="5014853">
            <text:p>5014853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65002">
            <text:p>565002</text:p>
          </table:table-cell>
        </table:table-row>
        <table:table-row table:style-name="ro2">
          <table:table-cell office:value-type="float" office:value="5113409">
            <text:p>5113409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669379">
            <text:p>669379</text:p>
          </table:table-cell>
        </table:table-row>
        <table:table-row table:style-name="ro2">
          <table:table-cell office:value-type="float" office:value="3914205">
            <text:p>3914205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962969">
            <text:p>962969</text:p>
          </table:table-cell>
        </table:table-row>
        <table:table-row table:style-name="ro2">
          <table:table-cell office:value-type="float" office:value="5916159">
            <text:p>5916159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228408">
            <text:p>1228408</text:p>
          </table:table-cell>
        </table:table-row>
        <table:table-row table:style-name="ro2">
          <table:table-cell office:value-type="float" office:value="4916002">
            <text:p>4916002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689029">
            <text:p>1689029</text:p>
          </table:table-cell>
        </table:table-row>
        <table:table-row table:style-name="ro2">
          <table:table-cell office:value-type="float" office:value="5539010">
            <text:p>5539010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811762">
            <text:p>1811762</text:p>
          </table:table-cell>
        </table:table-row>
        <table:table-row table:style-name="ro2">
          <table:table-cell office:value-type="float" office:value="6130402">
            <text:p>6130402</text:p>
          </table:table-cell>
          <table:table-cell office:value-type="float" office:value="2611602">
            <text:p>2611602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7126">
            <text:p>3207126</text:p>
          </table:table-cell>
        </table:table-row>
        <table:table-row table:style-name="ro2">
          <table:table-cell office:value-type="float" office:value="6319108">
            <text:p>6319108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95167">
            <text:p>195167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410090">
            <text:p>1410090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23143">
            <text:p>523143</text:p>
          </table:table-cell>
        </table:table-row>
        <table:table-row table:style-name="ro2">
          <table:table-cell office:value-type="float" office:value="5038708">
            <text:p>50387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18042">
            <text:p>118042</text:p>
          </table:table-cell>
        </table:table-row>
        <table:table-row table:style-name="ro2">
          <table:table-cell office:value-type="float" office:value="6132717">
            <text:p>6132717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32903">
            <text:p>132903</text:p>
          </table:table-cell>
        </table:table-row>
        <table:table-row table:style-name="ro2">
          <table:table-cell office:value-type="float" office:value="5429215">
            <text:p>542921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87334">
            <text:p>287334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610482">
            <text:p>610482</text:p>
          </table:table-cell>
        </table:table-row>
        <table:table-row table:style-name="ro2">
          <table:table-cell office:value-type="float" office:value="5635109">
            <text:p>563510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759869">
            <text:p>759869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734966">
            <text:p>1734966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623407">
            <text:p>2623407</text:p>
          </table:table-cell>
        </table:table-row>
        <table:table-row table:style-name="ro2">
          <table:table-cell office:value-type="float" office:value="6446208">
            <text:p>64462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672966">
            <text:p>11672966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89780">
            <text:p>289780</text:p>
          </table:table-cell>
        </table:table-row>
        <table:table-row table:style-name="ro2">
          <table:table-cell office:value-type="float" office:value="4420479">
            <text:p>442047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01306">
            <text:p>501306</text:p>
          </table:table-cell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706976">
            <text:p>706976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41441">
            <text:p>841441</text:p>
          </table:table-cell>
        </table:table-row>
        <table:table-row table:style-name="ro2">
          <table:table-cell office:value-type="float" office:value="6636676">
            <text:p>663667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61207">
            <text:p>2361207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8119">
            <text:p>228119</text:p>
          </table:table-cell>
        </table:table-row>
        <table:table-row table:style-name="ro2">
          <table:table-cell office:value-type="float" office:value="6755213">
            <text:p>6755213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224409">
            <text:p>224409</text:p>
          </table:table-cell>
        </table:table-row>
        <table:table-row table:style-name="ro2">
          <table:table-cell office:value-type="float" office:value="5515964">
            <text:p>5515964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23155">
            <text:p>123155</text:p>
          </table:table-cell>
        </table:table-row>
        <table:table-row table:style-name="ro2">
          <table:table-cell office:value-type="float" office:value="5515558">
            <text:p>551555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79821">
            <text:p>179821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01326">
            <text:p>301326</text:p>
          </table:table-cell>
        </table:table-row>
        <table:table-row table:style-name="ro2">
          <table:table-cell office:value-type="float" office:value="6012258">
            <text:p>601225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11865">
            <text:p>311865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431480">
            <text:p>431480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316332">
            <text:p>1316332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41979">
            <text:p>1541979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268564">
            <text:p>2268564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58163">
            <text:p>2758163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595116">
            <text:p>5595116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994083">
            <text:p>5994083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9606364">
            <text:p>9606364</text:p>
          </table:table-cell>
        </table:table-row>
        <table:table-row table:style-name="ro2">
          <table:table-cell office:value-type="float" office:value="7059810">
            <text:p>70598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944">
            <text:p>292944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433421">
            <text:p>1433421</text:p>
          </table:table-cell>
        </table:table-row>
        <table:table-row table:style-name="ro2">
          <table:table-cell office:value-type="float" office:value="7091714">
            <text:p>7091714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06948">
            <text:p>206948</text:p>
          </table:table-cell>
        </table:table-row>
        <table:table-row table:style-name="ro2">
          <table:table-cell office:value-type="float" office:value="6154935">
            <text:p>6154935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5608">
            <text:p>275608</text:p>
          </table:table-cell>
        </table:table-row>
        <table:table-row table:style-name="ro2">
          <table:table-cell office:value-type="float" office:value="7093710">
            <text:p>7093710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19057">
            <text:p>819057</text:p>
          </table:table-cell>
        </table:table-row>
        <table:table-row table:style-name="ro2">
          <table:table-cell office:value-type="float" office:value="7100212">
            <text:p>7100212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3392">
            <text:p>353392</text:p>
          </table:table-cell>
        </table:table-row>
        <table:table-row table:style-name="ro2">
          <table:table-cell office:value-type="float" office:value="7665508">
            <text:p>7665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107562">
            <text:p>107562</text:p>
          </table:table-cell>
        </table:table-row>
        <table:table-row table:style-name="ro2">
          <table:table-cell office:value-type="float" office:value="8553515">
            <text:p>85535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120506">
            <text:p>120506</text:p>
          </table:table-cell>
        </table:table-row>
        <table:table-row table:style-name="ro2">
          <table:table-cell office:value-type="float" office:value="6475611">
            <text:p>64756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123501">
            <text:p>123501</text:p>
          </table:table-cell>
        </table:table-row>
        <table:table-row table:style-name="ro2">
          <table:table-cell office:value-type="float" office:value="7100113">
            <text:p>71001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125446">
            <text:p>125446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35481">
            <text:p>235481</text:p>
          </table:table-cell>
        </table:table-row>
        <table:table-row table:style-name="ro2">
          <table:table-cell office:value-type="float" office:value="4719300">
            <text:p>471930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254144">
            <text:p>254144</text:p>
          </table:table-cell>
        </table:table-row>
        <table:table-row table:style-name="ro2">
          <table:table-cell office:value-type="float" office:value="5630100">
            <text:p>563010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34570">
            <text:p>334570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615386">
            <text:p>615386</text:p>
          </table:table-cell>
        </table:table-row>
        <table:table-row table:style-name="ro2">
          <table:table-cell office:value-type="float" office:value="6220306">
            <text:p>62203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820215">
            <text:p>820215</text:p>
          </table:table-cell>
        </table:table-row>
        <table:table-row table:style-name="ro2">
          <table:table-cell office:value-type="float" office:value="6226501">
            <text:p>622650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832617">
            <text:p>832617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011751">
            <text:p>1011751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812061">
            <text:p>1812061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69858">
            <text:p>2969858</text:p>
          </table:table-cell>
        </table:table-row>
        <table:table-row table:style-name="ro2">
          <table:table-cell office:value-type="float" office:value="7657210">
            <text:p>76572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73987">
            <text:p>3373987</text:p>
          </table:table-cell>
        </table:table-row>
        <table:table-row table:style-name="ro2">
          <table:table-cell office:value-type="float" office:value="5020202">
            <text:p>502020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279970">
            <text:p>4279970</text:p>
          </table:table-cell>
        </table:table-row>
        <table:table-row table:style-name="ro2">
          <table:table-cell office:value-type="float" office:value="7724207">
            <text:p>772420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5023180">
            <text:p>5023180</text:p>
          </table:table-cell>
        </table:table-row>
        <table:table-row table:style-name="ro2">
          <table:table-cell office:value-type="float" office:value="6130406">
            <text:p>61304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9461444">
            <text:p>9461444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794355">
            <text:p>29794355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00096">
            <text:p>500096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56993">
            <text:p>1556993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624348">
            <text:p>1624348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32342">
            <text:p>632342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437983">
            <text:p>1437983</text:p>
          </table:table-cell>
        </table:table-row>
        <table:table-row table:style-name="ro2">
          <table:table-cell office:value-type="float" office:value="8239206">
            <text:p>8239206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88330">
            <text:p>188330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80360">
            <text:p>580360</text:p>
          </table:table-cell>
        </table:table-row>
        <table:table-row table:style-name="ro2">
          <table:table-cell office:value-type="float" office:value="7752712">
            <text:p>7752712</text:p>
          </table:table-cell>
          <table:table-cell office:value-type="float" office:value="4202404">
            <text:p>4202404</text:p>
          </table:table-cell>
          <table:table-cell office:value-type="string">
            <text:p>BLUMENA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04441">
            <text:p>104441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30157">
            <text:p>230157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84916">
            <text:p>384916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23648">
            <text:p>723648</text:p>
          </table:table-cell>
        </table:table-row>
        <table:table-row table:style-name="ro2">
          <table:table-cell office:value-type="float" office:value="7855416">
            <text:p>7855416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95983">
            <text:p>195983</text:p>
          </table:table-cell>
        </table:table-row>
        <table:table-row table:style-name="ro2">
          <table:table-cell office:value-type="float" office:value="6619302">
            <text:p>6619302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86263">
            <text:p>186263</text:p>
          </table:table-cell>
        </table:table-row>
        <table:table-row table:style-name="ro2">
          <table:table-cell office:value-type="float" office:value="7824404">
            <text:p>7824404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98538">
            <text:p>198538</text:p>
          </table:table-cell>
        </table:table-row>
        <table:table-row table:style-name="ro2">
          <table:table-cell office:value-type="float" office:value="6926508">
            <text:p>69265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09849">
            <text:p>209849</text:p>
          </table:table-cell>
        </table:table-row>
        <table:table-row table:style-name="ro2">
          <table:table-cell office:value-type="float" office:value="7242310">
            <text:p>72423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0169">
            <text:p>230169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12589">
            <text:p>512589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77816">
            <text:p>577816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2151024">
            <text:p>12151024</text:p>
          </table:table-cell>
        </table:table-row>
        <table:table-row table:style-name="ro2">
          <table:table-cell office:value-type="float" office:value="7833702">
            <text:p>7833702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9651949">
            <text:p>19651949</text:p>
          </table:table-cell>
        </table:table-row>
        <table:table-row table:style-name="ro2">
          <table:table-cell office:value-type="float" office:value="4912913">
            <text:p>4912913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36433">
            <text:p>136433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75525">
            <text:p>575525</text:p>
          </table:table-cell>
        </table:table-row>
        <table:table-row table:style-name="ro2">
          <table:table-cell office:value-type="float" office:value="10401911">
            <text:p>10401911</text:p>
          </table:table-cell>
          <table:table-cell office:value-type="float" office:value="5101803">
            <text:p>5101803</text:p>
          </table:table-cell>
          <table:table-cell office:value-type="string">
            <text:p>BARRA DO GARÇA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3271">
            <text:p>103271</text:p>
          </table:table-cell>
        </table:table-row>
        <table:table-row table:style-name="ro2">
          <table:table-cell office:value-type="float" office:value="3311612">
            <text:p>3311612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11611">
            <text:p>211611</text:p>
          </table:table-cell>
        </table:table-row>
        <table:table-row table:style-name="ro2">
          <table:table-cell office:value-type="float" office:value="7511515">
            <text:p>7511515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31097">
            <text:p>531097</text:p>
          </table:table-cell>
        </table:table-row>
        <table:table-row table:style-name="ro2">
          <table:table-cell office:value-type="float" office:value="5761715">
            <text:p>5761715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84283">
            <text:p>1784283</text:p>
          </table:table-cell>
        </table:table-row>
        <table:table-row table:style-name="ro2">
          <table:table-cell office:value-type="float" office:value="7420114">
            <text:p>7420114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75384">
            <text:p>175384</text:p>
          </table:table-cell>
        </table:table-row>
        <table:table-row table:style-name="ro2">
          <table:table-cell office:value-type="float" office:value="7018312">
            <text:p>7018312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18204">
            <text:p>1718204</text:p>
          </table:table-cell>
          <table:table-cell office:value-type="string">
            <text:p>PORTO NACIONAL</text:p>
          </table:table-cell>
          <table:table-cell office:value-type="float" office:value="123370">
            <text:p>123370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81224">
            <text:p>381224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646151">
            <text:p>646151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974851">
            <text:p>974851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983323">
            <text:p>983323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147305">
            <text:p>1147305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452613">
            <text:p>1452613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4119491">
            <text:p>14119491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125602">
            <text:p>14125602</text:p>
          </table:table-cell>
        </table:table-row>
        <table:table-row table:style-name="ro2" table:number-rows-repeated="104841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2000" table:style-name="ta1">
        <table:table-column table:style-name="co1" table:default-cell-style-name="ce1"/>
        <table:table-column table:style-name="co2" table:default-cell-style-name="ce1"/>
        <table:table-column table:style-name="co10" table:default-cell-style-name="Default"/>
        <table:table-column table:style-name="co2" table:default-cell-style-name="ce1"/>
        <table:table-column table:style-name="co10" table:default-cell-style-name="Default"/>
        <table:table-column table:style-name="co1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2200426">
            <text:p>2200426</text:p>
          </table:table-cell>
          <table:table-cell office:value-type="float" office:value="1100122">
            <text:p>1100122</text:p>
          </table:table-cell>
          <table:table-cell office:value-type="string">
            <text:p>JI-PARANÁ</text:p>
          </table:table-cell>
          <table:table-cell office:value-type="float" office:value="1100304">
            <text:p>1100304</text:p>
          </table:table-cell>
          <table:table-cell office:value-type="string">
            <text:p>VILHENA</text:p>
          </table:table-cell>
          <table:table-cell office:value-type="float" office:value="174097">
            <text:p>174097</text:p>
          </table:table-cell>
        </table:table-row>
        <table:table-row table:style-name="ro2">
          <table:table-cell office:value-type="float" office:value="6208607">
            <text:p>6208607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621207">
            <text:p>621207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940797">
            <text:p>940797</text:p>
          </table:table-cell>
        </table:table-row>
        <table:table-row table:style-name="ro2">
          <table:table-cell office:value-type="float" office:value="6400313">
            <text:p>64003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86712">
            <text:p>1486712</text:p>
          </table:table-cell>
        </table:table-row>
        <table:table-row table:style-name="ro2">
          <table:table-cell office:value-type="float" office:value="2300408">
            <text:p>2300408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11929">
            <text:p>111929</text:p>
          </table:table-cell>
        </table:table-row>
        <table:table-row table:style-name="ro2">
          <table:table-cell office:value-type="float" office:value="2400604">
            <text:p>2400604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2096242">
            <text:p>2096242</text:p>
          </table:table-cell>
        </table:table-row>
        <table:table-row table:style-name="ro2">
          <table:table-cell office:value-type="float" office:value="2401010">
            <text:p>2401010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609">
            <text:p>1200609</text:p>
          </table:table-cell>
          <table:table-cell office:value-type="string">
            <text:p>TARAUACÁ</text:p>
          </table:table-cell>
          <table:table-cell office:value-type="float" office:value="340120">
            <text:p>340120</text:p>
          </table:table-cell>
        </table:table-row>
        <table:table-row table:style-name="ro2">
          <table:table-cell office:value-type="float" office:value="2300606">
            <text:p>2300606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51864">
            <text:p>351864</text:p>
          </table:table-cell>
        </table:table-row>
        <table:table-row table:style-name="ro2">
          <table:table-cell office:value-type="float" office:value="4750709">
            <text:p>4750709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86038">
            <text:p>486038</text:p>
          </table:table-cell>
        </table:table-row>
        <table:table-row table:style-name="ro2">
          <table:table-cell office:value-type="float" office:value="6500509">
            <text:p>6500509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945139">
            <text:p>945139</text:p>
          </table:table-cell>
        </table:table-row>
        <table:table-row table:style-name="ro2">
          <table:table-cell office:value-type="float" office:value="2503004">
            <text:p>25030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1471">
            <text:p>1101471</text:p>
          </table:table-cell>
        </table:table-row>
        <table:table-row table:style-name="ro2">
          <table:table-cell office:value-type="float" office:value="2603812">
            <text:p>2603812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62969">
            <text:p>462969</text:p>
          </table:table-cell>
        </table:table-row>
        <table:table-row table:style-name="ro2">
          <table:table-cell office:value-type="float" office:value="2402610">
            <text:p>2402610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20240">
            <text:p>120240</text:p>
          </table:table-cell>
        </table:table-row>
        <table:table-row table:style-name="ro2">
          <table:table-cell office:value-type="float" office:value="2502806">
            <text:p>2502806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327375">
            <text:p>327375</text:p>
          </table:table-cell>
        </table:table-row>
        <table:table-row table:style-name="ro2">
          <table:table-cell office:value-type="float" office:value="2604010">
            <text:p>260401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122245">
            <text:p>122245</text:p>
          </table:table-cell>
        </table:table-row>
        <table:table-row table:style-name="ro2">
          <table:table-cell office:value-type="float" office:value="6411005">
            <text:p>641100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74700">
            <text:p>174700</text:p>
          </table:table-cell>
        </table:table-row>
        <table:table-row table:style-name="ro2">
          <table:table-cell office:value-type="float" office:value="2606006">
            <text:p>2606006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283706">
            <text:p>283706</text:p>
          </table:table-cell>
        </table:table-row>
        <table:table-row table:style-name="ro2">
          <table:table-cell office:value-type="float" office:value="3914209">
            <text:p>3914209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194746">
            <text:p>1194746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67329">
            <text:p>1367329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984558">
            <text:p>3984558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316614">
            <text:p>8316614</text:p>
          </table:table-cell>
        </table:table-row>
        <table:table-row table:style-name="ro2">
          <table:table-cell office:value-type="float" office:value="4852911">
            <text:p>48529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836772">
            <text:p>35836772</text:p>
          </table:table-cell>
        </table:table-row>
        <table:table-row table:style-name="ro2">
          <table:table-cell office:value-type="float" office:value="2606412">
            <text:p>2606412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83456">
            <text:p>183456</text:p>
          </table:table-cell>
        </table:table-row>
        <table:table-row table:style-name="ro2">
          <table:table-cell office:value-type="float" office:value="2606806">
            <text:p>2606806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12187">
            <text:p>312187</text:p>
          </table:table-cell>
        </table:table-row>
        <table:table-row table:style-name="ro2">
          <table:table-cell office:value-type="float" office:value="4950408">
            <text:p>4950408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1817">
            <text:p>131817</text:p>
          </table:table-cell>
        </table:table-row>
        <table:table-row table:style-name="ro2">
          <table:table-cell office:value-type="float" office:value="4704657">
            <text:p>4704657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3830">
            <text:p>153830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99069">
            <text:p>1199069</text:p>
          </table:table-cell>
        </table:table-row>
        <table:table-row table:style-name="ro2">
          <table:table-cell office:value-type="float" office:value="4606703">
            <text:p>4606703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416105">
            <text:p>416105</text:p>
          </table:table-cell>
        </table:table-row>
        <table:table-row table:style-name="ro2">
          <table:table-cell office:value-type="float" office:value="3001905">
            <text:p>3001905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69130">
            <text:p>469130</text:p>
          </table:table-cell>
        </table:table-row>
        <table:table-row table:style-name="ro2">
          <table:table-cell office:value-type="float" office:value="3007409">
            <text:p>3007409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55406">
            <text:p>155406</text:p>
          </table:table-cell>
        </table:table-row>
        <table:table-row table:style-name="ro2">
          <table:table-cell office:value-type="float" office:value="6710109">
            <text:p>67101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34949">
            <text:p>134949</text:p>
          </table:table-cell>
        </table:table-row>
        <table:table-row table:style-name="ro2">
          <table:table-cell office:value-type="float" office:value="4619278">
            <text:p>4619278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40314">
            <text:p>140314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662153">
            <text:p>662153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817658">
            <text:p>817658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188186">
            <text:p>1188186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039773">
            <text:p>2039773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185499">
            <text:p>2185499</text:p>
          </table:table-cell>
        </table:table-row>
        <table:table-row table:style-name="ro2">
          <table:table-cell office:value-type="float" office:value="3010413">
            <text:p>3010413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368632">
            <text:p>368632</text:p>
          </table:table-cell>
        </table:table-row>
        <table:table-row table:style-name="ro2">
          <table:table-cell office:value-type="float" office:value="3006706">
            <text:p>3006706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26227">
            <text:p>226227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721522">
            <text:p>721522</text:p>
          </table:table-cell>
        </table:table-row>
        <table:table-row table:style-name="ro2">
          <table:table-cell office:value-type="float" office:value="6900411">
            <text:p>6900411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62416">
            <text:p>362416</text:p>
          </table:table-cell>
        </table:table-row>
        <table:table-row table:style-name="ro2">
          <table:table-cell office:value-type="float" office:value="5150611">
            <text:p>5150611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78757">
            <text:p>478757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843972">
            <text:p>3843972</text:p>
          </table:table-cell>
        </table:table-row>
        <table:table-row table:style-name="ro2">
          <table:table-cell office:value-type="float" office:value="3606704">
            <text:p>3606704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10865">
            <text:p>110865</text:p>
          </table:table-cell>
        </table:table-row>
        <table:table-row table:style-name="ro2">
          <table:table-cell office:value-type="float" office:value="4216602">
            <text:p>4216602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86029">
            <text:p>586029</text:p>
          </table:table-cell>
        </table:table-row>
        <table:table-row table:style-name="ro2">
          <table:table-cell office:value-type="float" office:value="3413903">
            <text:p>3413903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46882">
            <text:p>446882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54061">
            <text:p>654061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236373">
            <text:p>1236373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408752">
            <text:p>1408752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83923">
            <text:p>2283923</text:p>
          </table:table-cell>
        </table:table-row>
        <table:table-row table:style-name="ro2">
          <table:table-cell office:value-type="float" office:value="5661608">
            <text:p>56616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70532">
            <text:p>2570532</text:p>
          </table:table-cell>
        </table:table-row>
        <table:table-row table:style-name="ro2">
          <table:table-cell office:value-type="float" office:value="3513604">
            <text:p>3513604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8319">
            <text:p>158319</text:p>
          </table:table-cell>
        </table:table-row>
        <table:table-row table:style-name="ro2">
          <table:table-cell office:value-type="float" office:value="3712403">
            <text:p>3712403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22166">
            <text:p>322166</text:p>
          </table:table-cell>
        </table:table-row>
        <table:table-row table:style-name="ro2">
          <table:table-cell office:value-type="float" office:value="4322301">
            <text:p>43223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723927">
            <text:p>723927</text:p>
          </table:table-cell>
        </table:table-row>
        <table:table-row table:style-name="ro2">
          <table:table-cell office:value-type="float" office:value="5761309">
            <text:p>5761309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4648">
            <text:p>1504648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30062">
            <text:p>2630062</text:p>
          </table:table-cell>
        </table:table-row>
        <table:table-row table:style-name="ro2">
          <table:table-cell office:value-type="float" office:value="5847802">
            <text:p>5847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146493">
            <text:p>146493</text:p>
          </table:table-cell>
        </table:table-row>
        <table:table-row table:style-name="ro2">
          <table:table-cell office:value-type="float" office:value="5422276">
            <text:p>542227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22704">
            <text:p>222704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240842">
            <text:p>1240842</text:p>
          </table:table-cell>
        </table:table-row>
        <table:table-row table:style-name="ro2">
          <table:table-cell office:value-type="float" office:value="4705705">
            <text:p>4705705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927586">
            <text:p>1927586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631262">
            <text:p>3631262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779952">
            <text:p>4779952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832433">
            <text:p>4832433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497561">
            <text:p>5497561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527615">
            <text:p>15527615</text:p>
          </table:table-cell>
        </table:table-row>
        <table:table-row table:style-name="ro2">
          <table:table-cell office:value-type="float" office:value="4611704">
            <text:p>4611704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93992">
            <text:p>293992</text:p>
          </table:table-cell>
        </table:table-row>
        <table:table-row table:style-name="ro2">
          <table:table-cell office:value-type="float" office:value="5507505">
            <text:p>5507505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22444">
            <text:p>222444</text:p>
          </table:table-cell>
        </table:table-row>
        <table:table-row table:style-name="ro2">
          <table:table-cell office:value-type="float" office:value="5105607">
            <text:p>5105607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596673">
            <text:p>596673</text:p>
          </table:table-cell>
        </table:table-row>
        <table:table-row table:style-name="ro2">
          <table:table-cell office:value-type="float" office:value="7701413">
            <text:p>7701413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25920">
            <text:p>1725920</text:p>
          </table:table-cell>
        </table:table-row>
        <table:table-row table:style-name="ro2">
          <table:table-cell office:value-type="float" office:value="4806207">
            <text:p>4806207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62195">
            <text:p>162195</text:p>
          </table:table-cell>
        </table:table-row>
        <table:table-row table:style-name="ro2">
          <table:table-cell office:value-type="float" office:value="5302115">
            <text:p>53021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02939">
            <text:p>202939</text:p>
          </table:table-cell>
        </table:table-row>
        <table:table-row table:style-name="ro2">
          <table:table-cell office:value-type="float" office:value="4903112">
            <text:p>4903112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29557">
            <text:p>329557</text:p>
          </table:table-cell>
        </table:table-row>
        <table:table-row table:style-name="ro2">
          <table:table-cell office:value-type="float" office:value="5429215">
            <text:p>54292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52522">
            <text:p>652522</text:p>
          </table:table-cell>
        </table:table-row>
        <table:table-row table:style-name="ro2">
          <table:table-cell office:value-type="float" office:value="7801915">
            <text:p>78019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62492">
            <text:p>1262492</text:p>
          </table:table-cell>
        </table:table-row>
        <table:table-row table:style-name="ro2">
          <table:table-cell office:value-type="float" office:value="5113413">
            <text:p>51134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985254">
            <text:p>1985254</text:p>
          </table:table-cell>
        </table:table-row>
        <table:table-row table:style-name="ro2">
          <table:table-cell office:value-type="float" office:value="5006764">
            <text:p>5006764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601376">
            <text:p>601376</text:p>
          </table:table-cell>
        </table:table-row>
        <table:table-row table:style-name="ro2">
          <table:table-cell office:value-type="float" office:value="5217065">
            <text:p>5217065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842045">
            <text:p>842045</text:p>
          </table:table-cell>
        </table:table-row>
        <table:table-row table:style-name="ro2">
          <table:table-cell office:value-type="float" office:value="6161409">
            <text:p>6161409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2193">
            <text:p>412193</text:p>
          </table:table-cell>
        </table:table-row>
        <table:table-row table:style-name="ro2">
          <table:table-cell office:value-type="float" office:value="7911209">
            <text:p>7911209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25322">
            <text:p>525322</text:p>
          </table:table-cell>
        </table:table-row>
        <table:table-row table:style-name="ro2">
          <table:table-cell office:value-type="float" office:value="4918910">
            <text:p>4918910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183267">
            <text:p>183267</text:p>
          </table:table-cell>
        </table:table-row>
        <table:table-row table:style-name="ro2">
          <table:table-cell office:value-type="float" office:value="5717806">
            <text:p>57178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87085">
            <text:p>187085</text:p>
          </table:table-cell>
        </table:table-row>
        <table:table-row table:style-name="ro2">
          <table:table-cell office:value-type="float" office:value="5115615">
            <text:p>5115615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504009">
            <text:p>2504009</text:p>
          </table:table-cell>
          <table:table-cell office:value-type="string">
            <text:p>CAMPINA GRANDE</text:p>
          </table:table-cell>
          <table:table-cell office:value-type="float" office:value="205895">
            <text:p>205895</text:p>
          </table:table-cell>
        </table:table-row>
        <table:table-row table:style-name="ro2">
          <table:table-cell office:value-type="float" office:value="6121108">
            <text:p>61211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32933">
            <text:p>232933</text:p>
          </table:table-cell>
        </table:table-row>
        <table:table-row table:style-name="ro2">
          <table:table-cell office:value-type="float" office:value="4822607">
            <text:p>4822607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70461">
            <text:p>270461</text:p>
          </table:table-cell>
        </table:table-row>
        <table:table-row table:style-name="ro2">
          <table:table-cell office:value-type="float" office:value="5222707">
            <text:p>5222707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468148">
            <text:p>468148</text:p>
          </table:table-cell>
        </table:table-row>
        <table:table-row table:style-name="ro2">
          <table:table-cell office:value-type="float" office:value="4113008">
            <text:p>4113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69024">
            <text:p>569024</text:p>
          </table:table-cell>
        </table:table-row>
        <table:table-row table:style-name="ro2">
          <table:table-cell office:value-type="float" office:value="6155008">
            <text:p>6155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602427">
            <text:p>602427</text:p>
          </table:table-cell>
        </table:table-row>
        <table:table-row table:style-name="ro2">
          <table:table-cell office:value-type="float" office:value="4722906">
            <text:p>47229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912266">
            <text:p>912266</text:p>
          </table:table-cell>
        </table:table-row>
        <table:table-row table:style-name="ro2">
          <table:table-cell office:value-type="float" office:value="5315908">
            <text:p>53159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751254">
            <text:p>1751254</text:p>
          </table:table-cell>
        </table:table-row>
        <table:table-row table:style-name="ro2">
          <table:table-cell office:value-type="float" office:value="5012911">
            <text:p>5012911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316594">
            <text:p>3316594</text:p>
          </table:table-cell>
        </table:table-row>
        <table:table-row table:style-name="ro2">
          <table:table-cell office:value-type="float" office:value="5822178">
            <text:p>582217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83179">
            <text:p>183179</text:p>
          </table:table-cell>
        </table:table-row>
        <table:table-row table:style-name="ro2">
          <table:table-cell office:value-type="float" office:value="8004410">
            <text:p>800441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76261">
            <text:p>476261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80466">
            <text:p>580466</text:p>
          </table:table-cell>
        </table:table-row>
        <table:table-row table:style-name="ro2">
          <table:table-cell office:value-type="float" office:value="5504610">
            <text:p>5504610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581417">
            <text:p>581417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720822">
            <text:p>720822</text:p>
          </table:table-cell>
        </table:table-row>
        <table:table-row table:style-name="ro2">
          <table:table-cell office:value-type="float" office:value="6350616">
            <text:p>63506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86088">
            <text:p>886088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878796">
            <text:p>2878796</text:p>
          </table:table-cell>
        </table:table-row>
        <table:table-row table:style-name="ro2">
          <table:table-cell office:value-type="float" office:value="5830609">
            <text:p>5830609</text:p>
          </table:table-cell>
          <table:table-cell office:value-type="float" office:value="2903201">
            <text:p>2903201</text:p>
          </table:table-cell>
          <table:table-cell office:value-type="string">
            <text:p>BARREIRA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12906">
            <text:p>112906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813206">
            <text:p>1813206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830138">
            <text:p>1830138</text:p>
          </table:table-cell>
        </table:table-row>
        <table:table-row table:style-name="ro2">
          <table:table-cell office:value-type="float" office:value="7240205">
            <text:p>72402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79920">
            <text:p>179920</text:p>
          </table:table-cell>
        </table:table-row>
        <table:table-row table:style-name="ro2">
          <table:table-cell office:value-type="float" office:value="6434805">
            <text:p>64348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78051">
            <text:p>278051</text:p>
          </table:table-cell>
        </table:table-row>
        <table:table-row table:style-name="ro2">
          <table:table-cell office:value-type="float" office:value="6468705">
            <text:p>64687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98575">
            <text:p>298575</text:p>
          </table:table-cell>
        </table:table-row>
        <table:table-row table:style-name="ro2">
          <table:table-cell office:value-type="float" office:value="6043179">
            <text:p>6043179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5145">
            <text:p>355145</text:p>
          </table:table-cell>
        </table:table-row>
        <table:table-row table:style-name="ro2">
          <table:table-cell office:value-type="float" office:value="5852711">
            <text:p>5852711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202401">
            <text:p>1202401</text:p>
          </table:table-cell>
        </table:table-row>
        <table:table-row table:style-name="ro2">
          <table:table-cell office:value-type="float" office:value="5538509">
            <text:p>553850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165055">
            <text:p>165055</text:p>
          </table:table-cell>
        </table:table-row>
        <table:table-row table:style-name="ro2">
          <table:table-cell office:value-type="float" office:value="8136115">
            <text:p>813611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27502">
            <text:p>227502</text:p>
          </table:table-cell>
        </table:table-row>
        <table:table-row table:style-name="ro2">
          <table:table-cell office:value-type="float" office:value="5860715">
            <text:p>586071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292115">
            <text:p>292115</text:p>
          </table:table-cell>
        </table:table-row>
        <table:table-row table:style-name="ro2">
          <table:table-cell office:value-type="float" office:value="6436910">
            <text:p>64369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447080">
            <text:p>447080</text:p>
          </table:table-cell>
        </table:table-row>
        <table:table-row table:style-name="ro2">
          <table:table-cell office:value-type="float" office:value="5328713">
            <text:p>5328713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364814">
            <text:p>1364814</text:p>
          </table:table-cell>
        </table:table-row>
        <table:table-row table:style-name="ro2">
          <table:table-cell office:value-type="float" office:value="6132717">
            <text:p>6132717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514188">
            <text:p>1514188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021479">
            <text:p>2021479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75982">
            <text:p>2275982</text:p>
          </table:table-cell>
        </table:table-row>
        <table:table-row table:style-name="ro2">
          <table:table-cell office:value-type="float" office:value="5631710">
            <text:p>56317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280059">
            <text:p>2280059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407856">
            <text:p>5407856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457574">
            <text:p>9457574</text:p>
          </table:table-cell>
        </table:table-row>
        <table:table-row table:style-name="ro2">
          <table:table-cell office:value-type="float" office:value="6482815">
            <text:p>6482815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4924">
            <text:p>274924</text:p>
          </table:table-cell>
        </table:table-row>
        <table:table-row table:style-name="ro2">
          <table:table-cell office:value-type="float" office:value="6039507">
            <text:p>6039507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35806">
            <text:p>135806</text:p>
          </table:table-cell>
        </table:table-row>
        <table:table-row table:style-name="ro2">
          <table:table-cell office:value-type="float" office:value="7432778">
            <text:p>743277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28991">
            <text:p>128991</text:p>
          </table:table-cell>
        </table:table-row>
        <table:table-row table:style-name="ro2">
          <table:table-cell office:value-type="float" office:value="6033608">
            <text:p>603360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99117">
            <text:p>199117</text:p>
          </table:table-cell>
        </table:table-row>
        <table:table-row table:style-name="ro2">
          <table:table-cell office:value-type="float" office:value="6276307">
            <text:p>627630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203376">
            <text:p>203376</text:p>
          </table:table-cell>
        </table:table-row>
        <table:table-row table:style-name="ro2">
          <table:table-cell office:value-type="float" office:value="6031482">
            <text:p>6031482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10255">
            <text:p>210255</text:p>
          </table:table-cell>
        </table:table-row>
        <table:table-row table:style-name="ro2">
          <table:table-cell office:value-type="float" office:value="6265153">
            <text:p>626515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288715">
            <text:p>288715</text:p>
          </table:table-cell>
        </table:table-row>
        <table:table-row table:style-name="ro2">
          <table:table-cell office:value-type="float" office:value="8314907">
            <text:p>831490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01852">
            <text:p>301852</text:p>
          </table:table-cell>
        </table:table-row>
        <table:table-row table:style-name="ro2">
          <table:table-cell office:value-type="float" office:value="6276406">
            <text:p>627640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87413">
            <text:p>387413</text:p>
          </table:table-cell>
        </table:table-row>
        <table:table-row table:style-name="ro2">
          <table:table-cell office:value-type="float" office:value="6031503">
            <text:p>603150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695597">
            <text:p>695597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794760">
            <text:p>794760</text:p>
          </table:table-cell>
        </table:table-row>
        <table:table-row table:style-name="ro2">
          <table:table-cell office:value-type="float" office:value="6410757">
            <text:p>641075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982263">
            <text:p>5982263</text:p>
          </table:table-cell>
        </table:table-row>
        <table:table-row table:style-name="ro2">
          <table:table-cell office:value-type="float" office:value="6233901">
            <text:p>6233901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60917">
            <text:p>160917</text:p>
          </table:table-cell>
        </table:table-row>
        <table:table-row table:style-name="ro2">
          <table:table-cell office:value-type="float" office:value="6720415">
            <text:p>6720415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5536">
            <text:p>335536</text:p>
          </table:table-cell>
        </table:table-row>
        <table:table-row table:style-name="ro2">
          <table:table-cell office:value-type="float" office:value="8378913">
            <text:p>8378913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089924">
            <text:p>1089924</text:p>
          </table:table-cell>
        </table:table-row>
        <table:table-row table:style-name="ro2">
          <table:table-cell office:value-type="float" office:value="6721009">
            <text:p>6721009</text:p>
          </table:table-cell>
          <table:table-cell office:value-type="float" office:value="3170701">
            <text:p>3170701</text:p>
          </table:table-cell>
          <table:table-cell office:value-type="string">
            <text:p>VARGINH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6780">
            <text:p>116780</text:p>
          </table:table-cell>
        </table:table-row>
        <table:table-row table:style-name="ro2">
          <table:table-cell office:value-type="float" office:value="8505417">
            <text:p>85054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94889">
            <text:p>394889</text:p>
          </table:table-cell>
        </table:table-row>
        <table:table-row table:style-name="ro2">
          <table:table-cell office:value-type="float" office:value="6311509">
            <text:p>6311509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870823">
            <text:p>870823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130164">
            <text:p>6130164</text:p>
          </table:table-cell>
        </table:table-row>
        <table:table-row table:style-name="ro2">
          <table:table-cell office:value-type="float" office:value="6605566">
            <text:p>6605566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6796">
            <text:p>156796</text:p>
          </table:table-cell>
        </table:table-row>
        <table:table-row table:style-name="ro2">
          <table:table-cell office:value-type="float" office:value="6847959">
            <text:p>68479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135248">
            <text:p>135248</text:p>
          </table:table-cell>
        </table:table-row>
        <table:table-row table:style-name="ro2">
          <table:table-cell office:value-type="float" office:value="6854461">
            <text:p>68544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180532">
            <text:p>180532</text:p>
          </table:table-cell>
        </table:table-row>
        <table:table-row table:style-name="ro2">
          <table:table-cell office:value-type="float" office:value="4904860">
            <text:p>49048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246721">
            <text:p>246721</text:p>
          </table:table-cell>
        </table:table-row>
        <table:table-row table:style-name="ro2">
          <table:table-cell office:value-type="float" office:value="8307261">
            <text:p>83072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254220">
            <text:p>254220</text:p>
          </table:table-cell>
        </table:table-row>
        <table:table-row table:style-name="ro2">
          <table:table-cell office:value-type="float" office:value="5515558">
            <text:p>551555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78875">
            <text:p>278875</text:p>
          </table:table-cell>
        </table:table-row>
        <table:table-row table:style-name="ro2">
          <table:table-cell office:value-type="float" office:value="6229860">
            <text:p>62298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69327">
            <text:p>369327</text:p>
          </table:table-cell>
        </table:table-row>
        <table:table-row table:style-name="ro2">
          <table:table-cell office:value-type="float" office:value="6008859">
            <text:p>60088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945531">
            <text:p>945531</text:p>
          </table:table-cell>
        </table:table-row>
        <table:table-row table:style-name="ro2">
          <table:table-cell office:value-type="float" office:value="5705862">
            <text:p>5705862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875936">
            <text:p>1875936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228861">
            <text:p>2228861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877848">
            <text:p>3877848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622689">
            <text:p>4622689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7367568">
            <text:p>7367568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9763879">
            <text:p>49763879</text:p>
          </table:table-cell>
        </table:table-row>
        <table:table-row table:style-name="ro2">
          <table:table-cell office:value-type="float" office:value="7008807">
            <text:p>7008807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122312">
            <text:p>122312</text:p>
          </table:table-cell>
        </table:table-row>
        <table:table-row table:style-name="ro2">
          <table:table-cell office:value-type="float" office:value="8611206">
            <text:p>8611206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485659">
            <text:p>485659</text:p>
          </table:table-cell>
        </table:table-row>
        <table:table-row table:style-name="ro2">
          <table:table-cell office:value-type="float" office:value="6213804">
            <text:p>6213804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71675">
            <text:p>171675</text:p>
          </table:table-cell>
        </table:table-row>
        <table:table-row table:style-name="ro2">
          <table:table-cell office:value-type="float" office:value="5910807">
            <text:p>5910807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14390">
            <text:p>214390</text:p>
          </table:table-cell>
        </table:table-row>
        <table:table-row table:style-name="ro2">
          <table:table-cell office:value-type="float" office:value="8809610">
            <text:p>88096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53739">
            <text:p>453739</text:p>
          </table:table-cell>
        </table:table-row>
        <table:table-row table:style-name="ro2">
          <table:table-cell office:value-type="float" office:value="7635008">
            <text:p>7635008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684853">
            <text:p>684853</text:p>
          </table:table-cell>
        </table:table-row>
        <table:table-row table:style-name="ro2">
          <table:table-cell office:value-type="float" office:value="6615702">
            <text:p>6615702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690162">
            <text:p>690162</text:p>
          </table:table-cell>
        </table:table-row>
        <table:table-row table:style-name="ro2">
          <table:table-cell office:value-type="float" office:value="5813902">
            <text:p>5813902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913479">
            <text:p>913479</text:p>
          </table:table-cell>
        </table:table-row>
        <table:table-row table:style-name="ro2">
          <table:table-cell office:value-type="float" office:value="7059810">
            <text:p>70598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47042">
            <text:p>2247042</text:p>
          </table:table-cell>
        </table:table-row>
        <table:table-row table:style-name="ro2">
          <table:table-cell office:value-type="float" office:value="7824404">
            <text:p>7824404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645973">
            <text:p>3645973</text:p>
          </table:table-cell>
        </table:table-row>
        <table:table-row table:style-name="ro2">
          <table:table-cell office:value-type="float" office:value="4812105">
            <text:p>4812105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825861">
            <text:p>3825861</text:p>
          </table:table-cell>
        </table:table-row>
        <table:table-row table:style-name="ro2">
          <table:table-cell office:value-type="float" office:value="7091714">
            <text:p>7091714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2410">
            <text:p>152410</text:p>
          </table:table-cell>
        </table:table-row>
        <table:table-row table:style-name="ro2">
          <table:table-cell office:value-type="float" office:value="6247704">
            <text:p>6247704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02585">
            <text:p>102585</text:p>
          </table:table-cell>
        </table:table-row>
        <table:table-row table:style-name="ro2">
          <table:table-cell office:value-type="float" office:value="8843510">
            <text:p>8843510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6534">
            <text:p>126534</text:p>
          </table:table-cell>
        </table:table-row>
        <table:table-row table:style-name="ro2">
          <table:table-cell office:value-type="float" office:value="5944707">
            <text:p>5944707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28306">
            <text:p>128306</text:p>
          </table:table-cell>
        </table:table-row>
        <table:table-row table:style-name="ro2">
          <table:table-cell office:value-type="float" office:value="7093207">
            <text:p>7093207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150680">
            <text:p>150680</text:p>
          </table:table-cell>
        </table:table-row>
        <table:table-row table:style-name="ro2">
          <table:table-cell office:value-type="float" office:value="7052904">
            <text:p>7052904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50887">
            <text:p>250887</text:p>
          </table:table-cell>
        </table:table-row>
        <table:table-row table:style-name="ro2">
          <table:table-cell office:value-type="float" office:value="7093710">
            <text:p>7093710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42104">
            <text:p>3142104</text:p>
          </table:table-cell>
        </table:table-row>
        <table:table-row table:style-name="ro2">
          <table:table-cell office:value-type="float" office:value="8658207">
            <text:p>8658207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97458">
            <text:p>597458</text:p>
          </table:table-cell>
        </table:table-row>
        <table:table-row table:style-name="ro2">
          <table:table-cell office:value-type="float" office:value="8553515">
            <text:p>85535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122885">
            <text:p>122885</text:p>
          </table:table-cell>
        </table:table-row>
        <table:table-row table:style-name="ro2">
          <table:table-cell office:value-type="float" office:value="7759608">
            <text:p>77596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9300">
            <text:p>4209300</text:p>
          </table:table-cell>
          <table:table-cell office:value-type="string">
            <text:p>LAGES</text:p>
          </table:table-cell>
          <table:table-cell office:value-type="float" office:value="141142">
            <text:p>141142</text:p>
          </table:table-cell>
        </table:table-row>
        <table:table-row table:style-name="ro2">
          <table:table-cell office:value-type="float" office:value="8754816">
            <text:p>87548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146478">
            <text:p>146478</text:p>
          </table:table-cell>
        </table:table-row>
        <table:table-row table:style-name="ro2">
          <table:table-cell office:value-type="float" office:value="7102513">
            <text:p>71025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52205">
            <text:p>3552205</text:p>
          </table:table-cell>
          <table:table-cell office:value-type="string">
            <text:p>SOROCABA</text:p>
          </table:table-cell>
          <table:table-cell office:value-type="float" office:value="150478">
            <text:p>150478</text:p>
          </table:table-cell>
        </table:table-row>
        <table:table-row table:style-name="ro2">
          <table:table-cell office:value-type="float" office:value="6709261">
            <text:p>670926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253658">
            <text:p>253658</text:p>
          </table:table-cell>
        </table:table-row>
        <table:table-row table:style-name="ro2">
          <table:table-cell office:value-type="float" office:value="7100212">
            <text:p>710021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289630">
            <text:p>289630</text:p>
          </table:table-cell>
        </table:table-row>
        <table:table-row table:style-name="ro2">
          <table:table-cell office:value-type="float" office:value="7655116">
            <text:p>76551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292613">
            <text:p>292613</text:p>
          </table:table-cell>
        </table:table-row>
        <table:table-row table:style-name="ro2">
          <table:table-cell office:value-type="float" office:value="7754916">
            <text:p>77549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342192">
            <text:p>342192</text:p>
          </table:table-cell>
        </table:table-row>
        <table:table-row table:style-name="ro2">
          <table:table-cell office:value-type="float" office:value="6687010">
            <text:p>66870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468579">
            <text:p>468579</text:p>
          </table:table-cell>
        </table:table-row>
        <table:table-row table:style-name="ro2">
          <table:table-cell office:value-type="float" office:value="7754510">
            <text:p>77545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669502">
            <text:p>669502</text:p>
          </table:table-cell>
        </table:table-row>
        <table:table-row table:style-name="ro2">
          <table:table-cell office:value-type="float" office:value="7053112">
            <text:p>705311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753856">
            <text:p>753856</text:p>
          </table:table-cell>
        </table:table-row>
        <table:table-row table:style-name="ro2">
          <table:table-cell office:value-type="float" office:value="7056311">
            <text:p>70563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1051965">
            <text:p>1051965</text:p>
          </table:table-cell>
        </table:table-row>
        <table:table-row table:style-name="ro2">
          <table:table-cell office:value-type="float" office:value="7665508">
            <text:p>7665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1103450">
            <text:p>1103450</text:p>
          </table:table-cell>
        </table:table-row>
        <table:table-row table:style-name="ro2">
          <table:table-cell office:value-type="float" office:value="6052115">
            <text:p>60521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1398589">
            <text:p>1398589</text:p>
          </table:table-cell>
        </table:table-row>
        <table:table-row table:style-name="ro2">
          <table:table-cell office:value-type="float" office:value="7100113">
            <text:p>71001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2003574">
            <text:p>2003574</text:p>
          </table:table-cell>
        </table:table-row>
        <table:table-row table:style-name="ro2">
          <table:table-cell office:value-type="float" office:value="6475611">
            <text:p>64756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194452">
            <text:p>2194452</text:p>
          </table:table-cell>
        </table:table-row>
        <table:table-row table:style-name="ro2">
          <table:table-cell office:value-type="float" office:value="6254610">
            <text:p>62546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564804">
            <text:p>2564804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2706625">
            <text:p>2706625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2778999">
            <text:p>2778999</text:p>
          </table:table-cell>
        </table:table-row>
        <table:table-row table:style-name="ro2">
          <table:table-cell office:value-type="float" office:value="8658710">
            <text:p>8658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4340959">
            <text:p>4340959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595916">
            <text:p>4595916</text:p>
          </table:table-cell>
        </table:table-row>
        <table:table-row table:style-name="ro2">
          <table:table-cell office:value-type="float" office:value="5951613">
            <text:p>59516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119786">
            <text:p>5119786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5375243">
            <text:p>5375243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9382600">
            <text:p>9382600</text:p>
          </table:table-cell>
        </table:table-row>
        <table:table-row table:style-name="ro2">
          <table:table-cell office:value-type="float" office:value="6656508">
            <text:p>66565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9431143">
            <text:p>19431143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1401875">
            <text:p>21401875</text:p>
          </table:table-cell>
        </table:table-row>
        <table:table-row table:style-name="ro2">
          <table:table-cell office:value-type="float" office:value="6161914">
            <text:p>61619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2442261">
            <text:p>22442261</text:p>
          </table:table-cell>
        </table:table-row>
        <table:table-row table:style-name="ro2">
          <table:table-cell office:value-type="float" office:value="6477716">
            <text:p>64777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207747">
            <text:p>27207747</text:p>
          </table:table-cell>
        </table:table-row>
        <table:table-row table:style-name="ro2">
          <table:table-cell office:value-type="float" office:value="7050809">
            <text:p>705080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131587">
            <text:p>131587</text:p>
          </table:table-cell>
        </table:table-row>
        <table:table-row table:style-name="ro2">
          <table:table-cell office:value-type="float" office:value="6737112">
            <text:p>6737112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7656">
            <text:p>157656</text:p>
          </table:table-cell>
        </table:table-row>
        <table:table-row table:style-name="ro2">
          <table:table-cell office:value-type="float" office:value="8230314">
            <text:p>82303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195004">
            <text:p>195004</text:p>
          </table:table-cell>
        </table:table-row>
        <table:table-row table:style-name="ro2">
          <table:table-cell office:value-type="float" office:value="7243382">
            <text:p>7243382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04246">
            <text:p>304246</text:p>
          </table:table-cell>
        </table:table-row>
        <table:table-row table:style-name="ro2">
          <table:table-cell office:value-type="float" office:value="8239206">
            <text:p>8239206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695333">
            <text:p>695333</text:p>
          </table:table-cell>
        </table:table-row>
        <table:table-row table:style-name="ro2">
          <table:table-cell office:value-type="float" office:value="8233810">
            <text:p>8233810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1023098">
            <text:p>1023098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67482">
            <text:p>1567482</text:p>
          </table:table-cell>
        </table:table-row>
        <table:table-row table:style-name="ro2">
          <table:table-cell office:value-type="float" office:value="7658612">
            <text:p>76586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499521">
            <text:p>4499521</text:p>
          </table:table-cell>
        </table:table-row>
        <table:table-row table:style-name="ro2">
          <table:table-cell office:value-type="float" office:value="9116404">
            <text:p>9116404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1227170">
            <text:p>1227170</text:p>
          </table:table-cell>
        </table:table-row>
        <table:table-row table:style-name="ro2">
          <table:table-cell office:value-type="float" office:value="8240706">
            <text:p>8240706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6900">
            <text:p>336900</text:p>
          </table:table-cell>
        </table:table-row>
        <table:table-row table:style-name="ro2">
          <table:table-cell office:value-type="float" office:value="8413710">
            <text:p>8413710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198145">
            <text:p>198145</text:p>
          </table:table-cell>
        </table:table-row>
        <table:table-row table:style-name="ro2">
          <table:table-cell office:value-type="float" office:value="8409609">
            <text:p>84096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107915">
            <text:p>107915</text:p>
          </table:table-cell>
        </table:table-row>
        <table:table-row table:style-name="ro2">
          <table:table-cell office:value-type="float" office:value="8410015">
            <text:p>84100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186946">
            <text:p>186946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41163">
            <text:p>541163</text:p>
          </table:table-cell>
        </table:table-row>
        <table:table-row table:style-name="ro2">
          <table:table-cell office:value-type="float" office:value="8330913">
            <text:p>8330913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497000">
            <text:p>1497000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8725273">
            <text:p>8725273</text:p>
          </table:table-cell>
        </table:table-row>
        <table:table-row table:style-name="ro2">
          <table:table-cell office:value-type="float" office:value="8416713">
            <text:p>8416713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185067">
            <text:p>185067</text:p>
          </table:table-cell>
        </table:table-row>
        <table:table-row table:style-name="ro2">
          <table:table-cell office:value-type="float" office:value="8526208">
            <text:p>8526208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95888">
            <text:p>495888</text:p>
          </table:table-cell>
        </table:table-row>
        <table:table-row table:style-name="ro2">
          <table:table-cell office:value-type="float" office:value="8516414">
            <text:p>8516414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169381">
            <text:p>169381</text:p>
          </table:table-cell>
        </table:table-row>
        <table:table-row table:style-name="ro2">
          <table:table-cell office:value-type="float" office:value="8620010">
            <text:p>8620010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77762">
            <text:p>377762</text:p>
          </table:table-cell>
        </table:table-row>
        <table:table-row table:style-name="ro2">
          <table:table-cell office:value-type="float" office:value="7855416">
            <text:p>7855416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442108">
            <text:p>1442108</text:p>
          </table:table-cell>
        </table:table-row>
        <table:table-row table:style-name="ro2">
          <table:table-cell office:value-type="float" office:value="5617505">
            <text:p>5617505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12050">
            <text:p>112050</text:p>
          </table:table-cell>
        </table:table-row>
        <table:table-row table:style-name="ro2">
          <table:table-cell office:value-type="float" office:value="8629002">
            <text:p>8629002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113793">
            <text:p>113793</text:p>
          </table:table-cell>
        </table:table-row>
        <table:table-row table:style-name="ro2">
          <table:table-cell office:value-type="float" office:value="8632411">
            <text:p>8632411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317509">
            <text:p>4317509</text:p>
          </table:table-cell>
          <table:table-cell office:value-type="string">
            <text:p>SANTO ÂNGELO</text:p>
          </table:table-cell>
          <table:table-cell office:value-type="float" office:value="148802">
            <text:p>148802</text:p>
          </table:table-cell>
        </table:table-row>
        <table:table-row table:style-name="ro2">
          <table:table-cell office:value-type="float" office:value="8428602">
            <text:p>8428602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166296">
            <text:p>166296</text:p>
          </table:table-cell>
        </table:table-row>
        <table:table-row table:style-name="ro2">
          <table:table-cell office:value-type="float" office:value="8631809">
            <text:p>863180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211096">
            <text:p>211096</text:p>
          </table:table-cell>
        </table:table-row>
        <table:table-row table:style-name="ro2">
          <table:table-cell office:value-type="float" office:value="6926508">
            <text:p>69265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09968">
            <text:p>409968</text:p>
          </table:table-cell>
        </table:table-row>
        <table:table-row table:style-name="ro2">
          <table:table-cell office:value-type="float" office:value="7520211">
            <text:p>7520211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632741">
            <text:p>632741</text:p>
          </table:table-cell>
        </table:table-row>
        <table:table-row table:style-name="ro2">
          <table:table-cell office:value-type="float" office:value="6619302">
            <text:p>6619302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985877">
            <text:p>985877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66263">
            <text:p>1066263</text:p>
          </table:table-cell>
        </table:table-row>
        <table:table-row table:style-name="ro2">
          <table:table-cell office:value-type="float" office:value="7242310">
            <text:p>72423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081462">
            <text:p>1081462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1600515">
            <text:p>1600515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824161">
            <text:p>4824161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9345259">
            <text:p>9345259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953722">
            <text:p>33953722</text:p>
          </table:table-cell>
        </table:table-row>
        <table:table-row table:style-name="ro2">
          <table:table-cell office:value-type="float" office:value="8637302">
            <text:p>8637302</text:p>
          </table:table-cell>
          <table:table-cell office:value-type="float" office:value="4322400">
            <text:p>4322400</text:p>
          </table:table-cell>
          <table:table-cell office:value-type="string">
            <text:p>URUGUAIAN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03352">
            <text:p>103352</text:p>
          </table:table-cell>
        </table:table-row>
        <table:table-row table:style-name="ro2">
          <table:table-cell office:value-type="float" office:value="10211411">
            <text:p>10211411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33783">
            <text:p>333783</text:p>
          </table:table-cell>
        </table:table-row>
        <table:table-row table:style-name="ro2">
          <table:table-cell office:value-type="float" office:value="8553012">
            <text:p>8553012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633620">
            <text:p>3633620</text:p>
          </table:table-cell>
        </table:table-row>
        <table:table-row table:style-name="ro2">
          <table:table-cell office:value-type="float" office:value="10005911">
            <text:p>10005911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30758">
            <text:p>530758</text:p>
          </table:table-cell>
        </table:table-row>
        <table:table-row table:style-name="ro2">
          <table:table-cell office:value-type="float" office:value="10216311">
            <text:p>10216311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107909">
            <text:p>5107909</text:p>
          </table:table-cell>
          <table:table-cell office:value-type="string">
            <text:p>SINOP</text:p>
          </table:table-cell>
          <table:table-cell office:value-type="float" office:value="124480">
            <text:p>124480</text:p>
          </table:table-cell>
        </table:table-row>
        <table:table-row table:style-name="ro2">
          <table:table-cell office:value-type="float" office:value="6208524">
            <text:p>6208524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100122">
            <text:p>1100122</text:p>
          </table:table-cell>
          <table:table-cell office:value-type="string">
            <text:p>JI-PARANÁ</text:p>
          </table:table-cell>
          <table:table-cell office:value-type="float" office:value="144807">
            <text:p>144807</text:p>
          </table:table-cell>
        </table:table-row>
        <table:table-row table:style-name="ro2">
          <table:table-cell office:value-type="float" office:value="8412959">
            <text:p>8412959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53132">
            <text:p>253132</text:p>
          </table:table-cell>
        </table:table-row>
        <table:table-row table:style-name="ro2">
          <table:table-cell office:value-type="float" office:value="6208706">
            <text:p>6208706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100304">
            <text:p>1100304</text:p>
          </table:table-cell>
          <table:table-cell office:value-type="string">
            <text:p>VILHENA</text:p>
          </table:table-cell>
          <table:table-cell office:value-type="float" office:value="268695">
            <text:p>268695</text:p>
          </table:table-cell>
        </table:table-row>
        <table:table-row table:style-name="ro2">
          <table:table-cell office:value-type="float" office:value="10111106">
            <text:p>10111106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684961">
            <text:p>684961</text:p>
          </table:table-cell>
        </table:table-row>
        <table:table-row table:style-name="ro2">
          <table:table-cell office:value-type="float" office:value="10317109">
            <text:p>10317109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784734">
            <text:p>784734</text:p>
          </table:table-cell>
        </table:table-row>
        <table:table-row table:style-name="ro2">
          <table:table-cell office:value-type="float" office:value="10213552">
            <text:p>10213552</text:p>
          </table:table-cell>
          <table:table-cell office:value-type="float" office:value="5105150">
            <text:p>5105150</text:p>
          </table:table-cell>
          <table:table-cell office:value-type="string">
            <text:p>JUÍN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06295">
            <text:p>106295</text:p>
          </table:table-cell>
        </table:table-row>
        <table:table-row table:style-name="ro2">
          <table:table-cell office:value-type="float" office:value="7610012">
            <text:p>7610012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40708">
            <text:p>140708</text:p>
          </table:table-cell>
        </table:table-row>
        <table:table-row table:style-name="ro2">
          <table:table-cell office:value-type="float" office:value="8513264">
            <text:p>8513264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66752">
            <text:p>666752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546959">
            <text:p>4546959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937805">
            <text:p>7937805</text:p>
          </table:table-cell>
        </table:table-row>
        <table:table-row table:style-name="ro2">
          <table:table-cell office:value-type="float" office:value="8225411">
            <text:p>82254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115081">
            <text:p>115081</text:p>
          </table:table-cell>
        </table:table-row>
        <table:table-row table:style-name="ro2">
          <table:table-cell office:value-type="float" office:value="7002217">
            <text:p>7002217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206232">
            <text:p>206232</text:p>
          </table:table-cell>
        </table:table-row>
        <table:table-row table:style-name="ro2">
          <table:table-cell office:value-type="float" office:value="8100416">
            <text:p>810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55301">
            <text:p>255301</text:p>
          </table:table-cell>
        </table:table-row>
        <table:table-row table:style-name="ro2">
          <table:table-cell office:value-type="float" office:value="6805644">
            <text:p>680564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303295">
            <text:p>303295</text:p>
          </table:table-cell>
        </table:table-row>
        <table:table-row table:style-name="ro2">
          <table:table-cell office:value-type="float" office:value="9505515">
            <text:p>95055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22199">
            <text:p>322199</text:p>
          </table:table-cell>
        </table:table-row>
        <table:table-row table:style-name="ro2">
          <table:table-cell office:value-type="float" office:value="10302812">
            <text:p>10302812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27154">
            <text:p>527154</text:p>
          </table:table-cell>
        </table:table-row>
        <table:table-row table:style-name="ro2">
          <table:table-cell office:value-type="float" office:value="6804316">
            <text:p>68043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548341">
            <text:p>548341</text:p>
          </table:table-cell>
        </table:table-row>
        <table:table-row table:style-name="ro2">
          <table:table-cell office:value-type="float" office:value="6700208">
            <text:p>67002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577226">
            <text:p>577226</text:p>
          </table:table-cell>
        </table:table-row>
        <table:table-row table:style-name="ro2">
          <table:table-cell office:value-type="float" office:value="7405410">
            <text:p>74054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811538">
            <text:p>811538</text:p>
          </table:table-cell>
        </table:table-row>
        <table:table-row table:style-name="ro2">
          <table:table-cell office:value-type="float" office:value="7021108">
            <text:p>70211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941188">
            <text:p>941188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104704">
            <text:p>1104704</text:p>
          </table:table-cell>
        </table:table-row>
        <table:table-row table:style-name="ro2">
          <table:table-cell office:value-type="float" office:value="10408510">
            <text:p>10408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597376">
            <text:p>2597376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497445">
            <text:p>3497445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107065">
            <text:p>4107065</text:p>
          </table:table-cell>
        </table:table-row>
        <table:table-row table:style-name="ro2">
          <table:table-cell office:value-type="float" office:value="8406308">
            <text:p>84063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4158733">
            <text:p>4158733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074709">
            <text:p>5074709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7379553">
            <text:p>7379553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2303190">
            <text:p>12303190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988374">
            <text:p>26988374</text:p>
          </table:table-cell>
        </table:table-row>
        <table:table-row table:style-name="ro2" table:number-rows-repeated="104830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2005" table:style-name="ta1">
        <table:table-column table:style-name="co1" table:default-cell-style-name="ce1"/>
        <table:table-column table:style-name="co2" table:default-cell-style-name="ce1"/>
        <table:table-column table:style-name="co10" table:default-cell-style-name="Default"/>
        <table:table-column table:style-name="co2" table:default-cell-style-name="ce1"/>
        <table:table-column table:style-name="co10" table:default-cell-style-name="Default"/>
        <table:table-column table:style-name="co1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Cod-origem</text:p>
          </table:table-cell>
          <table:table-cell office:value-type="string">
            <text:p>Mun-origem</text:p>
          </table:table-cell>
          <table:table-cell office:value-type="string">
            <text:p>Cod-destino</text:p>
          </table:table-cell>
          <table:table-cell office:value-type="string">
            <text:p>Mun-destino</text:p>
          </table:table-cell>
          <table:table-cell office:value-type="string">
            <text:p>Carga(kg)</text:p>
          </table:table-cell>
        </table:table-row>
        <table:table-row table:style-name="ro2">
          <table:table-cell office:value-type="float" office:value="4650513">
            <text:p>4650513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33415">
            <text:p>633415</text:p>
          </table:table-cell>
        </table:table-row>
        <table:table-row table:style-name="ro2">
          <table:table-cell office:value-type="float" office:value="2300705">
            <text:p>2300705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678023">
            <text:p>678023</text:p>
          </table:table-cell>
        </table:table-row>
        <table:table-row table:style-name="ro2">
          <table:table-cell office:value-type="float" office:value="2402808">
            <text:p>2402808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74921">
            <text:p>1274921</text:p>
          </table:table-cell>
        </table:table-row>
        <table:table-row table:style-name="ro2">
          <table:table-cell office:value-type="float" office:value="5409307">
            <text:p>5409307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6263">
            <text:p>136263</text:p>
          </table:table-cell>
        </table:table-row>
        <table:table-row table:style-name="ro2">
          <table:table-cell office:value-type="float" office:value="5206909">
            <text:p>5206909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966768">
            <text:p>966768</text:p>
          </table:table-cell>
        </table:table-row>
        <table:table-row table:style-name="ro2">
          <table:table-cell office:value-type="float" office:value="4750808">
            <text:p>4750808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66635">
            <text:p>366635</text:p>
          </table:table-cell>
        </table:table-row>
        <table:table-row table:style-name="ro2">
          <table:table-cell office:value-type="float" office:value="5307204">
            <text:p>5307204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786383">
            <text:p>1786383</text:p>
          </table:table-cell>
        </table:table-row>
        <table:table-row table:style-name="ro2">
          <table:table-cell office:value-type="float" office:value="2605204">
            <text:p>2605204</text:p>
          </table:table-cell>
          <table:table-cell office:value-type="float" office:value="1301001">
            <text:p>1301001</text:p>
          </table:table-cell>
          <table:table-cell office:value-type="string">
            <text:p>CARAUARI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23714">
            <text:p>123714</text:p>
          </table:table-cell>
        </table:table-row>
        <table:table-row table:style-name="ro2">
          <table:table-cell office:value-type="float" office:value="3413903">
            <text:p>34139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32949">
            <text:p>132949</text:p>
          </table:table-cell>
        </table:table-row>
        <table:table-row table:style-name="ro2">
          <table:table-cell office:value-type="float" office:value="4812105">
            <text:p>481210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45744">
            <text:p>145744</text:p>
          </table:table-cell>
        </table:table-row>
        <table:table-row table:style-name="ro2">
          <table:table-cell office:value-type="float" office:value="2603812">
            <text:p>2603812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387245">
            <text:p>387245</text:p>
          </table:table-cell>
        </table:table-row>
        <table:table-row table:style-name="ro2">
          <table:table-cell office:value-type="float" office:value="4855303">
            <text:p>48553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482181">
            <text:p>482181</text:p>
          </table:table-cell>
        </table:table-row>
        <table:table-row table:style-name="ro2">
          <table:table-cell office:value-type="float" office:value="2503103">
            <text:p>25031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773648">
            <text:p>773648</text:p>
          </table:table-cell>
        </table:table-row>
        <table:table-row table:style-name="ro2">
          <table:table-cell office:value-type="float" office:value="3607003">
            <text:p>36070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246280">
            <text:p>2246280</text:p>
          </table:table-cell>
        </table:table-row>
        <table:table-row table:style-name="ro2">
          <table:table-cell office:value-type="float" office:value="2804005">
            <text:p>280400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029028">
            <text:p>3029028</text:p>
          </table:table-cell>
        </table:table-row>
        <table:table-row table:style-name="ro2">
          <table:table-cell office:value-type="float" office:value="4607160">
            <text:p>4607160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525904">
            <text:p>5525904</text:p>
          </table:table-cell>
        </table:table-row>
        <table:table-row table:style-name="ro2">
          <table:table-cell office:value-type="float" office:value="6602711">
            <text:p>6602711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431861">
            <text:p>12431861</text:p>
          </table:table-cell>
        </table:table-row>
        <table:table-row table:style-name="ro2">
          <table:table-cell office:value-type="float" office:value="4821403">
            <text:p>4821403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9400086">
            <text:p>59400086</text:p>
          </table:table-cell>
        </table:table-row>
        <table:table-row table:style-name="ro2">
          <table:table-cell office:value-type="float" office:value="2606006">
            <text:p>2606006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99763">
            <text:p>399763</text:p>
          </table:table-cell>
        </table:table-row>
        <table:table-row table:style-name="ro2">
          <table:table-cell office:value-type="float" office:value="2606806">
            <text:p>2606806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55774">
            <text:p>455774</text:p>
          </table:table-cell>
        </table:table-row>
        <table:table-row table:style-name="ro2">
          <table:table-cell office:value-type="float" office:value="4704657">
            <text:p>4704657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2913">
            <text:p>152913</text:p>
          </table:table-cell>
        </table:table-row>
        <table:table-row table:style-name="ro2">
          <table:table-cell office:value-type="float" office:value="2702703">
            <text:p>270270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24778">
            <text:p>1524778</text:p>
          </table:table-cell>
        </table:table-row>
        <table:table-row table:style-name="ro2">
          <table:table-cell office:value-type="float" office:value="3001905">
            <text:p>3001905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46756">
            <text:p>246756</text:p>
          </table:table-cell>
        </table:table-row>
        <table:table-row table:style-name="ro2">
          <table:table-cell office:value-type="float" office:value="3002004">
            <text:p>3002004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66426">
            <text:p>566426</text:p>
          </table:table-cell>
        </table:table-row>
        <table:table-row table:style-name="ro2">
          <table:table-cell office:value-type="float" office:value="3006706">
            <text:p>3006706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143121">
            <text:p>143121</text:p>
          </table:table-cell>
        </table:table-row>
        <table:table-row table:style-name="ro2">
          <table:table-cell office:value-type="float" office:value="3009502">
            <text:p>30095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152675">
            <text:p>152675</text:p>
          </table:table-cell>
        </table:table-row>
        <table:table-row table:style-name="ro2">
          <table:table-cell office:value-type="float" office:value="4428810">
            <text:p>44288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13387">
            <text:p>213387</text:p>
          </table:table-cell>
        </table:table-row>
        <table:table-row table:style-name="ro2">
          <table:table-cell office:value-type="float" office:value="3005008">
            <text:p>3005008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225163">
            <text:p>225163</text:p>
          </table:table-cell>
        </table:table-row>
        <table:table-row table:style-name="ro2">
          <table:table-cell office:value-type="float" office:value="3008209">
            <text:p>3008209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194325">
            <text:p>2194325</text:p>
          </table:table-cell>
        </table:table-row>
        <table:table-row table:style-name="ro2">
          <table:table-cell office:value-type="float" office:value="5020202">
            <text:p>5020202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855613">
            <text:p>4855613</text:p>
          </table:table-cell>
        </table:table-row>
        <table:table-row table:style-name="ro2">
          <table:table-cell office:value-type="float" office:value="6801510">
            <text:p>6801510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7651676">
            <text:p>7651676</text:p>
          </table:table-cell>
        </table:table-row>
        <table:table-row table:style-name="ro2">
          <table:table-cell office:value-type="float" office:value="5054516">
            <text:p>5054516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7853">
            <text:p>437853</text:p>
          </table:table-cell>
        </table:table-row>
        <table:table-row table:style-name="ro2">
          <table:table-cell office:value-type="float" office:value="3005610">
            <text:p>3005610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474633">
            <text:p>474633</text:p>
          </table:table-cell>
        </table:table-row>
        <table:table-row table:style-name="ro2">
          <table:table-cell office:value-type="float" office:value="6804316">
            <text:p>6804316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692711">
            <text:p>692711</text:p>
          </table:table-cell>
        </table:table-row>
        <table:table-row table:style-name="ro2">
          <table:table-cell office:value-type="float" office:value="3207645">
            <text:p>3207645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139978">
            <text:p>139978</text:p>
          </table:table-cell>
        </table:table-row>
        <table:table-row table:style-name="ro2">
          <table:table-cell office:value-type="float" office:value="3007409">
            <text:p>3007409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31907">
            <text:p>131907</text:p>
          </table:table-cell>
        </table:table-row>
        <table:table-row table:style-name="ro2">
          <table:table-cell office:value-type="float" office:value="3010413">
            <text:p>3010413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153544">
            <text:p>153544</text:p>
          </table:table-cell>
        </table:table-row>
        <table:table-row table:style-name="ro2">
          <table:table-cell office:value-type="float" office:value="2809410">
            <text:p>2809410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209790">
            <text:p>1209790</text:p>
          </table:table-cell>
        </table:table-row>
        <table:table-row table:style-name="ro2">
          <table:table-cell office:value-type="float" office:value="3013636">
            <text:p>3013636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02452">
            <text:p>102452</text:p>
          </table:table-cell>
        </table:table-row>
        <table:table-row table:style-name="ro2">
          <table:table-cell office:value-type="float" office:value="6900411">
            <text:p>6900411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96884">
            <text:p>1396884</text:p>
          </table:table-cell>
        </table:table-row>
        <table:table-row table:style-name="ro2">
          <table:table-cell office:value-type="float" office:value="3101705">
            <text:p>3101705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5585089">
            <text:p>5585089</text:p>
          </table:table-cell>
        </table:table-row>
        <table:table-row table:style-name="ro2">
          <table:table-cell office:value-type="float" office:value="6929707">
            <text:p>6929707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61169">
            <text:p>261169</text:p>
          </table:table-cell>
        </table:table-row>
        <table:table-row table:style-name="ro2">
          <table:table-cell office:value-type="float" office:value="4514551">
            <text:p>4514551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12622">
            <text:p>112622</text:p>
          </table:table-cell>
        </table:table-row>
        <table:table-row table:style-name="ro2">
          <table:table-cell office:value-type="float" office:value="3211505">
            <text:p>3211505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22587">
            <text:p>122587</text:p>
          </table:table-cell>
        </table:table-row>
        <table:table-row table:style-name="ro2">
          <table:table-cell office:value-type="float" office:value="5038708">
            <text:p>50387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71261">
            <text:p>171261</text:p>
          </table:table-cell>
        </table:table-row>
        <table:table-row table:style-name="ro2">
          <table:table-cell office:value-type="float" office:value="4322301">
            <text:p>4322301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174436">
            <text:p>174436</text:p>
          </table:table-cell>
        </table:table-row>
        <table:table-row table:style-name="ro2">
          <table:table-cell office:value-type="float" office:value="6225000">
            <text:p>62250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203212">
            <text:p>203212</text:p>
          </table:table-cell>
        </table:table-row>
        <table:table-row table:style-name="ro2">
          <table:table-cell office:value-type="float" office:value="5661105">
            <text:p>5661105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212932">
            <text:p>212932</text:p>
          </table:table-cell>
        </table:table-row>
        <table:table-row table:style-name="ro2">
          <table:table-cell office:value-type="float" office:value="4216602">
            <text:p>42166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303734">
            <text:p>303734</text:p>
          </table:table-cell>
        </table:table-row>
        <table:table-row table:style-name="ro2">
          <table:table-cell office:value-type="float" office:value="4812806">
            <text:p>4812806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749231">
            <text:p>749231</text:p>
          </table:table-cell>
        </table:table-row>
        <table:table-row table:style-name="ro2">
          <table:table-cell office:value-type="float" office:value="3612702">
            <text:p>3612702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988403">
            <text:p>988403</text:p>
          </table:table-cell>
        </table:table-row>
        <table:table-row table:style-name="ro2">
          <table:table-cell office:value-type="float" office:value="4415700">
            <text:p>441570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137198">
            <text:p>3137198</text:p>
          </table:table-cell>
        </table:table-row>
        <table:table-row table:style-name="ro2">
          <table:table-cell office:value-type="float" office:value="5661608">
            <text:p>56616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908451">
            <text:p>4908451</text:p>
          </table:table-cell>
        </table:table-row>
        <table:table-row table:style-name="ro2">
          <table:table-cell office:value-type="float" office:value="7411408">
            <text:p>7411408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83179">
            <text:p>5183179</text:p>
          </table:table-cell>
        </table:table-row>
        <table:table-row table:style-name="ro2">
          <table:table-cell office:value-type="float" office:value="5515558">
            <text:p>5515558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11674">
            <text:p>111674</text:p>
          </table:table-cell>
        </table:table-row>
        <table:table-row table:style-name="ro2">
          <table:table-cell office:value-type="float" office:value="4515401">
            <text:p>451540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735073">
            <text:p>2735073</text:p>
          </table:table-cell>
        </table:table-row>
        <table:table-row table:style-name="ro2">
          <table:table-cell office:value-type="float" office:value="6429906">
            <text:p>642990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28748">
            <text:p>128748</text:p>
          </table:table-cell>
        </table:table-row>
        <table:table-row table:style-name="ro2">
          <table:table-cell office:value-type="float" office:value="5813902">
            <text:p>58139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71730">
            <text:p>171730</text:p>
          </table:table-cell>
        </table:table-row>
        <table:table-row table:style-name="ro2">
          <table:table-cell office:value-type="float" office:value="5422276">
            <text:p>542227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431049">
            <text:p>431049</text:p>
          </table:table-cell>
        </table:table-row>
        <table:table-row table:style-name="ro2">
          <table:table-cell office:value-type="float" office:value="6619302">
            <text:p>66193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916987">
            <text:p>916987</text:p>
          </table:table-cell>
        </table:table-row>
        <table:table-row table:style-name="ro2">
          <table:table-cell office:value-type="float" office:value="3805802">
            <text:p>380580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349725">
            <text:p>2349725</text:p>
          </table:table-cell>
        </table:table-row>
        <table:table-row table:style-name="ro2">
          <table:table-cell office:value-type="float" office:value="5823200">
            <text:p>5823200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8056527">
            <text:p>18056527</text:p>
          </table:table-cell>
        </table:table-row>
        <table:table-row table:style-name="ro2">
          <table:table-cell office:value-type="float" office:value="4611704">
            <text:p>4611704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9150">
            <text:p>139150</text:p>
          </table:table-cell>
        </table:table-row>
        <table:table-row table:style-name="ro2">
          <table:table-cell office:value-type="float" office:value="5826104">
            <text:p>5826104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7828">
            <text:p>327828</text:p>
          </table:table-cell>
        </table:table-row>
        <table:table-row table:style-name="ro2">
          <table:table-cell office:value-type="float" office:value="5110952">
            <text:p>5110952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12518">
            <text:p>112518</text:p>
          </table:table-cell>
        </table:table-row>
        <table:table-row table:style-name="ro2">
          <table:table-cell office:value-type="float" office:value="5521127">
            <text:p>5521127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51245">
            <text:p>151245</text:p>
          </table:table-cell>
        </table:table-row>
        <table:table-row table:style-name="ro2">
          <table:table-cell office:value-type="float" office:value="7611958">
            <text:p>761195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78478">
            <text:p>178478</text:p>
          </table:table-cell>
        </table:table-row>
        <table:table-row table:style-name="ro2">
          <table:table-cell office:value-type="float" office:value="5008710">
            <text:p>5008710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502258">
            <text:p>502258</text:p>
          </table:table-cell>
        </table:table-row>
        <table:table-row table:style-name="ro2">
          <table:table-cell office:value-type="float" office:value="4707651">
            <text:p>47076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088255">
            <text:p>2088255</text:p>
          </table:table-cell>
        </table:table-row>
        <table:table-row table:style-name="ro2">
          <table:table-cell office:value-type="float" office:value="7703359">
            <text:p>770335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30874">
            <text:p>2230874</text:p>
          </table:table-cell>
        </table:table-row>
        <table:table-row table:style-name="ro2">
          <table:table-cell office:value-type="float" office:value="5014857">
            <text:p>5014857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410817">
            <text:p>2410817</text:p>
          </table:table-cell>
        </table:table-row>
        <table:table-row table:style-name="ro2">
          <table:table-cell office:value-type="float" office:value="5922051">
            <text:p>5922051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7466204">
            <text:p>7466204</text:p>
          </table:table-cell>
        </table:table-row>
        <table:table-row table:style-name="ro2">
          <table:table-cell office:value-type="float" office:value="6022809">
            <text:p>6022809</text:p>
          </table:table-cell>
          <table:table-cell office:value-type="float" office:value="2504009">
            <text:p>2504009</text:p>
          </table:table-cell>
          <table:table-cell office:value-type="string">
            <text:p>CAMPINA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8601">
            <text:p>268601</text:p>
          </table:table-cell>
        </table:table-row>
        <table:table-row table:style-name="ro2">
          <table:table-cell office:value-type="float" office:value="5115615">
            <text:p>5115615</text:p>
          </table:table-cell>
          <table:table-cell office:value-type="float" office:value="2504009">
            <text:p>2504009</text:p>
          </table:table-cell>
          <table:table-cell office:value-type="string">
            <text:p>CAMPINA GRAND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26689">
            <text:p>326689</text:p>
          </table:table-cell>
        </table:table-row>
        <table:table-row table:style-name="ro2">
          <table:table-cell office:value-type="float" office:value="5806364">
            <text:p>5806364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58844">
            <text:p>658844</text:p>
          </table:table-cell>
        </table:table-row>
        <table:table-row table:style-name="ro2">
          <table:table-cell office:value-type="float" office:value="7801915">
            <text:p>78019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099447">
            <text:p>1099447</text:p>
          </table:table-cell>
        </table:table-row>
        <table:table-row table:style-name="ro2">
          <table:table-cell office:value-type="float" office:value="6020607">
            <text:p>6020607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49522">
            <text:p>1149522</text:p>
          </table:table-cell>
        </table:table-row>
        <table:table-row table:style-name="ro2">
          <table:table-cell office:value-type="float" office:value="5113413">
            <text:p>5113413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867427">
            <text:p>2867427</text:p>
          </table:table-cell>
        </table:table-row>
        <table:table-row table:style-name="ro2">
          <table:table-cell office:value-type="float" office:value="5217065">
            <text:p>5217065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607243">
            <text:p>1607243</text:p>
          </table:table-cell>
        </table:table-row>
        <table:table-row table:style-name="ro2">
          <table:table-cell office:value-type="float" office:value="6129901">
            <text:p>6129901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0435">
            <text:p>250435</text:p>
          </table:table-cell>
        </table:table-row>
        <table:table-row table:style-name="ro2">
          <table:table-cell office:value-type="float" office:value="5222707">
            <text:p>5222707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428232">
            <text:p>1428232</text:p>
          </table:table-cell>
        </table:table-row>
        <table:table-row table:style-name="ro2">
          <table:table-cell office:value-type="float" office:value="4722906">
            <text:p>47229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816481">
            <text:p>816481</text:p>
          </table:table-cell>
        </table:table-row>
        <table:table-row table:style-name="ro2">
          <table:table-cell office:value-type="float" office:value="5319307">
            <text:p>5319307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035867">
            <text:p>1035867</text:p>
          </table:table-cell>
        </table:table-row>
        <table:table-row table:style-name="ro2">
          <table:table-cell office:value-type="float" office:value="5729482">
            <text:p>5729482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086338">
            <text:p>1086338</text:p>
          </table:table-cell>
        </table:table-row>
        <table:table-row table:style-name="ro2">
          <table:table-cell office:value-type="float" office:value="4113008">
            <text:p>411300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172233">
            <text:p>1172233</text:p>
          </table:table-cell>
        </table:table-row>
        <table:table-row table:style-name="ro2">
          <table:table-cell office:value-type="float" office:value="3914209">
            <text:p>3914209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4514588">
            <text:p>4514588</text:p>
          </table:table-cell>
        </table:table-row>
        <table:table-row table:style-name="ro2">
          <table:table-cell office:value-type="float" office:value="7911714">
            <text:p>79117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479838">
            <text:p>5479838</text:p>
          </table:table-cell>
        </table:table-row>
        <table:table-row table:style-name="ro2">
          <table:table-cell office:value-type="float" office:value="5539014">
            <text:p>553901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755218">
            <text:p>5755218</text:p>
          </table:table-cell>
        </table:table-row>
        <table:table-row table:style-name="ro2">
          <table:table-cell office:value-type="float" office:value="4916006">
            <text:p>4916006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018330">
            <text:p>6018330</text:p>
          </table:table-cell>
        </table:table-row>
        <table:table-row table:style-name="ro2">
          <table:table-cell office:value-type="float" office:value="5916163">
            <text:p>591616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097445">
            <text:p>8097445</text:p>
          </table:table-cell>
        </table:table-row>
        <table:table-row table:style-name="ro2">
          <table:table-cell office:value-type="float" office:value="7022603">
            <text:p>7022603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35547">
            <text:p>135547</text:p>
          </table:table-cell>
        </table:table-row>
        <table:table-row table:style-name="ro2">
          <table:table-cell office:value-type="float" office:value="5825577">
            <text:p>5825577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85246">
            <text:p>285246</text:p>
          </table:table-cell>
        </table:table-row>
        <table:table-row table:style-name="ro2">
          <table:table-cell office:value-type="float" office:value="6012258">
            <text:p>6012258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005085">
            <text:p>1005085</text:p>
          </table:table-cell>
        </table:table-row>
        <table:table-row table:style-name="ro2">
          <table:table-cell office:value-type="float" office:value="6226501">
            <text:p>6226501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85902">
            <text:p>2385902</text:p>
          </table:table-cell>
        </table:table-row>
        <table:table-row table:style-name="ro2">
          <table:table-cell office:value-type="float" office:value="5508009">
            <text:p>5508009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66852">
            <text:p>266852</text:p>
          </table:table-cell>
        </table:table-row>
        <table:table-row table:style-name="ro2">
          <table:table-cell office:value-type="float" office:value="5411914">
            <text:p>5411914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424924">
            <text:p>424924</text:p>
          </table:table-cell>
        </table:table-row>
        <table:table-row table:style-name="ro2">
          <table:table-cell office:value-type="float" office:value="5830609">
            <text:p>5830609</text:p>
          </table:table-cell>
          <table:table-cell office:value-type="float" office:value="2903201">
            <text:p>2903201</text:p>
          </table:table-cell>
          <table:table-cell office:value-type="string">
            <text:p>BARREIRA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03619">
            <text:p>103619</text:p>
          </table:table-cell>
        </table:table-row>
        <table:table-row table:style-name="ro2">
          <table:table-cell office:value-type="float" office:value="5838909">
            <text:p>5838909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116829">
            <text:p>116829</text:p>
          </table:table-cell>
        </table:table-row>
        <table:table-row table:style-name="ro2">
          <table:table-cell office:value-type="float" office:value="6031482">
            <text:p>6031482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01025">
            <text:p>301025</text:p>
          </table:table-cell>
        </table:table-row>
        <table:table-row table:style-name="ro2">
          <table:table-cell office:value-type="float" office:value="5841014">
            <text:p>58410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706310">
            <text:p>1706310</text:p>
          </table:table-cell>
        </table:table-row>
        <table:table-row table:style-name="ro2">
          <table:table-cell office:value-type="float" office:value="6463914">
            <text:p>6463914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43448">
            <text:p>2843448</text:p>
          </table:table-cell>
        </table:table-row>
        <table:table-row table:style-name="ro2">
          <table:table-cell office:value-type="float" office:value="8134010">
            <text:p>8134010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01649">
            <text:p>101649</text:p>
          </table:table-cell>
        </table:table-row>
        <table:table-row table:style-name="ro2">
          <table:table-cell office:value-type="float" office:value="6475108">
            <text:p>6475108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104865">
            <text:p>104865</text:p>
          </table:table-cell>
        </table:table-row>
        <table:table-row table:style-name="ro2">
          <table:table-cell office:value-type="float" office:value="6468705">
            <text:p>6468705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182874">
            <text:p>182874</text:p>
          </table:table-cell>
        </table:table-row>
        <table:table-row table:style-name="ro2">
          <table:table-cell office:value-type="float" office:value="5852711">
            <text:p>5852711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438668">
            <text:p>1438668</text:p>
          </table:table-cell>
        </table:table-row>
        <table:table-row table:style-name="ro2">
          <table:table-cell office:value-type="float" office:value="6475611">
            <text:p>6475611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909232">
            <text:p>4909232</text:p>
          </table:table-cell>
        </table:table-row>
        <table:table-row table:style-name="ro2">
          <table:table-cell office:value-type="float" office:value="8136115">
            <text:p>813611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13473">
            <text:p>113473</text:p>
          </table:table-cell>
        </table:table-row>
        <table:table-row table:style-name="ro2">
          <table:table-cell office:value-type="float" office:value="5860715">
            <text:p>586071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228673">
            <text:p>228673</text:p>
          </table:table-cell>
        </table:table-row>
        <table:table-row table:style-name="ro2">
          <table:table-cell office:value-type="float" office:value="7242310">
            <text:p>7242310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013594">
            <text:p>1013594</text:p>
          </table:table-cell>
        </table:table-row>
        <table:table-row table:style-name="ro2">
          <table:table-cell office:value-type="float" office:value="5330659">
            <text:p>533065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1048357">
            <text:p>1048357</text:p>
          </table:table-cell>
        </table:table-row>
        <table:table-row table:style-name="ro2">
          <table:table-cell office:value-type="float" office:value="4230011">
            <text:p>4230011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496451">
            <text:p>1496451</text:p>
          </table:table-cell>
        </table:table-row>
        <table:table-row table:style-name="ro2">
          <table:table-cell office:value-type="float" office:value="5635109">
            <text:p>5635109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993659">
            <text:p>2993659</text:p>
          </table:table-cell>
        </table:table-row>
        <table:table-row table:style-name="ro2">
          <table:table-cell office:value-type="float" office:value="5231808">
            <text:p>5231808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001555">
            <text:p>3001555</text:p>
          </table:table-cell>
        </table:table-row>
        <table:table-row table:style-name="ro2">
          <table:table-cell office:value-type="float" office:value="5727716">
            <text:p>5727716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234053">
            <text:p>3234053</text:p>
          </table:table-cell>
        </table:table-row>
        <table:table-row table:style-name="ro2">
          <table:table-cell office:value-type="float" office:value="6045284">
            <text:p>604528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811303">
            <text:p>3811303</text:p>
          </table:table-cell>
        </table:table-row>
        <table:table-row table:style-name="ro2">
          <table:table-cell office:value-type="float" office:value="6231965">
            <text:p>623196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1001241">
            <text:p>11001241</text:p>
          </table:table-cell>
        </table:table-row>
        <table:table-row table:style-name="ro2">
          <table:table-cell office:value-type="float" office:value="6482815">
            <text:p>6482815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88807">
            <text:p>388807</text:p>
          </table:table-cell>
        </table:table-row>
        <table:table-row table:style-name="ro2">
          <table:table-cell office:value-type="float" office:value="5619683">
            <text:p>561968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126608">
            <text:p>126608</text:p>
          </table:table-cell>
        </table:table-row>
        <table:table-row table:style-name="ro2">
          <table:table-cell office:value-type="float" office:value="5717806">
            <text:p>571780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40412">
            <text:p>140412</text:p>
          </table:table-cell>
        </table:table-row>
        <table:table-row table:style-name="ro2">
          <table:table-cell office:value-type="float" office:value="7432778">
            <text:p>743277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79647">
            <text:p>179647</text:p>
          </table:table-cell>
        </table:table-row>
        <table:table-row table:style-name="ro2">
          <table:table-cell office:value-type="float" office:value="6245577">
            <text:p>624557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400858">
            <text:p>400858</text:p>
          </table:table-cell>
        </table:table-row>
        <table:table-row table:style-name="ro2">
          <table:table-cell office:value-type="float" office:value="6276829">
            <text:p>627682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438184">
            <text:p>438184</text:p>
          </table:table-cell>
        </table:table-row>
        <table:table-row table:style-name="ro2">
          <table:table-cell office:value-type="float" office:value="6276406">
            <text:p>627640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586669">
            <text:p>586669</text:p>
          </table:table-cell>
        </table:table-row>
        <table:table-row table:style-name="ro2">
          <table:table-cell office:value-type="float" office:value="6043179">
            <text:p>604317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1349390">
            <text:p>1349390</text:p>
          </table:table-cell>
        </table:table-row>
        <table:table-row table:style-name="ro2">
          <table:table-cell office:value-type="float" office:value="6323185">
            <text:p>6323185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619771">
            <text:p>2619771</text:p>
          </table:table-cell>
        </table:table-row>
        <table:table-row table:style-name="ro2">
          <table:table-cell office:value-type="float" office:value="8417984">
            <text:p>8417984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6432504">
            <text:p>6432504</text:p>
          </table:table-cell>
        </table:table-row>
        <table:table-row table:style-name="ro2">
          <table:table-cell office:value-type="float" office:value="6422433">
            <text:p>6422433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6957112">
            <text:p>6957112</text:p>
          </table:table-cell>
        </table:table-row>
        <table:table-row table:style-name="ro2">
          <table:table-cell office:value-type="float" office:value="6286654">
            <text:p>6286654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165548">
            <text:p>165548</text:p>
          </table:table-cell>
        </table:table-row>
        <table:table-row table:style-name="ro2">
          <table:table-cell office:value-type="float" office:value="6687010">
            <text:p>6687010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95483">
            <text:p>195483</text:p>
          </table:table-cell>
        </table:table-row>
        <table:table-row table:style-name="ro2">
          <table:table-cell office:value-type="float" office:value="6249502">
            <text:p>6249502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60300">
            <text:p>560300</text:p>
          </table:table-cell>
        </table:table-row>
        <table:table-row table:style-name="ro2">
          <table:table-cell office:value-type="float" office:value="6709261">
            <text:p>6709261</text:p>
          </table:table-cell>
          <table:table-cell office:value-type="float" office:value="3158953">
            <text:p>3158953</text:p>
          </table:table-cell>
          <table:table-cell office:value-type="string">
            <text:p>SANTANA DO PARAÍS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14527">
            <text:p>114527</text:p>
          </table:table-cell>
        </table:table-row>
        <table:table-row table:style-name="ro2">
          <table:table-cell office:value-type="float" office:value="6276307">
            <text:p>6276307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48365">
            <text:p>148365</text:p>
          </table:table-cell>
        </table:table-row>
        <table:table-row table:style-name="ro2">
          <table:table-cell office:value-type="float" office:value="8378913">
            <text:p>8378913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19714">
            <text:p>119714</text:p>
          </table:table-cell>
        </table:table-row>
        <table:table-row table:style-name="ro2">
          <table:table-cell office:value-type="float" office:value="6288082">
            <text:p>6288082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58322">
            <text:p>358322</text:p>
          </table:table-cell>
        </table:table-row>
        <table:table-row table:style-name="ro2">
          <table:table-cell office:value-type="float" office:value="6132717">
            <text:p>6132717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461291">
            <text:p>461291</text:p>
          </table:table-cell>
        </table:table-row>
        <table:table-row table:style-name="ro2">
          <table:table-cell office:value-type="float" office:value="6311509">
            <text:p>6311509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00430">
            <text:p>500430</text:p>
          </table:table-cell>
        </table:table-row>
        <table:table-row table:style-name="ro2">
          <table:table-cell office:value-type="float" office:value="6509866">
            <text:p>6509866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8413122">
            <text:p>8413122</text:p>
          </table:table-cell>
        </table:table-row>
        <table:table-row table:style-name="ro2">
          <table:table-cell office:value-type="float" office:value="5915658">
            <text:p>591565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147946">
            <text:p>147946</text:p>
          </table:table-cell>
        </table:table-row>
        <table:table-row table:style-name="ro2">
          <table:table-cell office:value-type="float" office:value="5910016">
            <text:p>5910016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162194">
            <text:p>162194</text:p>
          </table:table-cell>
        </table:table-row>
        <table:table-row table:style-name="ro2">
          <table:table-cell office:value-type="float" office:value="5415857">
            <text:p>54158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83859">
            <text:p>383859</text:p>
          </table:table-cell>
        </table:table-row>
        <table:table-row table:style-name="ro2">
          <table:table-cell office:value-type="float" office:value="6229860">
            <text:p>6229860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492220">
            <text:p>492220</text:p>
          </table:table-cell>
        </table:table-row>
        <table:table-row table:style-name="ro2">
          <table:table-cell office:value-type="float" office:value="6104865">
            <text:p>610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614683">
            <text:p>614683</text:p>
          </table:table-cell>
        </table:table-row>
        <table:table-row table:style-name="ro2">
          <table:table-cell office:value-type="float" office:value="6814059">
            <text:p>68140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760164">
            <text:p>1760164</text:p>
          </table:table-cell>
        </table:table-row>
        <table:table-row table:style-name="ro2">
          <table:table-cell office:value-type="float" office:value="4805959">
            <text:p>48059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050319">
            <text:p>2050319</text:p>
          </table:table-cell>
        </table:table-row>
        <table:table-row table:style-name="ro2">
          <table:table-cell office:value-type="float" office:value="5707808">
            <text:p>5707808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719747">
            <text:p>2719747</text:p>
          </table:table-cell>
        </table:table-row>
        <table:table-row table:style-name="ro2">
          <table:table-cell office:value-type="float" office:value="7412861">
            <text:p>7412861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2844793">
            <text:p>2844793</text:p>
          </table:table-cell>
        </table:table-row>
        <table:table-row table:style-name="ro2">
          <table:table-cell office:value-type="float" office:value="7430063">
            <text:p>743006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165789">
            <text:p>3165789</text:p>
          </table:table-cell>
        </table:table-row>
        <table:table-row table:style-name="ro2">
          <table:table-cell office:value-type="float" office:value="5608957">
            <text:p>5608957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599787">
            <text:p>5599787</text:p>
          </table:table-cell>
        </table:table-row>
        <table:table-row table:style-name="ro2">
          <table:table-cell office:value-type="float" office:value="7619459">
            <text:p>7619459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7053285">
            <text:p>7053285</text:p>
          </table:table-cell>
        </table:table-row>
        <table:table-row table:style-name="ro2">
          <table:table-cell office:value-type="float" office:value="8604665">
            <text:p>86046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311061">
            <text:p>15311061</text:p>
          </table:table-cell>
        </table:table-row>
        <table:table-row table:style-name="ro2">
          <table:table-cell office:value-type="float" office:value="6854865">
            <text:p>6854865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167566">
            <text:p>29167566</text:p>
          </table:table-cell>
        </table:table-row>
        <table:table-row table:style-name="ro2">
          <table:table-cell office:value-type="float" office:value="7053112">
            <text:p>7053112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5233">
            <text:p>225233</text:p>
          </table:table-cell>
        </table:table-row>
        <table:table-row table:style-name="ro2">
          <table:table-cell office:value-type="float" office:value="7055808">
            <text:p>7055808</text:p>
          </table:table-cell>
          <table:table-cell office:value-type="float" office:value="3505500">
            <text:p>3505500</text:p>
          </table:table-cell>
          <table:table-cell office:value-type="string">
            <text:p>BARRETO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019">
            <text:p>421019</text:p>
          </table:table-cell>
        </table:table-row>
        <table:table-row table:style-name="ro2">
          <table:table-cell office:value-type="float" office:value="7056311">
            <text:p>7056311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79031">
            <text:p>479031</text:p>
          </table:table-cell>
        </table:table-row>
        <table:table-row table:style-name="ro2">
          <table:table-cell office:value-type="float" office:value="6436910">
            <text:p>6436910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28356">
            <text:p>628356</text:p>
          </table:table-cell>
        </table:table-row>
        <table:table-row table:style-name="ro2">
          <table:table-cell office:value-type="float" office:value="6627378">
            <text:p>6627378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021868">
            <text:p>1021868</text:p>
          </table:table-cell>
        </table:table-row>
        <table:table-row table:style-name="ro2">
          <table:table-cell office:value-type="float" office:value="7079313">
            <text:p>7079313</text:p>
          </table:table-cell>
          <table:table-cell office:value-type="float" office:value="3529005">
            <text:p>3529005</text:p>
          </table:table-cell>
          <table:table-cell office:value-type="string">
            <text:p>MARÍL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601">
            <text:p>320601</text:p>
          </table:table-cell>
        </table:table-row>
        <table:table-row table:style-name="ro2">
          <table:table-cell office:value-type="float" office:value="7062202">
            <text:p>7062202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62763">
            <text:p>162763</text:p>
          </table:table-cell>
        </table:table-row>
        <table:table-row table:style-name="ro2">
          <table:table-cell office:value-type="float" office:value="8849913">
            <text:p>8849913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6480">
            <text:p>176480</text:p>
          </table:table-cell>
        </table:table-row>
        <table:table-row table:style-name="ro2">
          <table:table-cell office:value-type="float" office:value="8658207">
            <text:p>8658207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25450">
            <text:p>225450</text:p>
          </table:table-cell>
        </table:table-row>
        <table:table-row table:style-name="ro2">
          <table:table-cell office:value-type="float" office:value="6693610">
            <text:p>66936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113115">
            <text:p>113115</text:p>
          </table:table-cell>
        </table:table-row>
        <table:table-row table:style-name="ro2">
          <table:table-cell office:value-type="float" office:value="6720415">
            <text:p>67204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124512">
            <text:p>124512</text:p>
          </table:table-cell>
        </table:table-row>
        <table:table-row table:style-name="ro2">
          <table:table-cell office:value-type="float" office:value="5271308">
            <text:p>52713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220220">
            <text:p>220220</text:p>
          </table:table-cell>
        </table:table-row>
        <table:table-row table:style-name="ro2">
          <table:table-cell office:value-type="float" office:value="7091714">
            <text:p>70917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276714">
            <text:p>276714</text:p>
          </table:table-cell>
        </table:table-row>
        <table:table-row table:style-name="ro2">
          <table:table-cell office:value-type="float" office:value="7730106">
            <text:p>77301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451238">
            <text:p>451238</text:p>
          </table:table-cell>
        </table:table-row>
        <table:table-row table:style-name="ro2">
          <table:table-cell office:value-type="float" office:value="7864408">
            <text:p>78644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462120">
            <text:p>462120</text:p>
          </table:table-cell>
        </table:table-row>
        <table:table-row table:style-name="ro2">
          <table:table-cell office:value-type="float" office:value="5150611">
            <text:p>515061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469914">
            <text:p>469914</text:p>
          </table:table-cell>
        </table:table-row>
        <table:table-row table:style-name="ro2">
          <table:table-cell office:value-type="float" office:value="5729801">
            <text:p>572980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552375">
            <text:p>552375</text:p>
          </table:table-cell>
        </table:table-row>
        <table:table-row table:style-name="ro2">
          <table:table-cell office:value-type="float" office:value="6052115">
            <text:p>60521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817776">
            <text:p>817776</text:p>
          </table:table-cell>
        </table:table-row>
        <table:table-row table:style-name="ro2">
          <table:table-cell office:value-type="float" office:value="7059810">
            <text:p>70598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853016">
            <text:p>853016</text:p>
          </table:table-cell>
        </table:table-row>
        <table:table-row table:style-name="ro2">
          <table:table-cell office:value-type="float" office:value="6319108">
            <text:p>63191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1213087">
            <text:p>1213087</text:p>
          </table:table-cell>
        </table:table-row>
        <table:table-row table:style-name="ro2">
          <table:table-cell office:value-type="float" office:value="7632500">
            <text:p>763250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1216071">
            <text:p>1216071</text:p>
          </table:table-cell>
        </table:table-row>
        <table:table-row table:style-name="ro2">
          <table:table-cell office:value-type="float" office:value="6258009">
            <text:p>6258009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354782">
            <text:p>1354782</text:p>
          </table:table-cell>
        </table:table-row>
        <table:table-row table:style-name="ro2">
          <table:table-cell office:value-type="float" office:value="7855416">
            <text:p>7855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1788078">
            <text:p>1788078</text:p>
          </table:table-cell>
        </table:table-row>
        <table:table-row table:style-name="ro2">
          <table:table-cell office:value-type="float" office:value="7100113">
            <text:p>710011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2239067">
            <text:p>2239067</text:p>
          </table:table-cell>
        </table:table-row>
        <table:table-row table:style-name="ro2">
          <table:table-cell office:value-type="float" office:value="5051710">
            <text:p>5051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892211">
            <text:p>2892211</text:p>
          </table:table-cell>
        </table:table-row>
        <table:table-row table:style-name="ro2">
          <table:table-cell office:value-type="float" office:value="7759410">
            <text:p>77594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3087250">
            <text:p>3087250</text:p>
          </table:table-cell>
        </table:table-row>
        <table:table-row table:style-name="ro2">
          <table:table-cell office:value-type="float" office:value="7093710">
            <text:p>7093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4063936">
            <text:p>4063936</text:p>
          </table:table-cell>
        </table:table-row>
        <table:table-row table:style-name="ro2">
          <table:table-cell office:value-type="float" office:value="8658710">
            <text:p>86587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4142465">
            <text:p>4142465</text:p>
          </table:table-cell>
        </table:table-row>
        <table:table-row table:style-name="ro2">
          <table:table-cell office:value-type="float" office:value="6720514">
            <text:p>67205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4330063">
            <text:p>4330063</text:p>
          </table:table-cell>
        </table:table-row>
        <table:table-row table:style-name="ro2">
          <table:table-cell office:value-type="float" office:value="5854708">
            <text:p>58547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4827982">
            <text:p>4827982</text:p>
          </table:table-cell>
        </table:table-row>
        <table:table-row table:style-name="ro2">
          <table:table-cell office:value-type="float" office:value="6755617">
            <text:p>675561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8825582">
            <text:p>8825582</text:p>
          </table:table-cell>
        </table:table-row>
        <table:table-row table:style-name="ro2">
          <table:table-cell office:value-type="float" office:value="7755715">
            <text:p>77557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8972827">
            <text:p>8972827</text:p>
          </table:table-cell>
        </table:table-row>
        <table:table-row table:style-name="ro2">
          <table:table-cell office:value-type="float" office:value="8759015">
            <text:p>8759015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1270878">
            <text:p>11270878</text:p>
          </table:table-cell>
        </table:table-row>
        <table:table-row table:style-name="ro2">
          <table:table-cell office:value-type="float" office:value="7675814">
            <text:p>767581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3007306">
            <text:p>23007306</text:p>
          </table:table-cell>
        </table:table-row>
        <table:table-row table:style-name="ro2">
          <table:table-cell office:value-type="float" office:value="6668184">
            <text:p>6668184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4014802">
            <text:p>24014802</text:p>
          </table:table-cell>
        </table:table-row>
        <table:table-row table:style-name="ro2">
          <table:table-cell office:value-type="float" office:value="6130406">
            <text:p>613040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8938690">
            <text:p>28938690</text:p>
          </table:table-cell>
        </table:table-row>
        <table:table-row table:style-name="ro2">
          <table:table-cell office:value-type="float" office:value="6823357">
            <text:p>6823357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631028">
            <text:p>29631028</text:p>
          </table:table-cell>
        </table:table-row>
        <table:table-row table:style-name="ro2">
          <table:table-cell office:value-type="float" office:value="6446208">
            <text:p>6446208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747467">
            <text:p>33747467</text:p>
          </table:table-cell>
        </table:table-row>
        <table:table-row table:style-name="ro2">
          <table:table-cell office:value-type="float" office:value="8850416">
            <text:p>8850416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356124">
            <text:p>35356124</text:p>
          </table:table-cell>
        </table:table-row>
        <table:table-row table:style-name="ro2">
          <table:table-cell office:value-type="float" office:value="7865210">
            <text:p>7865210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3308997">
            <text:p>43308997</text:p>
          </table:table-cell>
        </table:table-row>
        <table:table-row table:style-name="ro2">
          <table:table-cell office:value-type="float" office:value="7243382">
            <text:p>7243382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157688">
            <text:p>157688</text:p>
          </table:table-cell>
        </table:table-row>
        <table:table-row table:style-name="ro2">
          <table:table-cell office:value-type="float" office:value="7052914">
            <text:p>70529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65686">
            <text:p>165686</text:p>
          </table:table-cell>
        </table:table-row>
        <table:table-row table:style-name="ro2">
          <table:table-cell office:value-type="float" office:value="8230314">
            <text:p>82303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183006">
            <text:p>183006</text:p>
          </table:table-cell>
        </table:table-row>
        <table:table-row table:style-name="ro2">
          <table:table-cell office:value-type="float" office:value="5428109">
            <text:p>5428109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23173">
            <text:p>323173</text:p>
          </table:table-cell>
        </table:table-row>
        <table:table-row table:style-name="ro2">
          <table:table-cell office:value-type="float" office:value="7635008">
            <text:p>7635008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308815">
            <text:p>1308815</text:p>
          </table:table-cell>
        </table:table-row>
        <table:table-row table:style-name="ro2">
          <table:table-cell office:value-type="float" office:value="8239206">
            <text:p>8239206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1567658">
            <text:p>1567658</text:p>
          </table:table-cell>
        </table:table-row>
        <table:table-row table:style-name="ro2">
          <table:table-cell office:value-type="float" office:value="9425614">
            <text:p>942561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50356">
            <text:p>3150356</text:p>
          </table:table-cell>
        </table:table-row>
        <table:table-row table:style-name="ro2">
          <table:table-cell office:value-type="float" office:value="9408412">
            <text:p>9408412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05819">
            <text:p>405819</text:p>
          </table:table-cell>
        </table:table-row>
        <table:table-row table:style-name="ro2">
          <table:table-cell office:value-type="float" office:value="8233810">
            <text:p>8233810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439513">
            <text:p>2439513</text:p>
          </table:table-cell>
        </table:table-row>
        <table:table-row table:style-name="ro2">
          <table:table-cell office:value-type="float" office:value="7627104">
            <text:p>7627104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230329">
            <text:p>6230329</text:p>
          </table:table-cell>
        </table:table-row>
        <table:table-row table:style-name="ro2">
          <table:table-cell office:value-type="float" office:value="8428602">
            <text:p>8428602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52553">
            <text:p>152553</text:p>
          </table:table-cell>
        </table:table-row>
        <table:table-row table:style-name="ro2">
          <table:table-cell office:value-type="float" office:value="9222102">
            <text:p>9222102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95875">
            <text:p>395875</text:p>
          </table:table-cell>
        </table:table-row>
        <table:table-row table:style-name="ro2">
          <table:table-cell office:value-type="float" office:value="7664008">
            <text:p>7664008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153078">
            <text:p>3153078</text:p>
          </table:table-cell>
        </table:table-row>
        <table:table-row table:style-name="ro2">
          <table:table-cell office:value-type="float" office:value="9223602">
            <text:p>9223602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119002">
            <text:p>119002</text:p>
          </table:table-cell>
        </table:table-row>
        <table:table-row table:style-name="ro2">
          <table:table-cell office:value-type="float" office:value="8240706">
            <text:p>8240706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137457">
            <text:p>1137457</text:p>
          </table:table-cell>
        </table:table-row>
        <table:table-row table:style-name="ro2">
          <table:table-cell office:value-type="float" office:value="7665508">
            <text:p>7665508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782586">
            <text:p>1782586</text:p>
          </table:table-cell>
        </table:table-row>
        <table:table-row table:style-name="ro2">
          <table:table-cell office:value-type="float" office:value="7754510">
            <text:p>7754510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8371">
            <text:p>138371</text:p>
          </table:table-cell>
        </table:table-row>
        <table:table-row table:style-name="ro2">
          <table:table-cell office:value-type="float" office:value="8329708">
            <text:p>8329708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150517">
            <text:p>150517</text:p>
          </table:table-cell>
        </table:table-row>
        <table:table-row table:style-name="ro2">
          <table:table-cell office:value-type="float" office:value="8409609">
            <text:p>8409609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96749">
            <text:p>496749</text:p>
          </table:table-cell>
        </table:table-row>
        <table:table-row table:style-name="ro2">
          <table:table-cell office:value-type="float" office:value="7714909">
            <text:p>77149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24705">
            <text:p>224705</text:p>
          </table:table-cell>
        </table:table-row>
        <table:table-row table:style-name="ro2">
          <table:table-cell office:value-type="float" office:value="8330913">
            <text:p>8330913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754517">
            <text:p>754517</text:p>
          </table:table-cell>
        </table:table-row>
        <table:table-row table:style-name="ro2">
          <table:table-cell office:value-type="float" office:value="7509964">
            <text:p>7509964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1238573">
            <text:p>1238573</text:p>
          </table:table-cell>
        </table:table-row>
        <table:table-row table:style-name="ro2">
          <table:table-cell office:value-type="float" office:value="9505515">
            <text:p>9505515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34287">
            <text:p>1434287</text:p>
          </table:table-cell>
        </table:table-row>
        <table:table-row table:style-name="ro2">
          <table:table-cell office:value-type="float" office:value="8520309">
            <text:p>8520309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174540">
            <text:p>2174540</text:p>
          </table:table-cell>
        </table:table-row>
        <table:table-row table:style-name="ro2">
          <table:table-cell office:value-type="float" office:value="7724207">
            <text:p>7724207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672677">
            <text:p>6672677</text:p>
          </table:table-cell>
        </table:table-row>
        <table:table-row table:style-name="ro2">
          <table:table-cell office:value-type="float" office:value="7727902">
            <text:p>7727902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65863">
            <text:p>165863</text:p>
          </table:table-cell>
        </table:table-row>
        <table:table-row table:style-name="ro2">
          <table:table-cell office:value-type="float" office:value="7761614">
            <text:p>7761614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869329">
            <text:p>4869329</text:p>
          </table:table-cell>
        </table:table-row>
        <table:table-row table:style-name="ro2">
          <table:table-cell office:value-type="float" office:value="8526208">
            <text:p>85262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220338">
            <text:p>220338</text:p>
          </table:table-cell>
        </table:table-row>
        <table:table-row table:style-name="ro2">
          <table:table-cell office:value-type="float" office:value="5617505">
            <text:p>5617505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27531">
            <text:p>227531</text:p>
          </table:table-cell>
        </table:table-row>
        <table:table-row table:style-name="ro2">
          <table:table-cell office:value-type="float" office:value="7240205">
            <text:p>7240205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76098">
            <text:p>276098</text:p>
          </table:table-cell>
        </table:table-row>
        <table:table-row table:style-name="ro2">
          <table:table-cell office:value-type="float" office:value="6926508">
            <text:p>69265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1059795">
            <text:p>1059795</text:p>
          </table:table-cell>
        </table:table-row>
        <table:table-row table:style-name="ro2">
          <table:table-cell office:value-type="float" office:value="7824404">
            <text:p>7824404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1496196">
            <text:p>1496196</text:p>
          </table:table-cell>
        </table:table-row>
        <table:table-row table:style-name="ro2">
          <table:table-cell office:value-type="float" office:value="8440408">
            <text:p>844040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984506">
            <text:p>3984506</text:p>
          </table:table-cell>
        </table:table-row>
        <table:table-row table:style-name="ro2">
          <table:table-cell office:value-type="float" office:value="7704713">
            <text:p>7704713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402255">
            <text:p>402255</text:p>
          </table:table-cell>
        </table:table-row>
        <table:table-row table:style-name="ro2">
          <table:table-cell office:value-type="float" office:value="6815206">
            <text:p>6815206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53067">
            <text:p>453067</text:p>
          </table:table-cell>
        </table:table-row>
        <table:table-row table:style-name="ro2">
          <table:table-cell office:value-type="float" office:value="7809908">
            <text:p>7809908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644355">
            <text:p>644355</text:p>
          </table:table-cell>
        </table:table-row>
        <table:table-row table:style-name="ro2">
          <table:table-cell office:value-type="float" office:value="8001614">
            <text:p>8001614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49164">
            <text:p>1249164</text:p>
          </table:table-cell>
        </table:table-row>
        <table:table-row table:style-name="ro2">
          <table:table-cell office:value-type="float" office:value="6251814">
            <text:p>6251814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6714052">
            <text:p>6714052</text:p>
          </table:table-cell>
        </table:table-row>
        <table:table-row table:style-name="ro2">
          <table:table-cell office:value-type="float" office:value="8754816">
            <text:p>8754816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1353553">
            <text:p>1353553</text:p>
          </table:table-cell>
        </table:table-row>
        <table:table-row table:style-name="ro2">
          <table:table-cell office:value-type="float" office:value="7910213">
            <text:p>7910213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239392">
            <text:p>239392</text:p>
          </table:table-cell>
        </table:table-row>
        <table:table-row table:style-name="ro2">
          <table:table-cell office:value-type="float" office:value="10508815">
            <text:p>1050881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050212">
            <text:p>5050212</text:p>
          </table:table-cell>
        </table:table-row>
        <table:table-row table:style-name="ro2">
          <table:table-cell office:value-type="float" office:value="6805644">
            <text:p>680564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07009">
            <text:p>107009</text:p>
          </table:table-cell>
        </table:table-row>
        <table:table-row table:style-name="ro2">
          <table:table-cell office:value-type="float" office:value="10303315">
            <text:p>10303315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137223">
            <text:p>137223</text:p>
          </table:table-cell>
        </table:table-row>
        <table:table-row table:style-name="ro2">
          <table:table-cell office:value-type="float" office:value="7002217">
            <text:p>7002217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151211">
            <text:p>151211</text:p>
          </table:table-cell>
        </table:table-row>
        <table:table-row table:style-name="ro2">
          <table:table-cell office:value-type="float" office:value="8470314">
            <text:p>847031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151727">
            <text:p>151727</text:p>
          </table:table-cell>
        </table:table-row>
        <table:table-row table:style-name="ro2">
          <table:table-cell office:value-type="float" office:value="8225411">
            <text:p>8225411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77258">
            <text:p>277258</text:p>
          </table:table-cell>
        </table:table-row>
        <table:table-row table:style-name="ro2">
          <table:table-cell office:value-type="float" office:value="7405410">
            <text:p>74054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764092">
            <text:p>764092</text:p>
          </table:table-cell>
        </table:table-row>
        <table:table-row table:style-name="ro2">
          <table:table-cell office:value-type="float" office:value="6700208">
            <text:p>67002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785315">
            <text:p>785315</text:p>
          </table:table-cell>
        </table:table-row>
        <table:table-row table:style-name="ro2">
          <table:table-cell office:value-type="float" office:value="8505417">
            <text:p>8505417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1187179">
            <text:p>1187179</text:p>
          </table:table-cell>
        </table:table-row>
        <table:table-row table:style-name="ro2">
          <table:table-cell office:value-type="float" office:value="8100416">
            <text:p>81004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1363842">
            <text:p>1363842</text:p>
          </table:table-cell>
        </table:table-row>
        <table:table-row table:style-name="ro2">
          <table:table-cell office:value-type="float" office:value="8007809">
            <text:p>80078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1588550">
            <text:p>1588550</text:p>
          </table:table-cell>
        </table:table-row>
        <table:table-row table:style-name="ro2">
          <table:table-cell office:value-type="float" office:value="6500608">
            <text:p>65006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865037">
            <text:p>1865037</text:p>
          </table:table-cell>
        </table:table-row>
        <table:table-row table:style-name="ro2">
          <table:table-cell office:value-type="float" office:value="7021108">
            <text:p>70211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2528550">
            <text:p>2528550</text:p>
          </table:table-cell>
        </table:table-row>
        <table:table-row table:style-name="ro2">
          <table:table-cell office:value-type="float" office:value="8809610">
            <text:p>88096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635955">
            <text:p>2635955</text:p>
          </table:table-cell>
        </table:table-row>
        <table:table-row table:style-name="ro2">
          <table:table-cell office:value-type="float" office:value="10408510">
            <text:p>104085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692124">
            <text:p>2692124</text:p>
          </table:table-cell>
        </table:table-row>
        <table:table-row table:style-name="ro2">
          <table:table-cell office:value-type="float" office:value="7511109">
            <text:p>7511109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013683">
            <text:p>3013683</text:p>
          </table:table-cell>
        </table:table-row>
        <table:table-row table:style-name="ro2">
          <table:table-cell office:value-type="float" office:value="9615010">
            <text:p>9615010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067654">
            <text:p>3067654</text:p>
          </table:table-cell>
        </table:table-row>
        <table:table-row table:style-name="ro2">
          <table:table-cell office:value-type="float" office:value="6400313">
            <text:p>6400313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4073385">
            <text:p>4073385</text:p>
          </table:table-cell>
        </table:table-row>
        <table:table-row table:style-name="ro2">
          <table:table-cell office:value-type="float" office:value="7604508">
            <text:p>760450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6448112">
            <text:p>6448112</text:p>
          </table:table-cell>
        </table:table-row>
        <table:table-row table:style-name="ro2">
          <table:table-cell office:value-type="float" office:value="8227516">
            <text:p>8227516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6845765">
            <text:p>6845765</text:p>
          </table:table-cell>
        </table:table-row>
        <table:table-row table:style-name="ro2" table:number-rows-repeated="104832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2010" table:style-name="ta1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ce4"/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Cod-orig</text:p>
          </table:table-cell>
          <table:table-cell table:style-name="ce2" office:value-type="string">
            <text:p>Munic-origem</text:p>
          </table:table-cell>
          <table:table-cell table:style-name="ce2" office:value-type="string">
            <text:p>Cod-Dest</text:p>
          </table:table-cell>
          <table:table-cell table:style-name="ce2" office:value-type="string">
            <text:p>Munic-destino</text:p>
          </table:table-cell>
          <table:table-cell table:style-name="ce2" office:value-type="string">
            <text:p>Carga (Kg)</text:p>
          </table:table-cell>
        </table:table-row>
        <table:table-row table:style-name="ro3">
          <table:table-cell table:style-name="ce3" office:value-type="float" office:value="600150995">
            <text:p>600150995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1200203">
            <text:p>1200203</text:p>
          </table:table-cell>
          <table:table-cell table:style-name="ce3" office:value-type="string">
            <text:p>CRUZEIRO DO SUL</text:p>
          </table:table-cell>
          <table:table-cell table:style-name="ce3" office:value-type="float" office:value="285338">
            <text:p>285338</text:p>
          </table:table-cell>
        </table:table-row>
        <table:table-row table:style-name="ro3">
          <table:table-cell table:style-name="ce3" office:value-type="float" office:value="989018867">
            <text:p>989018867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4108304">
            <text:p>4108304</text:p>
          </table:table-cell>
          <table:table-cell table:style-name="ce3" office:value-type="string">
            <text:p>FOZ DO IGUAÇU</text:p>
          </table:table-cell>
          <table:table-cell table:style-name="ce3" office:value-type="float" office:value="248091">
            <text:p>248091</text:p>
          </table:table-cell>
        </table:table-row>
        <table:table-row table:style-name="ro3">
          <table:table-cell table:style-name="ce3" office:value-type="float" office:value="1033500389">
            <text:p>1033500389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275112">
            <text:p>275112</text:p>
          </table:table-cell>
        </table:table-row>
        <table:table-row table:style-name="ro3">
          <table:table-cell table:style-name="ce3" office:value-type="float" office:value="926203776">
            <text:p>926203776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275465">
            <text:p>275465</text:p>
          </table:table-cell>
        </table:table-row>
        <table:table-row table:style-name="ro3">
          <table:table-cell table:style-name="ce3" office:value-type="float" office:value="1037730538">
            <text:p>1037730538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423016">
            <text:p>423016</text:p>
          </table:table-cell>
        </table:table-row>
        <table:table-row table:style-name="ro3">
          <table:table-cell table:style-name="ce3" office:value-type="float" office:value="596439804">
            <text:p>596439804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643146">
            <text:p>643146</text:p>
          </table:table-cell>
        </table:table-row>
        <table:table-row table:style-name="ro3">
          <table:table-cell table:style-name="ce3" office:value-type="float" office:value="674796476">
            <text:p>674796476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400100">
            <text:p>1400100</text:p>
          </table:table-cell>
          <table:table-cell table:style-name="ce3" office:value-type="string">
            <text:p>BOA VISTA</text:p>
          </table:table-cell>
          <table:table-cell table:style-name="ce3" office:value-type="float" office:value="643427">
            <text:p>643427</text:p>
          </table:table-cell>
        </table:table-row>
        <table:table-row table:style-name="ro3">
          <table:table-cell table:style-name="ce3" office:value-type="float" office:value="805584023">
            <text:p>805584023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662772">
            <text:p>662772</text:p>
          </table:table-cell>
        </table:table-row>
        <table:table-row table:style-name="ro3">
          <table:table-cell table:style-name="ce3" office:value-type="float" office:value="698641821">
            <text:p>698641821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506807">
            <text:p>1506807</text:p>
          </table:table-cell>
          <table:table-cell table:style-name="ce3" office:value-type="string">
            <text:p>SANTARÉM</text:p>
          </table:table-cell>
          <table:table-cell table:style-name="ce3" office:value-type="float" office:value="1330559">
            <text:p>1330559</text:p>
          </table:table-cell>
        </table:table-row>
        <table:table-row table:style-name="ro3">
          <table:table-cell table:style-name="ce3" office:value-type="float" office:value="667067311">
            <text:p>667067311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324312">
            <text:p>324312</text:p>
          </table:table-cell>
        </table:table-row>
        <table:table-row table:style-name="ro3">
          <table:table-cell table:style-name="ce3" office:value-type="float" office:value="634934479">
            <text:p>634934479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358386">
            <text:p>358386</text:p>
          </table:table-cell>
        </table:table-row>
        <table:table-row table:style-name="ro3">
          <table:table-cell table:style-name="ce3" office:value-type="float" office:value="751401845">
            <text:p>751401845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504208">
            <text:p>1504208</text:p>
          </table:table-cell>
          <table:table-cell table:style-name="ce3" office:value-type="string">
            <text:p>MARABÁ</text:p>
          </table:table-cell>
          <table:table-cell table:style-name="ce3" office:value-type="float" office:value="867652">
            <text:p>867652</text:p>
          </table:table-cell>
        </table:table-row>
        <table:table-row table:style-name="ro3">
          <table:table-cell table:style-name="ce3" office:value-type="float" office:value="877434685">
            <text:p>877434685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1141648">
            <text:p>1141648</text:p>
          </table:table-cell>
        </table:table-row>
        <table:table-row table:style-name="ro3">
          <table:table-cell table:style-name="ce3" office:value-type="float" office:value="752049822">
            <text:p>752049822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506807">
            <text:p>1506807</text:p>
          </table:table-cell>
          <table:table-cell table:style-name="ce3" office:value-type="string">
            <text:p>SANTARÉM</text:p>
          </table:table-cell>
          <table:table-cell table:style-name="ce3" office:value-type="float" office:value="2181424">
            <text:p>2181424</text:p>
          </table:table-cell>
        </table:table-row>
        <table:table-row table:style-name="ro3">
          <table:table-cell table:style-name="ce3" office:value-type="float" office:value="774637860">
            <text:p>774637860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600303">
            <text:p>1600303</text:p>
          </table:table-cell>
          <table:table-cell table:style-name="ce3" office:value-type="string">
            <text:p>MACAPÁ</text:p>
          </table:table-cell>
          <table:table-cell table:style-name="ce3" office:value-type="float" office:value="2817084">
            <text:p>2817084</text:p>
          </table:table-cell>
        </table:table-row>
        <table:table-row table:style-name="ro3">
          <table:table-cell table:style-name="ce3" office:value-type="float" office:value="697477625">
            <text:p>697477625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4976872">
            <text:p>4976872</text:p>
          </table:table-cell>
        </table:table-row>
        <table:table-row table:style-name="ro3">
          <table:table-cell table:style-name="ce3" office:value-type="float" office:value="879277926">
            <text:p>879277926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1506807">
            <text:p>1506807</text:p>
          </table:table-cell>
          <table:table-cell table:style-name="ce3" office:value-type="string">
            <text:p>SANTARÉM</text:p>
          </table:table-cell>
          <table:table-cell table:style-name="ce3" office:value-type="float" office:value="307403">
            <text:p>307403</text:p>
          </table:table-cell>
        </table:table-row>
        <table:table-row table:style-name="ro3">
          <table:table-cell table:style-name="ce3" office:value-type="float" office:value="1054148367">
            <text:p>1054148367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2105302">
            <text:p>2105302</text:p>
          </table:table-cell>
          <table:table-cell table:style-name="ce3" office:value-type="string">
            <text:p>IMPERATRIZ</text:p>
          </table:table-cell>
          <table:table-cell table:style-name="ce3" office:value-type="float" office:value="567669">
            <text:p>567669</text:p>
          </table:table-cell>
        </table:table-row>
        <table:table-row table:style-name="ro3">
          <table:table-cell table:style-name="ce3" office:value-type="float" office:value="1391027301">
            <text:p>1391027301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11791">
            <text:p>311791</text:p>
          </table:table-cell>
        </table:table-row>
        <table:table-row table:style-name="ro3">
          <table:table-cell table:style-name="ce3" office:value-type="float" office:value="789175776">
            <text:p>789175776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200203">
            <text:p>1200203</text:p>
          </table:table-cell>
          <table:table-cell table:style-name="ce3" office:value-type="string">
            <text:p>CRUZEIRO DO SUL</text:p>
          </table:table-cell>
          <table:table-cell table:style-name="ce3" office:value-type="float" office:value="314779">
            <text:p>314779</text:p>
          </table:table-cell>
        </table:table-row>
        <table:table-row table:style-name="ro3">
          <table:table-cell table:style-name="ce3" office:value-type="float" office:value="1152925542">
            <text:p>1152925542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307304">
            <text:p>2307304</text:p>
          </table:table-cell>
          <table:table-cell table:style-name="ce3" office:value-type="string">
            <text:p>JUAZEIRO DO NORTE</text:p>
          </table:table-cell>
          <table:table-cell table:style-name="ce3" office:value-type="float" office:value="446997">
            <text:p>446997</text:p>
          </table:table-cell>
        </table:table-row>
        <table:table-row table:style-name="ro3">
          <table:table-cell table:style-name="ce3" office:value-type="float" office:value="789261377">
            <text:p>789261377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484583">
            <text:p>484583</text:p>
          </table:table-cell>
        </table:table-row>
        <table:table-row table:style-name="ro3">
          <table:table-cell table:style-name="ce3" office:value-type="float" office:value="911072542">
            <text:p>911072542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506807">
            <text:p>1506807</text:p>
          </table:table-cell>
          <table:table-cell table:style-name="ce3" office:value-type="string">
            <text:p>SANTARÉM</text:p>
          </table:table-cell>
          <table:table-cell table:style-name="ce3" office:value-type="float" office:value="493959">
            <text:p>493959</text:p>
          </table:table-cell>
        </table:table-row>
        <table:table-row table:style-name="ro3">
          <table:table-cell table:style-name="ce3" office:value-type="float" office:value="744671526">
            <text:p>744671526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580396">
            <text:p>580396</text:p>
          </table:table-cell>
        </table:table-row>
        <table:table-row table:style-name="ro3">
          <table:table-cell table:style-name="ce3" office:value-type="float" office:value="1128367271">
            <text:p>1128367271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1347540">
            <text:p>1347540</text:p>
          </table:table-cell>
        </table:table-row>
        <table:table-row table:style-name="ro3">
          <table:table-cell table:style-name="ce3" office:value-type="float" office:value="1101813918">
            <text:p>1101813918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1495357">
            <text:p>1495357</text:p>
          </table:table-cell>
        </table:table-row>
        <table:table-row table:style-name="ro3">
          <table:table-cell table:style-name="ce3" office:value-type="float" office:value="1177554990">
            <text:p>1177554990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1622149">
            <text:p>1622149</text:p>
          </table:table-cell>
        </table:table-row>
        <table:table-row table:style-name="ro3">
          <table:table-cell table:style-name="ce3" office:value-type="float" office:value="909093738">
            <text:p>909093738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3393604">
            <text:p>3393604</text:p>
          </table:table-cell>
        </table:table-row>
        <table:table-row table:style-name="ro3">
          <table:table-cell table:style-name="ce3" office:value-type="float" office:value="832191809">
            <text:p>832191809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4815105">
            <text:p>4815105</text:p>
          </table:table-cell>
        </table:table-row>
        <table:table-row table:style-name="ro3">
          <table:table-cell table:style-name="ce3" office:value-type="float" office:value="1278337976">
            <text:p>1278337976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504009">
            <text:p>2504009</text:p>
          </table:table-cell>
          <table:table-cell table:style-name="ce3" office:value-type="string">
            <text:p>CAMPINA GRANDE</text:p>
          </table:table-cell>
          <table:table-cell table:style-name="ce3" office:value-type="float" office:value="247260">
            <text:p>247260</text:p>
          </table:table-cell>
        </table:table-row>
        <table:table-row table:style-name="ro3">
          <table:table-cell table:style-name="ce3" office:value-type="float" office:value="1304264439">
            <text:p>1304264439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605459">
            <text:p>2605459</text:p>
          </table:table-cell>
          <table:table-cell table:style-name="ce3" office:value-type="string">
            <text:p>FERNANDO DE NORONHA</text:p>
          </table:table-cell>
          <table:table-cell table:style-name="ce3" office:value-type="float" office:value="442548">
            <text:p>442548</text:p>
          </table:table-cell>
        </table:table-row>
        <table:table-row table:style-name="ro3">
          <table:table-cell table:style-name="ce3" office:value-type="float" office:value="1305676737">
            <text:p>130567673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611101">
            <text:p>2611101</text:p>
          </table:table-cell>
          <table:table-cell table:style-name="ce3" office:value-type="string">
            <text:p>PETROLINA</text:p>
          </table:table-cell>
          <table:table-cell table:style-name="ce3" office:value-type="float" office:value="521328">
            <text:p>521328</text:p>
          </table:table-cell>
        </table:table-row>
        <table:table-row table:style-name="ro3">
          <table:table-cell table:style-name="ce3" office:value-type="float" office:value="1279249027">
            <text:p>127924902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595996">
            <text:p>595996</text:p>
          </table:table-cell>
        </table:table-row>
        <table:table-row table:style-name="ro3">
          <table:table-cell table:style-name="ce3" office:value-type="float" office:value="955510339">
            <text:p>955510339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1506807">
            <text:p>1506807</text:p>
          </table:table-cell>
          <table:table-cell table:style-name="ce3" office:value-type="string">
            <text:p>SANTARÉM</text:p>
          </table:table-cell>
          <table:table-cell table:style-name="ce3" office:value-type="float" office:value="632039">
            <text:p>632039</text:p>
          </table:table-cell>
        </table:table-row>
        <table:table-row table:style-name="ro3">
          <table:table-cell table:style-name="ce3" office:value-type="float" office:value="1252864435">
            <text:p>1252864435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741605">
            <text:p>741605</text:p>
          </table:table-cell>
        </table:table-row>
        <table:table-row table:style-name="ro3">
          <table:table-cell table:style-name="ce3" office:value-type="float" office:value="1167476919">
            <text:p>1167476919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750510">
            <text:p>750510</text:p>
          </table:table-cell>
        </table:table-row>
        <table:table-row table:style-name="ro3">
          <table:table-cell table:style-name="ce3" office:value-type="float" office:value="1626912717">
            <text:p>1626912717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898123">
            <text:p>898123</text:p>
          </table:table-cell>
        </table:table-row>
        <table:table-row table:style-name="ro3">
          <table:table-cell table:style-name="ce3" office:value-type="float" office:value="953334025">
            <text:p>953334025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643448">
            <text:p>1643448</text:p>
          </table:table-cell>
        </table:table-row>
        <table:table-row table:style-name="ro3">
          <table:table-cell table:style-name="ce3" office:value-type="float" office:value="869111948">
            <text:p>869111948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2065630">
            <text:p>2065630</text:p>
          </table:table-cell>
        </table:table-row>
        <table:table-row table:style-name="ro3">
          <table:table-cell table:style-name="ce3" office:value-type="float" office:value="1224202099">
            <text:p>1224202099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7557420">
            <text:p>7557420</text:p>
          </table:table-cell>
        </table:table-row>
        <table:table-row table:style-name="ro3">
          <table:table-cell table:style-name="ce3" office:value-type="float" office:value="1375733889">
            <text:p>1375733889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574467">
            <text:p>574467</text:p>
          </table:table-cell>
        </table:table-row>
        <table:table-row table:style-name="ro3">
          <table:table-cell table:style-name="ce3" office:value-type="float" office:value="1744122888">
            <text:p>1744122888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265850">
            <text:p>265850</text:p>
          </table:table-cell>
        </table:table-row>
        <table:table-row table:style-name="ro3">
          <table:table-cell table:style-name="ce3" office:value-type="float" office:value="1226631213">
            <text:p>1226631213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302564">
            <text:p>302564</text:p>
          </table:table-cell>
        </table:table-row>
        <table:table-row table:style-name="ro3">
          <table:table-cell table:style-name="ce3" office:value-type="float" office:value="1463177560">
            <text:p>1463177560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403074">
            <text:p>403074</text:p>
          </table:table-cell>
        </table:table-row>
        <table:table-row table:style-name="ro3">
          <table:table-cell table:style-name="ce3" office:value-type="float" office:value="992414717">
            <text:p>992414717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432832">
            <text:p>432832</text:p>
          </table:table-cell>
        </table:table-row>
        <table:table-row table:style-name="ro3">
          <table:table-cell table:style-name="ce3" office:value-type="float" office:value="1709133912">
            <text:p>1709133912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60140">
            <text:p>460140</text:p>
          </table:table-cell>
        </table:table-row>
        <table:table-row table:style-name="ro3">
          <table:table-cell table:style-name="ce3" office:value-type="float" office:value="1321241467">
            <text:p>1321241467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514422">
            <text:p>514422</text:p>
          </table:table-cell>
        </table:table-row>
        <table:table-row table:style-name="ro3">
          <table:table-cell table:style-name="ce3" office:value-type="float" office:value="1596067714">
            <text:p>1596067714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629707">
            <text:p>629707</text:p>
          </table:table-cell>
        </table:table-row>
        <table:table-row table:style-name="ro3">
          <table:table-cell table:style-name="ce3" office:value-type="float" office:value="1460245346">
            <text:p>1460245346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913606">
            <text:p>2913606</text:p>
          </table:table-cell>
          <table:table-cell table:style-name="ce3" office:value-type="string">
            <text:p>ILHÉUS</text:p>
          </table:table-cell>
          <table:table-cell table:style-name="ce3" office:value-type="float" office:value="698650">
            <text:p>698650</text:p>
          </table:table-cell>
        </table:table-row>
        <table:table-row table:style-name="ro3">
          <table:table-cell table:style-name="ce3" office:value-type="float" office:value="1405717856">
            <text:p>1405717856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766461">
            <text:p>766461</text:p>
          </table:table-cell>
        </table:table-row>
        <table:table-row table:style-name="ro3">
          <table:table-cell table:style-name="ce3" office:value-type="float" office:value="1431223901">
            <text:p>1431223901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981582">
            <text:p>981582</text:p>
          </table:table-cell>
        </table:table-row>
        <table:table-row table:style-name="ro3">
          <table:table-cell table:style-name="ce3" office:value-type="float" office:value="1507077478">
            <text:p>1507077478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1852923">
            <text:p>1852923</text:p>
          </table:table-cell>
        </table:table-row>
        <table:table-row table:style-name="ro3">
          <table:table-cell table:style-name="ce3" office:value-type="float" office:value="901475301">
            <text:p>901475301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2746700">
            <text:p>2746700</text:p>
          </table:table-cell>
        </table:table-row>
        <table:table-row table:style-name="ro3">
          <table:table-cell table:style-name="ce3" office:value-type="float" office:value="1289404923">
            <text:p>1289404923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3887032">
            <text:p>3887032</text:p>
          </table:table-cell>
        </table:table-row>
        <table:table-row table:style-name="ro3">
          <table:table-cell table:style-name="ce3" office:value-type="float" office:value="1380252206">
            <text:p>1380252206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3954106">
            <text:p>3954106</text:p>
          </table:table-cell>
        </table:table-row>
        <table:table-row table:style-name="ro3">
          <table:table-cell table:style-name="ce3" office:value-type="float" office:value="1503411066">
            <text:p>1503411066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913606">
            <text:p>2913606</text:p>
          </table:table-cell>
          <table:table-cell table:style-name="ce3" office:value-type="string">
            <text:p>ILHÉUS</text:p>
          </table:table-cell>
          <table:table-cell table:style-name="ce3" office:value-type="float" office:value="283761">
            <text:p>283761</text:p>
          </table:table-cell>
        </table:table-row>
        <table:table-row table:style-name="ro3">
          <table:table-cell table:style-name="ce3" office:value-type="float" office:value="1768567669">
            <text:p>1768567669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305492">
            <text:p>305492</text:p>
          </table:table-cell>
        </table:table-row>
        <table:table-row table:style-name="ro3">
          <table:table-cell table:style-name="ce3" office:value-type="float" office:value="1577488175">
            <text:p>1577488175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419932">
            <text:p>419932</text:p>
          </table:table-cell>
        </table:table-row>
        <table:table-row table:style-name="ro3">
          <table:table-cell table:style-name="ce3" office:value-type="float" office:value="1647779043">
            <text:p>1647779043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947430">
            <text:p>947430</text:p>
          </table:table-cell>
        </table:table-row>
        <table:table-row table:style-name="ro3">
          <table:table-cell table:style-name="ce3" office:value-type="float" office:value="1418755822">
            <text:p>1418755822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1000551">
            <text:p>1000551</text:p>
          </table:table-cell>
        </table:table-row>
        <table:table-row table:style-name="ro3">
          <table:table-cell table:style-name="ce3" office:value-type="float" office:value="1322945196">
            <text:p>1322945196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1111592">
            <text:p>1111592</text:p>
          </table:table-cell>
        </table:table-row>
        <table:table-row table:style-name="ro3">
          <table:table-cell table:style-name="ce3" office:value-type="float" office:value="1700951085">
            <text:p>1700951085</text:p>
          </table:table-cell>
          <table:table-cell table:style-name="ce3" office:value-type="float" office:value="3300704">
            <text:p>3300704</text:p>
          </table:table-cell>
          <table:table-cell table:style-name="ce3" office:value-type="string">
            <text:p>CABO FRIO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58754">
            <text:p>358754</text:p>
          </table:table-cell>
        </table:table-row>
        <table:table-row table:style-name="ro3">
          <table:table-cell table:style-name="ce3" office:value-type="float" office:value="1078173990">
            <text:p>1078173990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1600303">
            <text:p>1600303</text:p>
          </table:table-cell>
          <table:table-cell table:style-name="ce3" office:value-type="string">
            <text:p>MACAPÁ</text:p>
          </table:table-cell>
          <table:table-cell table:style-name="ce3" office:value-type="float" office:value="286477">
            <text:p>286477</text:p>
          </table:table-cell>
        </table:table-row>
        <table:table-row table:style-name="ro3">
          <table:table-cell table:style-name="ce3" office:value-type="float" office:value="1288237705">
            <text:p>1288237705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296972">
            <text:p>296972</text:p>
          </table:table-cell>
        </table:table-row>
        <table:table-row table:style-name="ro3">
          <table:table-cell table:style-name="ce3" office:value-type="float" office:value="1324685341">
            <text:p>1324685341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299998">
            <text:p>299998</text:p>
          </table:table-cell>
        </table:table-row>
        <table:table-row table:style-name="ro3">
          <table:table-cell table:style-name="ce3" office:value-type="float" office:value="1358661161">
            <text:p>1358661161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307304">
            <text:p>2307304</text:p>
          </table:table-cell>
          <table:table-cell table:style-name="ce3" office:value-type="string">
            <text:p>JUAZEIRO DO NORTE</text:p>
          </table:table-cell>
          <table:table-cell table:style-name="ce3" office:value-type="float" office:value="322115">
            <text:p>322115</text:p>
          </table:table-cell>
        </table:table-row>
        <table:table-row table:style-name="ro3">
          <table:table-cell table:style-name="ce3" office:value-type="float" office:value="1515803773">
            <text:p>1515803773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424661">
            <text:p>424661</text:p>
          </table:table-cell>
        </table:table-row>
        <table:table-row table:style-name="ro3">
          <table:table-cell table:style-name="ce3" office:value-type="float" office:value="2021841349">
            <text:p>2021841349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481787">
            <text:p>481787</text:p>
          </table:table-cell>
        </table:table-row>
        <table:table-row table:style-name="ro3">
          <table:table-cell table:style-name="ce3" office:value-type="float" office:value="1850475866">
            <text:p>185047586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687063">
            <text:p>687063</text:p>
          </table:table-cell>
        </table:table-row>
        <table:table-row table:style-name="ro3">
          <table:table-cell table:style-name="ce3" office:value-type="float" office:value="1425689704">
            <text:p>1425689704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799709">
            <text:p>799709</text:p>
          </table:table-cell>
        </table:table-row>
        <table:table-row table:style-name="ro3">
          <table:table-cell table:style-name="ce3" office:value-type="float" office:value="1487224130">
            <text:p>1487224130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887649">
            <text:p>887649</text:p>
          </table:table-cell>
        </table:table-row>
        <table:table-row table:style-name="ro3">
          <table:table-cell table:style-name="ce3" office:value-type="float" office:value="1701973728">
            <text:p>1701973728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1006884">
            <text:p>1006884</text:p>
          </table:table-cell>
        </table:table-row>
        <table:table-row table:style-name="ro3">
          <table:table-cell table:style-name="ce3" office:value-type="float" office:value="1601154895">
            <text:p>1601154895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1144270">
            <text:p>1144270</text:p>
          </table:table-cell>
        </table:table-row>
        <table:table-row table:style-name="ro3">
          <table:table-cell table:style-name="ce3" office:value-type="float" office:value="1392995857">
            <text:p>1392995857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1296483">
            <text:p>1296483</text:p>
          </table:table-cell>
        </table:table-row>
        <table:table-row table:style-name="ro3">
          <table:table-cell table:style-name="ce3" office:value-type="float" office:value="1032357639">
            <text:p>1032357639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1503180">
            <text:p>1503180</text:p>
          </table:table-cell>
        </table:table-row>
        <table:table-row table:style-name="ro3">
          <table:table-cell table:style-name="ce3" office:value-type="float" office:value="1831149811">
            <text:p>1831149811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1907282">
            <text:p>1907282</text:p>
          </table:table-cell>
        </table:table-row>
        <table:table-row table:style-name="ro3">
          <table:table-cell table:style-name="ce3" office:value-type="float" office:value="934312214">
            <text:p>934312214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2667721">
            <text:p>2667721</text:p>
          </table:table-cell>
        </table:table-row>
        <table:table-row table:style-name="ro3">
          <table:table-cell table:style-name="ce3" office:value-type="float" office:value="1627088221">
            <text:p>1627088221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2797069">
            <text:p>2797069</text:p>
          </table:table-cell>
        </table:table-row>
        <table:table-row table:style-name="ro3">
          <table:table-cell table:style-name="ce3" office:value-type="float" office:value="1871371656">
            <text:p>187137165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3099076">
            <text:p>3099076</text:p>
          </table:table-cell>
        </table:table-row>
        <table:table-row table:style-name="ro3">
          <table:table-cell table:style-name="ce3" office:value-type="float" office:value="1357653686">
            <text:p>1357653686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3529934">
            <text:p>3529934</text:p>
          </table:table-cell>
        </table:table-row>
        <table:table-row table:style-name="ro3">
          <table:table-cell table:style-name="ce3" office:value-type="float" office:value="1552285129">
            <text:p>1552285129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3870386">
            <text:p>3870386</text:p>
          </table:table-cell>
        </table:table-row>
        <table:table-row table:style-name="ro3">
          <table:table-cell table:style-name="ce3" office:value-type="float" office:value="1458749680">
            <text:p>1458749680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4198205">
            <text:p>4198205</text:p>
          </table:table-cell>
        </table:table-row>
        <table:table-row table:style-name="ro3">
          <table:table-cell table:style-name="ce3" office:value-type="float" office:value="2035466690">
            <text:p>2035466690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454481">
            <text:p>4454481</text:p>
          </table:table-cell>
        </table:table-row>
        <table:table-row table:style-name="ro3">
          <table:table-cell table:style-name="ce3" office:value-type="float" office:value="1675257627">
            <text:p>1675257627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853650">
            <text:p>853650</text:p>
          </table:table-cell>
        </table:table-row>
        <table:table-row table:style-name="ro3">
          <table:table-cell table:style-name="ce3" office:value-type="float" office:value="949997523">
            <text:p>949997523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1618723">
            <text:p>1618723</text:p>
          </table:table-cell>
        </table:table-row>
        <table:table-row table:style-name="ro3">
          <table:table-cell table:style-name="ce3" office:value-type="float" office:value="839921663">
            <text:p>83992166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252840">
            <text:p>252840</text:p>
          </table:table-cell>
        </table:table-row>
        <table:table-row table:style-name="ro3">
          <table:table-cell table:style-name="ce3" office:value-type="float" office:value="1764893534">
            <text:p>1764893534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271990">
            <text:p>271990</text:p>
          </table:table-cell>
        </table:table-row>
        <table:table-row table:style-name="ro3">
          <table:table-cell table:style-name="ce3" office:value-type="float" office:value="1772925706">
            <text:p>1772925706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41406">
            <text:p>3541406</text:p>
          </table:table-cell>
          <table:table-cell table:style-name="ce3" office:value-type="string">
            <text:p>PRESIDENTE PRUDENTE</text:p>
          </table:table-cell>
          <table:table-cell table:style-name="ce3" office:value-type="float" office:value="316868">
            <text:p>316868</text:p>
          </table:table-cell>
        </table:table-row>
        <table:table-row table:style-name="ro3">
          <table:table-cell table:style-name="ce3" office:value-type="float" office:value="1904489293">
            <text:p>190448929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08304">
            <text:p>4108304</text:p>
          </table:table-cell>
          <table:table-cell table:style-name="ce3" office:value-type="string">
            <text:p>FOZ DO IGUAÇU</text:p>
          </table:table-cell>
          <table:table-cell table:style-name="ce3" office:value-type="float" office:value="338345">
            <text:p>338345</text:p>
          </table:table-cell>
        </table:table-row>
        <table:table-row table:style-name="ro3">
          <table:table-cell table:style-name="ce3" office:value-type="float" office:value="1924842703">
            <text:p>192484270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04202">
            <text:p>4204202</text:p>
          </table:table-cell>
          <table:table-cell table:style-name="ce3" office:value-type="string">
            <text:p>CHAPECÓ</text:p>
          </table:table-cell>
          <table:table-cell table:style-name="ce3" office:value-type="float" office:value="347727">
            <text:p>347727</text:p>
          </table:table-cell>
        </table:table-row>
        <table:table-row table:style-name="ro3">
          <table:table-cell table:style-name="ce3" office:value-type="float" office:value="1905969895">
            <text:p>190596989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15200">
            <text:p>4115200</text:p>
          </table:table-cell>
          <table:table-cell table:style-name="ce3" office:value-type="string">
            <text:p>MARINGÁ</text:p>
          </table:table-cell>
          <table:table-cell table:style-name="ce3" office:value-type="float" office:value="361191">
            <text:p>361191</text:p>
          </table:table-cell>
        </table:table-row>
        <table:table-row table:style-name="ro3">
          <table:table-cell table:style-name="ce3" office:value-type="float" office:value="1945722463">
            <text:p>194572246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305108">
            <text:p>4305108</text:p>
          </table:table-cell>
          <table:table-cell table:style-name="ce3" office:value-type="string">
            <text:p>CAXIAS DO SUL</text:p>
          </table:table-cell>
          <table:table-cell table:style-name="ce3" office:value-type="float" office:value="404630">
            <text:p>404630</text:p>
          </table:table-cell>
        </table:table-row>
        <table:table-row table:style-name="ro3">
          <table:table-cell table:style-name="ce3" office:value-type="float" office:value="1504560526">
            <text:p>1504560526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611101">
            <text:p>2611101</text:p>
          </table:table-cell>
          <table:table-cell table:style-name="ce3" office:value-type="string">
            <text:p>PETROLINA</text:p>
          </table:table-cell>
          <table:table-cell table:style-name="ce3" office:value-type="float" office:value="408556">
            <text:p>408556</text:p>
          </table:table-cell>
        </table:table-row>
        <table:table-row table:style-name="ro3">
          <table:table-cell table:style-name="ce3" office:value-type="float" office:value="1603821885">
            <text:p>160382188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925303">
            <text:p>2925303</text:p>
          </table:table-cell>
          <table:table-cell table:style-name="ce3" office:value-type="string">
            <text:p>PORTO SEGURO</text:p>
          </table:table-cell>
          <table:table-cell table:style-name="ce3" office:value-type="float" office:value="482115">
            <text:p>482115</text:p>
          </table:table-cell>
        </table:table-row>
        <table:table-row table:style-name="ro3">
          <table:table-cell table:style-name="ce3" office:value-type="float" office:value="1159120291">
            <text:p>115912029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721000">
            <text:p>1721000</text:p>
          </table:table-cell>
          <table:table-cell table:style-name="ce3" office:value-type="string">
            <text:p>PALMAS</text:p>
          </table:table-cell>
          <table:table-cell table:style-name="ce3" office:value-type="float" office:value="499000">
            <text:p>499000</text:p>
          </table:table-cell>
        </table:table-row>
        <table:table-row table:style-name="ro3">
          <table:table-cell table:style-name="ce3" office:value-type="float" office:value="1773425819">
            <text:p>177342581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43402">
            <text:p>3543402</text:p>
          </table:table-cell>
          <table:table-cell table:style-name="ce3" office:value-type="string">
            <text:p>RIBEIRÃO PRETO</text:p>
          </table:table-cell>
          <table:table-cell table:style-name="ce3" office:value-type="float" office:value="573629">
            <text:p>573629</text:p>
          </table:table-cell>
        </table:table-row>
        <table:table-row table:style-name="ro3">
          <table:table-cell table:style-name="ce3" office:value-type="float" office:value="1775028241">
            <text:p>177502824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549805">
            <text:p>3549805</text:p>
          </table:table-cell>
          <table:table-cell table:style-name="ce3" office:value-type="string">
            <text:p>SÃO JOSÉ DO RIO PRETO</text:p>
          </table:table-cell>
          <table:table-cell table:style-name="ce3" office:value-type="float" office:value="713064">
            <text:p>713064</text:p>
          </table:table-cell>
        </table:table-row>
        <table:table-row table:style-name="ro3">
          <table:table-cell table:style-name="ce3" office:value-type="float" office:value="1905648065">
            <text:p>190564806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13700">
            <text:p>4113700</text:p>
          </table:table-cell>
          <table:table-cell table:style-name="ce3" office:value-type="string">
            <text:p>LONDRINA</text:p>
          </table:table-cell>
          <table:table-cell table:style-name="ce3" office:value-type="float" office:value="723637">
            <text:p>723637</text:p>
          </table:table-cell>
        </table:table-row>
        <table:table-row table:style-name="ro3">
          <table:table-cell table:style-name="ce3" office:value-type="float" office:value="1103086321">
            <text:p>110308632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600303">
            <text:p>1600303</text:p>
          </table:table-cell>
          <table:table-cell table:style-name="ce3" office:value-type="string">
            <text:p>MACAPÁ</text:p>
          </table:table-cell>
          <table:table-cell table:style-name="ce3" office:value-type="float" office:value="753461">
            <text:p>753461</text:p>
          </table:table-cell>
        </table:table-row>
        <table:table-row table:style-name="ro3">
          <table:table-cell table:style-name="ce3" office:value-type="float" office:value="1925869170">
            <text:p>1925869170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09102">
            <text:p>4209102</text:p>
          </table:table-cell>
          <table:table-cell table:style-name="ce3" office:value-type="string">
            <text:p>JOINVILLE</text:p>
          </table:table-cell>
          <table:table-cell table:style-name="ce3" office:value-type="float" office:value="905285">
            <text:p>905285</text:p>
          </table:table-cell>
        </table:table-row>
        <table:table-row table:style-name="ro3">
          <table:table-cell table:style-name="ce3" office:value-type="float" office:value="1565510478">
            <text:p>156551047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1029280">
            <text:p>1029280</text:p>
          </table:table-cell>
        </table:table-row>
        <table:table-row table:style-name="ro3">
          <table:table-cell table:style-name="ce3" office:value-type="float" office:value="1926330449">
            <text:p>192633044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11306">
            <text:p>4211306</text:p>
          </table:table-cell>
          <table:table-cell table:style-name="ce3" office:value-type="string">
            <text:p>NAVEGANTES</text:p>
          </table:table-cell>
          <table:table-cell table:style-name="ce3" office:value-type="float" office:value="1038796">
            <text:p>1038796</text:p>
          </table:table-cell>
        </table:table-row>
        <table:table-row table:style-name="ro3">
          <table:table-cell table:style-name="ce3" office:value-type="float" office:value="1600299553">
            <text:p>160029955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913606">
            <text:p>2913606</text:p>
          </table:table-cell>
          <table:table-cell table:style-name="ce3" office:value-type="string">
            <text:p>ILHÉUS</text:p>
          </table:table-cell>
          <table:table-cell table:style-name="ce3" office:value-type="float" office:value="1053215">
            <text:p>1053215</text:p>
          </table:table-cell>
        </table:table-row>
        <table:table-row table:style-name="ro3">
          <table:table-cell table:style-name="ce3" office:value-type="float" office:value="1323964018">
            <text:p>132396401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1059529">
            <text:p>1059529</text:p>
          </table:table-cell>
        </table:table-row>
        <table:table-row table:style-name="ro3">
          <table:table-cell table:style-name="ce3" office:value-type="float" office:value="1674754002">
            <text:p>1674754002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170206">
            <text:p>3170206</text:p>
          </table:table-cell>
          <table:table-cell table:style-name="ce3" office:value-type="string">
            <text:p>UBERLÂNDIA</text:p>
          </table:table-cell>
          <table:table-cell table:style-name="ce3" office:value-type="float" office:value="1076084">
            <text:p>1076084</text:p>
          </table:table-cell>
        </table:table-row>
        <table:table-row table:style-name="ro3">
          <table:table-cell table:style-name="ce3" office:value-type="float" office:value="1362491499">
            <text:p>1362491499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1341881">
            <text:p>1341881</text:p>
          </table:table-cell>
        </table:table-row>
        <table:table-row table:style-name="ro3">
          <table:table-cell table:style-name="ce3" office:value-type="float" office:value="1469576433">
            <text:p>146957643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1700995">
            <text:p>1700995</text:p>
          </table:table-cell>
        </table:table-row>
        <table:table-row table:style-name="ro3">
          <table:table-cell table:style-name="ce3" office:value-type="float" office:value="2093743654">
            <text:p>2093743654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2286973">
            <text:p>2286973</text:p>
          </table:table-cell>
        </table:table-row>
        <table:table-row table:style-name="ro3">
          <table:table-cell table:style-name="ce3" office:value-type="float" office:value="1535044555">
            <text:p>153504455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2395803">
            <text:p>2395803</text:p>
          </table:table-cell>
        </table:table-row>
        <table:table-row table:style-name="ro3">
          <table:table-cell table:style-name="ce3" office:value-type="float" office:value="1684499607">
            <text:p>1684499607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3094442">
            <text:p>3094442</text:p>
          </table:table-cell>
        </table:table-row>
        <table:table-row table:style-name="ro3">
          <table:table-cell table:style-name="ce3" office:value-type="float" office:value="2076594775">
            <text:p>207659477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3494472">
            <text:p>3494472</text:p>
          </table:table-cell>
        </table:table-row>
        <table:table-row table:style-name="ro3">
          <table:table-cell table:style-name="ce3" office:value-type="float" office:value="2111254990">
            <text:p>2111254990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3769696">
            <text:p>3769696</text:p>
          </table:table-cell>
        </table:table-row>
        <table:table-row table:style-name="ro3">
          <table:table-cell table:style-name="ce3" office:value-type="float" office:value="1055175283">
            <text:p>105517528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4086991">
            <text:p>4086991</text:p>
          </table:table-cell>
        </table:table-row>
        <table:table-row table:style-name="ro3">
          <table:table-cell table:style-name="ce3" office:value-type="float" office:value="1434863293">
            <text:p>143486329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4208836">
            <text:p>4208836</text:p>
          </table:table-cell>
        </table:table-row>
        <table:table-row table:style-name="ro3">
          <table:table-cell table:style-name="ce3" office:value-type="float" office:value="1925095251">
            <text:p>192509525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4268038">
            <text:p>4268038</text:p>
          </table:table-cell>
        </table:table-row>
        <table:table-row table:style-name="ro3">
          <table:table-cell table:style-name="ce3" office:value-type="float" office:value="1904187951">
            <text:p>1904187951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5603421">
            <text:p>5603421</text:p>
          </table:table-cell>
        </table:table-row>
        <table:table-row table:style-name="ro3">
          <table:table-cell table:style-name="ce3" office:value-type="float" office:value="1656719515">
            <text:p>165671951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5984600">
            <text:p>5984600</text:p>
          </table:table-cell>
        </table:table-row>
        <table:table-row table:style-name="ro3">
          <table:table-cell table:style-name="ce3" office:value-type="float" office:value="1711513670">
            <text:p>1711513670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3304557">
            <text:p>3304557</text:p>
          </table:table-cell>
          <table:table-cell table:style-name="ce3" office:value-type="string">
            <text:p>RIO DE JANEIRO</text:p>
          </table:table-cell>
          <table:table-cell table:style-name="ce3" office:value-type="float" office:value="9767698">
            <text:p>9767698</text:p>
          </table:table-cell>
        </table:table-row>
        <table:table-row table:style-name="ro3">
          <table:table-cell table:style-name="ce3" office:value-type="float" office:value="1947720542">
            <text:p>1947720542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11838696">
            <text:p>11838696</text:p>
          </table:table-cell>
        </table:table-row>
        <table:table-row table:style-name="ro3">
          <table:table-cell table:style-name="ce3" office:value-type="float" office:value="1604454415">
            <text:p>160445441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16390430">
            <text:p>16390430</text:p>
          </table:table-cell>
        </table:table-row>
        <table:table-row table:style-name="ro3">
          <table:table-cell table:style-name="ce3" office:value-type="float" office:value="1504728185">
            <text:p>1504728185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17085126">
            <text:p>17085126</text:p>
          </table:table-cell>
        </table:table-row>
        <table:table-row table:style-name="ro3">
          <table:table-cell table:style-name="ce3" office:value-type="float" office:value="1397393303">
            <text:p>1397393303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21491642">
            <text:p>21491642</text:p>
          </table:table-cell>
        </table:table-row>
        <table:table-row table:style-name="ro3">
          <table:table-cell table:style-name="ce3" office:value-type="float" office:value="2126116538">
            <text:p>212611653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2119835">
            <text:p>22119835</text:p>
          </table:table-cell>
        </table:table-row>
        <table:table-row table:style-name="ro3">
          <table:table-cell table:style-name="ce3" office:value-type="float" office:value="952962428">
            <text:p>952962428</text:p>
          </table:table-cell>
          <table:table-cell table:style-name="ce3" office:value-type="float" office:value="3550308">
            <text:p>3550308</text:p>
          </table:table-cell>
          <table:table-cell table:style-name="ce3" office:value-type="string">
            <text:p>SÃO PAULO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99343983">
            <text:p>99343983</text:p>
          </table:table-cell>
        </table:table-row>
        <table:table-row table:style-name="ro3">
          <table:table-cell table:style-name="ce3" office:value-type="float" office:value="2055523406">
            <text:p>2055523406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115200">
            <text:p>4115200</text:p>
          </table:table-cell>
          <table:table-cell table:style-name="ce3" office:value-type="string">
            <text:p>MARINGÁ</text:p>
          </table:table-cell>
          <table:table-cell table:style-name="ce3" office:value-type="float" office:value="253063">
            <text:p>253063</text:p>
          </table:table-cell>
        </table:table-row>
        <table:table-row table:style-name="ro3">
          <table:table-cell table:style-name="ce3" office:value-type="float" office:value="2275622358">
            <text:p>2275622358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270132">
            <text:p>270132</text:p>
          </table:table-cell>
        </table:table-row>
        <table:table-row table:style-name="ro3">
          <table:table-cell table:style-name="ce3" office:value-type="float" office:value="2055149094">
            <text:p>2055149094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4113700">
            <text:p>4113700</text:p>
          </table:table-cell>
          <table:table-cell table:style-name="ce3" office:value-type="string">
            <text:p>LONDRINA</text:p>
          </table:table-cell>
          <table:table-cell table:style-name="ce3" office:value-type="float" office:value="538227">
            <text:p>538227</text:p>
          </table:table-cell>
        </table:table-row>
        <table:table-row table:style-name="ro3">
          <table:table-cell table:style-name="ce3" office:value-type="float" office:value="988937595">
            <text:p>988937595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810375">
            <text:p>810375</text:p>
          </table:table-cell>
        </table:table-row>
        <table:table-row table:style-name="ro3">
          <table:table-cell table:style-name="ce3" office:value-type="float" office:value="1892386588">
            <text:p>1892386588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1053719">
            <text:p>1053719</text:p>
          </table:table-cell>
        </table:table-row>
        <table:table-row table:style-name="ro3">
          <table:table-cell table:style-name="ce3" office:value-type="float" office:value="1502161431">
            <text:p>1502161431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321194">
            <text:p>321194</text:p>
          </table:table-cell>
        </table:table-row>
        <table:table-row table:style-name="ro3">
          <table:table-cell table:style-name="ce3" office:value-type="float" office:value="1935375167">
            <text:p>1935375167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394282">
            <text:p>394282</text:p>
          </table:table-cell>
        </table:table-row>
        <table:table-row table:style-name="ro3">
          <table:table-cell table:style-name="ce3" office:value-type="float" office:value="2129725468">
            <text:p>2129725468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654538">
            <text:p>654538</text:p>
          </table:table-cell>
        </table:table-row>
        <table:table-row table:style-name="ro3">
          <table:table-cell table:style-name="ce3" office:value-type="float" office:value="2104166714">
            <text:p>2104166714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1832560">
            <text:p>1832560</text:p>
          </table:table-cell>
        </table:table-row>
        <table:table-row table:style-name="ro3">
          <table:table-cell table:style-name="ce3" office:value-type="float" office:value="2093568707">
            <text:p>2093568707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3549805">
            <text:p>3549805</text:p>
          </table:table-cell>
          <table:table-cell table:style-name="ce3" office:value-type="string">
            <text:p>SÃO JOSÉ DO RIO PRETO</text:p>
          </table:table-cell>
          <table:table-cell table:style-name="ce3" office:value-type="float" office:value="323334">
            <text:p>323334</text:p>
          </table:table-cell>
        </table:table-row>
        <table:table-row table:style-name="ro3">
          <table:table-cell table:style-name="ce3" office:value-type="float" office:value="2526275904">
            <text:p>2526275904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498792">
            <text:p>498792</text:p>
          </table:table-cell>
        </table:table-row>
        <table:table-row table:style-name="ro3">
          <table:table-cell table:style-name="ce3" office:value-type="float" office:value="905084508">
            <text:p>905084508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614236">
            <text:p>614236</text:p>
          </table:table-cell>
        </table:table-row>
        <table:table-row table:style-name="ro3">
          <table:table-cell table:style-name="ce3" office:value-type="float" office:value="1293587845">
            <text:p>1293587845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1721000">
            <text:p>1721000</text:p>
          </table:table-cell>
          <table:table-cell table:style-name="ce3" office:value-type="string">
            <text:p>PALMAS</text:p>
          </table:table-cell>
          <table:table-cell table:style-name="ce3" office:value-type="float" office:value="276986">
            <text:p>276986</text:p>
          </table:table-cell>
        </table:table-row>
        <table:table-row table:style-name="ro3">
          <table:table-cell table:style-name="ce3" office:value-type="float" office:value="2344860986">
            <text:p>234486098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205407">
            <text:p>4205407</text:p>
          </table:table-cell>
          <table:table-cell table:style-name="ce3" office:value-type="string">
            <text:p>FLORIANÓPOLIS</text:p>
          </table:table-cell>
          <table:table-cell table:style-name="ce3" office:value-type="float" office:value="247893">
            <text:p>247893</text:p>
          </table:table-cell>
        </table:table-row>
        <table:table-row table:style-name="ro3">
          <table:table-cell table:style-name="ce3" office:value-type="float" office:value="1702191759">
            <text:p>170219175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507507">
            <text:p>2507507</text:p>
          </table:table-cell>
          <table:table-cell table:style-name="ce3" office:value-type="string">
            <text:p>JOÃO PESSOA</text:p>
          </table:table-cell>
          <table:table-cell table:style-name="ce3" office:value-type="float" office:value="336005">
            <text:p>336005</text:p>
          </table:table-cell>
        </table:table-row>
        <table:table-row table:style-name="ro3">
          <table:table-cell table:style-name="ce3" office:value-type="float" office:value="1607505994">
            <text:p>1607505994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307304">
            <text:p>2307304</text:p>
          </table:table-cell>
          <table:table-cell table:style-name="ce3" office:value-type="string">
            <text:p>JUAZEIRO DO NORTE</text:p>
          </table:table-cell>
          <table:table-cell table:style-name="ce3" office:value-type="float" office:value="398938">
            <text:p>398938</text:p>
          </table:table-cell>
        </table:table-row>
        <table:table-row table:style-name="ro3">
          <table:table-cell table:style-name="ce3" office:value-type="float" office:value="1790649487">
            <text:p>179064948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704302">
            <text:p>2704302</text:p>
          </table:table-cell>
          <table:table-cell table:style-name="ce3" office:value-type="string">
            <text:p>MACEIÓ</text:p>
          </table:table-cell>
          <table:table-cell table:style-name="ce3" office:value-type="float" office:value="422612">
            <text:p>422612</text:p>
          </table:table-cell>
        </table:table-row>
        <table:table-row table:style-name="ro3">
          <table:table-cell table:style-name="ce3" office:value-type="float" office:value="1832243533">
            <text:p>1832243533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800308">
            <text:p>2800308</text:p>
          </table:table-cell>
          <table:table-cell table:style-name="ce3" office:value-type="string">
            <text:p>ARACAJU</text:p>
          </table:table-cell>
          <table:table-cell table:style-name="ce3" office:value-type="float" office:value="560415">
            <text:p>560415</text:p>
          </table:table-cell>
        </table:table-row>
        <table:table-row table:style-name="ro3">
          <table:table-cell table:style-name="ce3" office:value-type="float" office:value="2573556762">
            <text:p>2573556762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5002704">
            <text:p>5002704</text:p>
          </table:table-cell>
          <table:table-cell table:style-name="ce3" office:value-type="string">
            <text:p>CAMPO GRANDE</text:p>
          </table:table-cell>
          <table:table-cell table:style-name="ce3" office:value-type="float" office:value="597858">
            <text:p>597858</text:p>
          </table:table-cell>
        </table:table-row>
        <table:table-row table:style-name="ro3">
          <table:table-cell table:style-name="ce3" office:value-type="float" office:value="1997372247">
            <text:p>199737224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205309">
            <text:p>3205309</text:p>
          </table:table-cell>
          <table:table-cell table:style-name="ce3" office:value-type="string">
            <text:p>VITÓRIA</text:p>
          </table:table-cell>
          <table:table-cell table:style-name="ce3" office:value-type="float" office:value="807349">
            <text:p>807349</text:p>
          </table:table-cell>
        </table:table-row>
        <table:table-row table:style-name="ro3">
          <table:table-cell table:style-name="ce3" office:value-type="float" office:value="1107529976">
            <text:p>110752997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400100">
            <text:p>1400100</text:p>
          </table:table-cell>
          <table:table-cell table:style-name="ce3" office:value-type="string">
            <text:p>BOA VISTA</text:p>
          </table:table-cell>
          <table:table-cell table:style-name="ce3" office:value-type="float" office:value="828004">
            <text:p>828004</text:p>
          </table:table-cell>
        </table:table-row>
        <table:table-row table:style-name="ro3">
          <table:table-cell table:style-name="ce3" office:value-type="float" office:value="1506780579">
            <text:p>150678057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105302">
            <text:p>2105302</text:p>
          </table:table-cell>
          <table:table-cell table:style-name="ce3" office:value-type="string">
            <text:p>IMPERATRIZ</text:p>
          </table:table-cell>
          <table:table-cell table:style-name="ce3" office:value-type="float" office:value="863857">
            <text:p>863857</text:p>
          </table:table-cell>
        </table:table-row>
        <table:table-row table:style-name="ro3">
          <table:table-cell table:style-name="ce3" office:value-type="float" office:value="978731810">
            <text:p>978731810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200401">
            <text:p>1200401</text:p>
          </table:table-cell>
          <table:table-cell table:style-name="ce3" office:value-type="string">
            <text:p>RIO BRANCO</text:p>
          </table:table-cell>
          <table:table-cell table:style-name="ce3" office:value-type="float" office:value="911096">
            <text:p>911096</text:p>
          </table:table-cell>
        </table:table-row>
        <table:table-row table:style-name="ro3">
          <table:table-cell table:style-name="ce3" office:value-type="float" office:value="1171677631">
            <text:p>1171677631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504208">
            <text:p>1504208</text:p>
          </table:table-cell>
          <table:table-cell table:style-name="ce3" office:value-type="string">
            <text:p>MARABÁ</text:p>
          </table:table-cell>
          <table:table-cell table:style-name="ce3" office:value-type="float" office:value="1170378">
            <text:p>1170378</text:p>
          </table:table-cell>
        </table:table-row>
        <table:table-row table:style-name="ro3">
          <table:table-cell table:style-name="ce3" office:value-type="float" office:value="1229170078">
            <text:p>1229170078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600303">
            <text:p>1600303</text:p>
          </table:table-cell>
          <table:table-cell table:style-name="ce3" office:value-type="string">
            <text:p>MACAPÁ</text:p>
          </table:table-cell>
          <table:table-cell table:style-name="ce3" office:value-type="float" office:value="1245981">
            <text:p>1245981</text:p>
          </table:table-cell>
        </table:table-row>
        <table:table-row table:style-name="ro3">
          <table:table-cell table:style-name="ce3" office:value-type="float" office:value="2599947947">
            <text:p>259994794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5103403">
            <text:p>5103403</text:p>
          </table:table-cell>
          <table:table-cell table:style-name="ce3" office:value-type="string">
            <text:p>CUIABÁ</text:p>
          </table:table-cell>
          <table:table-cell table:style-name="ce3" office:value-type="float" office:value="1486698">
            <text:p>1486698</text:p>
          </table:table-cell>
        </table:table-row>
        <table:table-row table:style-name="ro3">
          <table:table-cell table:style-name="ce3" office:value-type="float" office:value="2111414651">
            <text:p>2111414651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509502">
            <text:p>3509502</text:p>
          </table:table-cell>
          <table:table-cell table:style-name="ce3" office:value-type="string">
            <text:p>CAMPINAS</text:p>
          </table:table-cell>
          <table:table-cell table:style-name="ce3" office:value-type="float" office:value="1614893">
            <text:p>1614893</text:p>
          </table:table-cell>
        </table:table-row>
        <table:table-row table:style-name="ro3">
          <table:table-cell table:style-name="ce3" office:value-type="float" office:value="911081274">
            <text:p>911081274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100205">
            <text:p>1100205</text:p>
          </table:table-cell>
          <table:table-cell table:style-name="ce3" office:value-type="string">
            <text:p>PORTO VELHO</text:p>
          </table:table-cell>
          <table:table-cell table:style-name="ce3" office:value-type="float" office:value="1656484">
            <text:p>1656484</text:p>
          </table:table-cell>
        </table:table-row>
        <table:table-row table:style-name="ro3">
          <table:table-cell table:style-name="ce3" office:value-type="float" office:value="1655793066">
            <text:p>165579306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408102">
            <text:p>2408102</text:p>
          </table:table-cell>
          <table:table-cell table:style-name="ce3" office:value-type="string">
            <text:p>NATAL</text:p>
          </table:table-cell>
          <table:table-cell table:style-name="ce3" office:value-type="float" office:value="1681056">
            <text:p>1681056</text:p>
          </table:table-cell>
        </table:table-row>
        <table:table-row table:style-name="ro3">
          <table:table-cell table:style-name="ce3" office:value-type="float" office:value="1560161633">
            <text:p>1560161633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211001">
            <text:p>2211001</text:p>
          </table:table-cell>
          <table:table-cell table:style-name="ce3" office:value-type="string">
            <text:p>TERESINA</text:p>
          </table:table-cell>
          <table:table-cell table:style-name="ce3" office:value-type="float" office:value="1720805">
            <text:p>1720805</text:p>
          </table:table-cell>
        </table:table-row>
        <table:table-row table:style-name="ro3">
          <table:table-cell table:style-name="ce3" office:value-type="float" office:value="2378515114">
            <text:p>2378515114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314902">
            <text:p>4314902</text:p>
          </table:table-cell>
          <table:table-cell table:style-name="ce3" office:value-type="string">
            <text:p>PORTO ALEGRE</text:p>
          </table:table-cell>
          <table:table-cell table:style-name="ce3" office:value-type="float" office:value="2085426">
            <text:p>2085426</text:p>
          </table:table-cell>
        </table:table-row>
        <table:table-row table:style-name="ro3">
          <table:table-cell table:style-name="ce3" office:value-type="float" office:value="2313915276">
            <text:p>2313915276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4106902">
            <text:p>4106902</text:p>
          </table:table-cell>
          <table:table-cell table:style-name="ce3" office:value-type="string">
            <text:p>CURITIBA</text:p>
          </table:table-cell>
          <table:table-cell table:style-name="ce3" office:value-type="float" office:value="2100097">
            <text:p>2100097</text:p>
          </table:table-cell>
        </table:table-row>
        <table:table-row table:style-name="ro3">
          <table:table-cell table:style-name="ce3" office:value-type="float" office:value="1299151909">
            <text:p>1299151909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721000">
            <text:p>1721000</text:p>
          </table:table-cell>
          <table:table-cell table:style-name="ce3" office:value-type="string">
            <text:p>PALMAS</text:p>
          </table:table-cell>
          <table:table-cell table:style-name="ce3" office:value-type="float" office:value="2182121">
            <text:p>2182121</text:p>
          </table:table-cell>
        </table:table-row>
        <table:table-row table:style-name="ro3">
          <table:table-cell table:style-name="ce3" office:value-type="float" office:value="1509850492">
            <text:p>1509850492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111300">
            <text:p>2111300</text:p>
          </table:table-cell>
          <table:table-cell table:style-name="ce3" office:value-type="string">
            <text:p>SÃO LUÍS</text:p>
          </table:table-cell>
          <table:table-cell table:style-name="ce3" office:value-type="float" office:value="2222427">
            <text:p>2222427</text:p>
          </table:table-cell>
        </table:table-row>
        <table:table-row table:style-name="ro3">
          <table:table-cell table:style-name="ce3" office:value-type="float" office:value="2627005008">
            <text:p>2627005008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5208707">
            <text:p>5208707</text:p>
          </table:table-cell>
          <table:table-cell table:style-name="ce3" office:value-type="string">
            <text:p>GOIÂNIA</text:p>
          </table:table-cell>
          <table:table-cell table:style-name="ce3" office:value-type="float" office:value="2407844">
            <text:p>2407844</text:p>
          </table:table-cell>
        </table:table-row>
        <table:table-row table:style-name="ro3">
          <table:table-cell table:style-name="ce3" office:value-type="float" office:value="1958433532">
            <text:p>1958433532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3106200">
            <text:p>3106200</text:p>
          </table:table-cell>
          <table:table-cell table:style-name="ce3" office:value-type="string">
            <text:p>BELO HORIZONTE</text:p>
          </table:table-cell>
          <table:table-cell table:style-name="ce3" office:value-type="float" office:value="2668150">
            <text:p>2668150</text:p>
          </table:table-cell>
        </table:table-row>
        <table:table-row table:style-name="ro3">
          <table:table-cell table:style-name="ce3" office:value-type="float" office:value="1885815665">
            <text:p>1885815665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927408">
            <text:p>2927408</text:p>
          </table:table-cell>
          <table:table-cell table:style-name="ce3" office:value-type="string">
            <text:p>SALVADOR</text:p>
          </table:table-cell>
          <table:table-cell table:style-name="ce3" office:value-type="float" office:value="2790957">
            <text:p>2790957</text:p>
          </table:table-cell>
        </table:table-row>
        <table:table-row table:style-name="ro3">
          <table:table-cell table:style-name="ce3" office:value-type="float" office:value="1749531625">
            <text:p>1749531625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611606">
            <text:p>2611606</text:p>
          </table:table-cell>
          <table:table-cell table:style-name="ce3" office:value-type="string">
            <text:p>RECIFE</text:p>
          </table:table-cell>
          <table:table-cell table:style-name="ce3" office:value-type="float" office:value="3357057">
            <text:p>3357057</text:p>
          </table:table-cell>
        </table:table-row>
        <table:table-row table:style-name="ro3">
          <table:table-cell table:style-name="ce3" office:value-type="float" office:value="1606095867">
            <text:p>1606095867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2304400">
            <text:p>2304400</text:p>
          </table:table-cell>
          <table:table-cell table:style-name="ce3" office:value-type="string">
            <text:p>FORTALEZA</text:p>
          </table:table-cell>
          <table:table-cell table:style-name="ce3" office:value-type="float" office:value="3395358">
            <text:p>3395358</text:p>
          </table:table-cell>
        </table:table-row>
        <table:table-row table:style-name="ro3">
          <table:table-cell table:style-name="ce3" office:value-type="float" office:value="1169974425">
            <text:p>1169974425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501402">
            <text:p>1501402</text:p>
          </table:table-cell>
          <table:table-cell table:style-name="ce3" office:value-type="string">
            <text:p>BELÉM</text:p>
          </table:table-cell>
          <table:table-cell table:style-name="ce3" office:value-type="float" office:value="4258869">
            <text:p>4258869</text:p>
          </table:table-cell>
        </table:table-row>
        <table:table-row table:style-name="ro3">
          <table:table-cell table:style-name="ce3" office:value-type="float" office:value="1045621500">
            <text:p>1045621500</text:p>
          </table:table-cell>
          <table:table-cell table:style-name="ce3" office:value-type="float" office:value="5300108">
            <text:p>5300108</text:p>
          </table:table-cell>
          <table:table-cell table:style-name="ce3" office:value-type="string">
            <text:p>BRASÍLIA</text:p>
          </table:table-cell>
          <table:table-cell table:style-name="ce3" office:value-type="float" office:value="1302603">
            <text:p>1302603</text:p>
          </table:table-cell>
          <table:table-cell table:style-name="ce3" office:value-type="string">
            <text:p>MANAUS</text:p>
          </table:table-cell>
          <table:table-cell table:style-name="ce3" office:value-type="float" office:value="9540673">
            <text:p>9540673</text:p>
          </table:table-cell>
        </table:table-row>
        <table:table-row table:style-name="ro3" table:number-rows-repeated="104840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icionário de variávei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6"/>
        <table:table-column table:style-name="co21" table:default-cell-style-name="ce6"/>
        <table:table-row table:style-name="ro3">
          <table:table-cell table:style-name="ce5" office:value-type="string">
            <text:p>Código/Sigla</text:p>
          </table:table-cell>
          <table:table-cell table:style-name="ce5" office:value-type="string">
            <text:p>Descrição</text:p>
          </table:table-cell>
          <table:table-cell table:style-name="ce5" office:value-type="string">
            <text:p>Fonte</text:p>
          </table:table-cell>
          <table:table-cell table:style-name="ce5" office:value-type="string">
            <text:p>Ano</text:p>
          </table:table-cell>
          <table:table-cell table:style-name="ce5" office:value-type="string">
            <text:p>Unidade de medida</text:p>
          </table:table-cell>
        </table:table-row>
        <table:table-row table:style-name="ro3">
          <table:table-cell office:value-type="string">
            <text:p>Id</text:p>
          </table:table-cell>
          <table:table-cell office:value-type="string">
            <text:p>Identificador arbitrário único da ligação</text:p>
          </table:table-cell>
          <table:table-cell/>
          <table:table-cell table:number-columns-repeated="2" office:value-type="string">
            <text:p>--</text:p>
          </table:table-cell>
        </table:table-row>
        <table:table-row table:style-name="ro3">
          <table:table-cell office:value-type="string">
            <text:p>Cod-orig</text:p>
          </table:table-cell>
          <table:table-cell office:value-type="string">
            <text:p>Código do município de origem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3">
          <table:table-cell office:value-type="string">
            <text:p>Mun-origem</text:p>
          </table:table-cell>
          <table:table-cell office:value-type="string">
            <text:p>Nome do município de origem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3">
          <table:table-cell office:value-type="string">
            <text:p>Cod-dest</text:p>
          </table:table-cell>
          <table:table-cell office:value-type="string">
            <text:p>Código do município de destino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3">
          <table:table-cell office:value-type="string">
            <text:p>Mun-destino</text:p>
          </table:table-cell>
          <table:table-cell office:value-type="string">
            <text:p>Nome do município de origem da ligação</text:p>
          </table:table-cell>
          <table:table-cell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2">
          <table:table-cell office:value-type="string">
            <text:p>Carga</text:p>
          </table:table-cell>
          <table:table-cell office:value-type="string">
            <text:p>Quantidade de carga transportada da ligação</text:p>
          </table:table-cell>
          <table:table-cell office:value-type="string">
            <text:p>Anuários estatísticos da aviação civil, 1972-1995, DAC; Anuários do transporte aéreo 2000-2005, DAC; Anuário do transporte aéreo 2010, ANAC.</text:p>
          </table:table-cell>
          <table:table-cell table:style-name="Default" office:value-type="string">
            <text:p>1972-2010</text:p>
          </table:table-cell>
          <table:table-cell table:style-name="Default" office:value-type="string">
            <text:p>Quilograma</text:p>
          </table:table-cell>
        </table:table-row>
      </table:table>
      <table:named-expressions/>
      <table:database-ranges>
        <table:database-range table:name="__Anonymous_Sheet_DB__0" table:target-range-address="'1972'.A1:'1972'.F54">
          <table:sort>
            <table:sort-by table:field-number="1" table:data-type="automatic"/>
          </table:sort>
        </table:database-range>
        <table:database-range table:name="__Anonymous_Sheet_DB__1" table:target-range-address="'1975'.A1:'1975'.F19">
          <table:sort>
            <table:sort-by table:field-number="1" table:data-type="automatic"/>
          </table:sort>
        </table:database-range>
        <table:database-range table:name="__Anonymous_Sheet_DB__2" table:target-range-address="'1980'.A1:'1980'.F26">
          <table:sort>
            <table:sort-by table:field-number="1" table:data-type="automatic"/>
          </table:sort>
        </table:database-range>
        <table:database-range table:name="__Anonymous_Sheet_DB__3" table:target-range-address="'1985'.A1:'1985'.F139">
          <table:sort>
            <table:sort-by table:field-number="1" table:data-type="automatic"/>
          </table:sort>
        </table:database-range>
        <table:database-range table:name="__Anonymous_Sheet_DB__4" table:target-range-address="'1990'.A1:'1990'.F129">
          <table:sort>
            <table:sort-by table:field-number="1" table:data-type="automatic"/>
          </table:sort>
        </table:database-range>
        <table:database-range table:name="__Anonymous_Sheet_DB__5" table:target-range-address="'1995'.A1:'1995'.F157">
          <table:sort>
            <table:sort-by table:field-number="1" table:data-type="automatic"/>
          </table:sort>
        </table:database-range>
        <table:database-range table:name="__Anonymous_Sheet_DB__6" table:target-range-address="'2000'.A1:'2000'.F266">
          <table:sort>
            <table:sort-by table:field-number="1" table:data-type="automatic"/>
          </table:sort>
        </table:database-range>
        <table:database-range table:name="__Anonymous_Sheet_DB__7" table:target-range-address="'2005'.A1:'2005'.F252">
          <table:sort>
            <table:sort-by table:field-number="1" table:data-type="automatic"/>
          </table:sort>
        </table:database-range>
        <table:database-range table:name="__Anonymous_Sheet_DB__8" table:target-range-address="'2010'.A1:'2010'.F16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6"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8T14:52:13.43</meta:creation-date>
    <dc:date>2012-05-21T15:31:12.14</dc:date>
    <meta:editing-duration>PT32M21S</meta:editing-duration>
    <meta:editing-cycles>12</meta:editing-cycles>
    <meta:generator>LibreOffice/3.5$Windows_x86 LibreOffice_project/235ab8a-3802056-4a8fed3-2d66ea8-e241b80</meta:generator>
    <meta:document-statistic meta:table-count="10" meta:cell-count="7282" meta:object-count="0"/>
  </office:meta>
</office:document-meta>
</file>